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Pictures/1000000000000320000001C12A94B85C.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7E000000EB6E67352C.png" manifest:media-type="image/png"/>
  <manifest:file-entry manifest:full-path="Pictures/10000000000001DF000000B1C231585A.png" manifest:media-type="image/png"/>
  <manifest:file-entry manifest:full-path="Pictures/10000000000001D1000000C14E26DBA2.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40000001BA65735764.png" manifest:media-type="image/png"/>
  <manifest:file-entry manifest:full-path="Pictures/1000000000000298000001BDE5B48343.png" manifest:media-type="image/png"/>
  <manifest:file-entry manifest:full-path="Pictures/10000000000001CD000000E7FFFB0130.png" manifest:media-type="image/png"/>
  <manifest:file-entry manifest:full-path="Pictures/1000000000000248000002BD7BFB3374.png" manifest:media-type="image/png"/>
  <manifest:file-entry manifest:full-path="Pictures/200000160000027300000214EB1CB681.svm" manifest:media-type=""/>
  <manifest:file-entry manifest:full-path="Pictures/1000000000000291000000FC1CE72991.png" manifest:media-type="image/png"/>
  <manifest:file-entry manifest:full-path="Pictures/10000000000002770000015CA2345404.png" manifest:media-type="image/png"/>
  <manifest:file-entry manifest:full-path="Pictures/200000160000027F000002144EDAB171.svm" manifest:media-type=""/>
  <manifest:file-entry manifest:full-path="Pictures/1000000000000251000000ACA3EB9034.png" manifest:media-type="image/png"/>
  <manifest:file-entry manifest:full-path="Pictures/1000000000000352000001D323A45224.png" manifest:media-type="image/png"/>
  <manifest:file-entry manifest:full-path="Pictures/1000000000000148000000F859414D11.png" manifest:media-type="image/png"/>
  <manifest:file-entry manifest:full-path="Pictures/100000000000035B000001E0C7B560AD.png" manifest:media-type="image/png"/>
  <manifest:file-entry manifest:full-path="Pictures/200000160000027200000214516411E5.svm" manifest:media-type=""/>
  <manifest:file-entry manifest:full-path="Pictures/200000160000027200000214D508535C.svm" manifest:media-type=""/>
  <manifest:file-entry manifest:full-path="Pictures/200000160000027200000214EAD6D682.svm" manifest:media-type=""/>
  <manifest:file-entry manifest:full-path="Pictures/20000016000002700000021445FBB008.svm" manifest:media-type=""/>
  <manifest:file-entry manifest:full-path="Pictures/200000160000026F000002143966519E.svm" manifest:media-type=""/>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270000023A2200FB34.jpg" manifest:media-type="image/jpeg"/>
  <manifest:file-entry manifest:full-path="Pictures/10000000000002AB000000FE658748B2.png" manifest:media-type="image/png"/>
  <manifest:file-entry manifest:full-path="Pictures/10000000000000500000002EB224142A.png" manifest:media-type="image/png"/>
  <manifest:file-entry manifest:full-path="Pictures/10000000000001C9000000EB7EDE1A1A.png" manifest:media-type="image/png"/>
  <manifest:file-entry manifest:full-path="Pictures/1000000000000122000000F8B9DABB2C.png" manifest:media-type="image/png"/>
  <manifest:file-entry manifest:full-path="Pictures/100000000000020300000093DA12D7D6.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4A0000011D06079AE8.png" manifest:media-type="image/png"/>
  <manifest:file-entry manifest:full-path="Pictures/100000000000025100000161BB292ECB.png" manifest:media-type="image/png"/>
  <manifest:file-entry manifest:full-path="Pictures/10000000000001A7000000F6004E8183.png" manifest:media-type="image/png"/>
  <manifest:file-entry manifest:full-path="Pictures/100000000000031C000001B1E123E063.png" manifest:media-type="image/png"/>
  <manifest:file-entry manifest:full-path="Pictures/10000000000001A3000000E5EF223B48.png" manifest:media-type="image/png"/>
  <manifest:file-entry manifest:full-path="Pictures/10000000000001800000015E40389CDD.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5D000000D5D756CD88.png" manifest:media-type="image/png"/>
  <manifest:file-entry manifest:full-path="Pictures/10000000000001B9000000AE2C4105F0.png" manifest:media-type="image/png"/>
  <manifest:file-entry manifest:full-path="Pictures/1000000000000239000000ED0C393901.png" manifest:media-type="image/png"/>
  <manifest:file-entry manifest:full-path="Pictures/10000000000001C3000000BD894839E1.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706f9e"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4c9b4a" style:font-weight-asian="normal" style:font-weight-complex="normal"/>
    </style:style>
    <style:style style:name="P76"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7"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8"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9"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0"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1"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2"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3"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4"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5"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6"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89"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0"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1"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92"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93" style:family="paragraph" style:parent-style-name="Standard">
      <style:paragraph-properties fo:line-height="150%"/>
      <style:text-properties style:font-name="Liberation Serif1" fo:font-weight="normal" officeooo:rsid="024ed7f6" officeooo:paragraph-rsid="02706f9e" style:font-weight-asian="normal" style:font-weight-complex="normal"/>
    </style:style>
    <style:style style:name="P94"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95"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96"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97"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98"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99"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100"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01" style:family="paragraph" style:parent-style-name="Standard">
      <style:paragraph-properties fo:line-height="150%"/>
      <style:text-properties style:font-name="Liberation Serif1" fo:font-weight="normal" officeooo:rsid="026b6617" officeooo:paragraph-rsid="026b6617" style:font-weight-asian="normal" style:font-weight-complex="normal"/>
    </style:style>
    <style:style style:name="P102"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103" style:family="paragraph" style:parent-style-name="Standard">
      <style:paragraph-properties fo:line-height="150%"/>
      <style:text-properties style:font-name="Liberation Serif1" fo:font-weight="normal" officeooo:rsid="026ddf80" officeooo:paragraph-rsid="026ddf80" style:font-weight-asian="normal" style:font-weight-complex="normal"/>
    </style:style>
    <style:style style:name="P104"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05"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06"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07"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08" style:family="paragraph" style:parent-style-name="Standard">
      <style:paragraph-properties fo:line-height="150%"/>
      <style:text-properties style:font-name="Liberation Serif1" fo:font-weight="bold" officeooo:rsid="025bfb87" officeooo:paragraph-rsid="026048ae" style:font-weight-asian="bold" style:font-weight-complex="bold"/>
    </style:style>
    <style:style style:name="P109" style:family="paragraph" style:parent-style-name="Standard">
      <style:paragraph-properties fo:line-height="150%"/>
      <style:text-properties style:font-name="Liberation Serif1" fo:font-weight="bold" officeooo:rsid="025bfb87" officeooo:paragraph-rsid="025e9666" style:font-weight-asian="bold" style:font-weight-complex="bold"/>
    </style:style>
    <style:style style:name="P110" style:family="paragraph" style:parent-style-name="Standard">
      <style:paragraph-properties fo:line-height="150%"/>
      <style:text-properties style:font-name="Liberation Serif1" fo:font-weight="bold" officeooo:rsid="025bfb87" officeooo:paragraph-rsid="025e0e1a" style:font-weight-asian="bold" style:font-weight-complex="bold"/>
    </style:style>
    <style:style style:name="P111" style:family="paragraph" style:parent-style-name="Standard">
      <style:paragraph-properties fo:line-height="150%"/>
      <style:text-properties style:font-name="Liberation Serif1" fo:font-weight="bold" officeooo:rsid="025bfb87" officeooo:paragraph-rsid="025d3395" style:font-weight-asian="bold" style:font-weight-complex="bold"/>
    </style:style>
    <style:style style:name="P112"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13" style:family="paragraph" style:parent-style-name="Standard">
      <style:paragraph-properties fo:line-height="150%"/>
      <style:text-properties style:font-name="Liberation Serif1" fo:font-weight="bold" officeooo:rsid="024ed7f6" officeooo:paragraph-rsid="02623def" style:font-weight-asian="bold" style:font-weight-complex="bold"/>
    </style:style>
    <style:style style:name="P114" style:family="paragraph" style:parent-style-name="Text_20_body">
      <style:text-properties officeooo:paragraph-rsid="00ee47c7"/>
    </style:style>
    <style:style style:name="P115"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16"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17"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18"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19"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20"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21"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22"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23"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24"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25"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26"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40"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41"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42"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43"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44"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45"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46"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47"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48"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49"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50"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51"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52" style:family="paragraph" style:parent-style-name="Standard">
      <style:paragraph-properties fo:line-height="150%" fo:break-before="page"/>
      <style:text-properties style:font-name="Liberation Serif1" fo:font-weight="bold" officeooo:rsid="024ed7f6" officeooo:paragraph-rsid="02706f9e" style:font-weight-asian="bold" style:font-weight-complex="bold"/>
    </style:style>
    <style:style style:name="P153" style:family="paragraph" style:parent-style-name="Table_20_Contents">
      <style:text-properties style:font-name="Liberation Serif1"/>
    </style:style>
    <style:style style:name="P154" style:family="paragraph" style:parent-style-name="Table_20_Contents">
      <style:text-properties style:font-name="Liberation Serif1" officeooo:rsid="020bda95" officeooo:paragraph-rsid="020bda95"/>
    </style:style>
    <style:style style:name="P155" style:family="paragraph" style:parent-style-name="Table_20_Contents">
      <style:text-properties style:font-name="Liberation Serif1" officeooo:rsid="020bda95" officeooo:paragraph-rsid="0211f8ed"/>
    </style:style>
    <style:style style:name="P156" style:family="paragraph" style:parent-style-name="Table_20_Contents">
      <style:text-properties style:font-name="Liberation Serif1" officeooo:rsid="020bda95" officeooo:paragraph-rsid="0217f781"/>
    </style:style>
    <style:style style:name="P157" style:family="paragraph" style:parent-style-name="Table_20_Contents">
      <style:text-properties style:font-name="Liberation Serif1" officeooo:rsid="020bda95" officeooo:paragraph-rsid="021ff8d2"/>
    </style:style>
    <style:style style:name="P158" style:family="paragraph" style:parent-style-name="Table_20_Contents">
      <style:text-properties style:font-name="Liberation Serif1" officeooo:rsid="020bda95" officeooo:paragraph-rsid="022603bf"/>
    </style:style>
    <style:style style:name="P159" style:family="paragraph" style:parent-style-name="Table_20_Contents">
      <style:text-properties style:font-name="Liberation Serif1" officeooo:rsid="020bda95" officeooo:paragraph-rsid="02272c73"/>
    </style:style>
    <style:style style:name="P160" style:family="paragraph" style:parent-style-name="Table_20_Contents">
      <style:text-properties style:font-name="Liberation Serif1" officeooo:rsid="020bda95" officeooo:paragraph-rsid="0227f204"/>
    </style:style>
    <style:style style:name="P161" style:family="paragraph" style:parent-style-name="Table_20_Contents">
      <style:text-properties style:font-name="Liberation Serif1" officeooo:rsid="020bda95" officeooo:paragraph-rsid="02512374"/>
    </style:style>
    <style:style style:name="P162" style:family="paragraph" style:parent-style-name="Table_20_Contents">
      <style:text-properties style:font-name="Liberation Serif1" officeooo:paragraph-rsid="0211f8ed"/>
    </style:style>
    <style:style style:name="P163" style:family="paragraph" style:parent-style-name="Table_20_Contents">
      <style:text-properties style:font-name="Liberation Serif1" officeooo:rsid="0211f8ed" officeooo:paragraph-rsid="0211f8ed"/>
    </style:style>
    <style:style style:name="P164" style:family="paragraph" style:parent-style-name="Table_20_Contents">
      <style:text-properties style:font-name="Liberation Serif1" officeooo:rsid="0211f8ed" officeooo:paragraph-rsid="0217f781"/>
    </style:style>
    <style:style style:name="P165" style:family="paragraph" style:parent-style-name="Table_20_Contents">
      <style:text-properties style:font-name="Liberation Serif1" officeooo:paragraph-rsid="0217f781"/>
    </style:style>
    <style:style style:name="P166" style:family="paragraph" style:parent-style-name="Table_20_Contents">
      <style:text-properties style:font-name="Liberation Serif1" officeooo:rsid="0217f781" officeooo:paragraph-rsid="0217f781"/>
    </style:style>
    <style:style style:name="P167" style:family="paragraph" style:parent-style-name="Table_20_Contents">
      <style:text-properties style:font-name="Liberation Serif1" officeooo:paragraph-rsid="021ff8d2"/>
    </style:style>
    <style:style style:name="P168" style:family="paragraph" style:parent-style-name="Table_20_Contents">
      <style:text-properties style:font-name="Liberation Serif1" officeooo:rsid="021ff8d2" officeooo:paragraph-rsid="021ff8d2"/>
    </style:style>
    <style:style style:name="P169" style:family="paragraph" style:parent-style-name="Table_20_Contents">
      <style:text-properties style:font-name="Liberation Serif1" officeooo:paragraph-rsid="022603bf"/>
    </style:style>
    <style:style style:name="P170" style:family="paragraph" style:parent-style-name="Table_20_Contents">
      <style:text-properties style:font-name="Liberation Serif1" officeooo:rsid="022603bf" officeooo:paragraph-rsid="022603bf"/>
    </style:style>
    <style:style style:name="P171" style:family="paragraph" style:parent-style-name="Table_20_Contents">
      <style:text-properties style:font-name="Liberation Serif1" officeooo:rsid="022603bf" officeooo:paragraph-rsid="02272c73"/>
    </style:style>
    <style:style style:name="P172" style:family="paragraph" style:parent-style-name="Table_20_Contents">
      <style:text-properties style:font-name="Liberation Serif1" officeooo:rsid="022603bf" officeooo:paragraph-rsid="0227f204"/>
    </style:style>
    <style:style style:name="P173" style:family="paragraph" style:parent-style-name="Table_20_Contents">
      <style:text-properties style:font-name="Liberation Serif1" officeooo:rsid="022603bf" officeooo:paragraph-rsid="02512374"/>
    </style:style>
    <style:style style:name="P174" style:family="paragraph" style:parent-style-name="Table_20_Contents">
      <style:text-properties style:font-name="Liberation Serif1" officeooo:paragraph-rsid="02272c73"/>
    </style:style>
    <style:style style:name="P175" style:family="paragraph" style:parent-style-name="Table_20_Contents">
      <style:text-properties style:font-name="Liberation Serif1" officeooo:paragraph-rsid="0227f204"/>
    </style:style>
    <style:style style:name="P176" style:family="paragraph" style:parent-style-name="Table_20_Contents">
      <style:text-properties style:font-name="Liberation Serif1" officeooo:rsid="0227f204" officeooo:paragraph-rsid="0227f204"/>
    </style:style>
    <style:style style:name="P177" style:family="paragraph" style:parent-style-name="Table_20_Contents">
      <style:text-properties style:font-name="Liberation Serif1" officeooo:paragraph-rsid="02512374"/>
    </style:style>
    <style:style style:name="P178" style:family="paragraph" style:parent-style-name="Table_20_Contents">
      <style:text-properties style:font-name="Liberation Serif1" officeooo:rsid="02512374" officeooo:paragraph-rsid="02512374"/>
    </style:style>
    <style:style style:name="P179" style:family="paragraph" style:parent-style-name="Table_20_Contents">
      <style:text-properties officeooo:paragraph-rsid="020bda95"/>
    </style:style>
    <style:style style:name="P180" style:family="paragraph" style:parent-style-name="Table_20_Contents">
      <style:text-properties officeooo:paragraph-rsid="0211f8ed"/>
    </style:style>
    <style:style style:name="P181" style:family="paragraph" style:parent-style-name="Table_20_Contents">
      <style:text-properties officeooo:paragraph-rsid="0217f781"/>
    </style:style>
    <style:style style:name="P182"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83"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84"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85"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86"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87"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88"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89"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90"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91"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92" style:family="paragraph" style:parent-style-name="Table_20_Contents">
      <style:text-properties officeooo:paragraph-rsid="021ff8d2"/>
    </style:style>
    <style:style style:name="P193" style:family="paragraph" style:parent-style-name="Contents_20_Heading" style:master-page-name="">
      <style:paragraph-properties style:page-number="auto"/>
    </style:style>
    <style:style style:name="P194" style:family="paragraph" style:parent-style-name="Contents_20_1">
      <style:paragraph-properties>
        <style:tab-stops>
          <style:tab-stop style:position="6.6929in" style:type="right" style:leader-style="dotted" style:leader-text="."/>
        </style:tab-stops>
      </style:paragraph-properties>
    </style:style>
    <style:style style:name="P195" style:family="paragraph" style:parent-style-name="Contents_20_2">
      <style:paragraph-properties>
        <style:tab-stops>
          <style:tab-stop style:position="6.6929in" style:type="right" style:leader-style="dotted" style:leader-text="."/>
        </style:tab-stops>
      </style:paragraph-properties>
    </style:style>
    <style:style style:name="P196" style:family="paragraph" style:parent-style-name="Standard" style:list-style-name="L44">
      <style:paragraph-properties fo:line-height="150%"/>
      <style:text-properties style:font-name="Liberation Serif1" fo:font-weight="normal" officeooo:rsid="020d5779" officeooo:paragraph-rsid="020d5779" style:font-weight-asian="normal" style:font-weight-complex="normal"/>
    </style:style>
    <style:style style:name="P197" style:family="paragraph" style:parent-style-name="Standard" style:list-style-name="L45">
      <style:paragraph-properties fo:line-height="150%"/>
      <style:text-properties style:font-name="Liberation Serif1" fo:font-weight="normal" officeooo:rsid="020d5779" officeooo:paragraph-rsid="0218abd3" style:font-weight-asian="normal" style:font-weight-complex="normal"/>
    </style:style>
    <style:style style:name="P198" style:family="paragraph" style:parent-style-name="Standard" style:list-style-name="L45">
      <style:paragraph-properties fo:line-height="150%"/>
      <style:text-properties style:font-name="Liberation Serif1" fo:font-weight="normal" officeooo:rsid="0218abd3" officeooo:paragraph-rsid="0218abd3" style:font-weight-asian="normal" style:font-weight-complex="normal"/>
    </style:style>
    <style:style style:name="P199" style:family="paragraph" style:parent-style-name="Standard" style:list-style-name="L45">
      <style:paragraph-properties fo:line-height="150%"/>
      <style:text-properties style:font-name="Liberation Serif1" fo:font-weight="normal" officeooo:rsid="0214e480" officeooo:paragraph-rsid="0218abd3" style:font-weight-asian="normal" style:font-weight-complex="normal"/>
    </style:style>
    <style:style style:name="P200" style:family="paragraph" style:parent-style-name="Standard" style:list-style-name="L46">
      <style:paragraph-properties fo:line-height="150%"/>
      <style:text-properties style:font-name="Liberation Serif1" fo:font-weight="normal" officeooo:rsid="021ee697" officeooo:paragraph-rsid="021ee697" style:font-weight-asian="normal" style:font-weight-complex="normal"/>
    </style:style>
    <style:style style:name="P201" style:family="paragraph" style:parent-style-name="Standard" style:list-style-name="L47">
      <style:paragraph-properties fo:line-height="150%"/>
      <style:text-properties style:font-name="Liberation Serif1" fo:font-weight="normal" officeooo:rsid="022093b3" officeooo:paragraph-rsid="0222ec7d" style:font-weight-asian="normal" style:font-weight-complex="normal"/>
    </style:style>
    <style:style style:name="P202" style:family="paragraph" style:parent-style-name="Standard" style:list-style-name="L47">
      <style:paragraph-properties fo:line-height="150%"/>
      <style:text-properties style:font-name="Liberation Serif1" fo:font-weight="normal" officeooo:rsid="02224007" officeooo:paragraph-rsid="0222ec7d" style:font-weight-asian="normal" style:font-weight-complex="normal"/>
    </style:style>
    <style:style style:name="P203" style:family="paragraph" style:parent-style-name="Standard" style:list-style-name="L48">
      <style:paragraph-properties fo:line-height="150%"/>
      <style:text-properties style:font-name="Liberation Serif1" fo:font-weight="normal" officeooo:rsid="0230861c" officeooo:paragraph-rsid="0230861c" style:font-weight-asian="normal" style:font-weight-complex="normal"/>
    </style:style>
    <style:style style:name="P204" style:family="paragraph" style:parent-style-name="Standard" style:list-style-name="L49">
      <style:paragraph-properties fo:line-height="150%"/>
      <style:text-properties style:font-name="Liberation Serif1" fo:font-weight="normal" officeooo:rsid="024c9b4a" officeooo:paragraph-rsid="024c9b4a" style:font-weight-asian="normal" style:font-weight-complex="normal"/>
    </style:style>
    <style:style style:name="P205" style:family="paragraph" style:parent-style-name="Standard" style:list-style-name="L49">
      <style:paragraph-properties fo:line-height="150%"/>
      <style:text-properties style:font-name="Liberation Serif1" fo:font-weight="normal" officeooo:rsid="024c9b4a" officeooo:paragraph-rsid="026986b3" style:font-weight-asian="normal" style:font-weight-complex="normal"/>
    </style:style>
    <style:style style:name="P206" style:family="paragraph" style:parent-style-name="Standard" style:list-style-name="L50">
      <style:paragraph-properties fo:line-height="150%"/>
      <style:text-properties style:font-name="Liberation Serif1" fo:font-weight="normal" officeooo:rsid="0257b844" officeooo:paragraph-rsid="0257b844" style:font-weight-asian="normal" style:font-weight-complex="normal"/>
    </style:style>
    <style:style style:name="P207" style:family="paragraph" style:parent-style-name="Standard" style:list-style-name="L51">
      <style:paragraph-properties fo:line-height="150%"/>
      <style:text-properties style:font-name="Liberation Serif1" fo:font-weight="normal" officeooo:rsid="025bfb87" officeooo:paragraph-rsid="025bfb87" style:font-weight-asian="normal" style:font-weight-complex="normal"/>
    </style:style>
    <style:style style:name="P20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09" style:family="paragraph" style:parent-style-name="Heading_20_1" style:master-page-name="Standard">
      <style:paragraph-properties style:page-number="auto" fo:break-before="page"/>
      <style:text-properties officeooo:rsid="01f72df1" officeooo:paragraph-rsid="01f72df1"/>
    </style:style>
    <style:style style:name="P210" style:family="paragraph" style:parent-style-name="Text_20_body" style:list-style-name="L43">
      <style:paragraph-properties fo:line-height="150%"/>
      <style:text-properties style:font-name="Liberation Serif1" fo:font-weight="normal" officeooo:rsid="0203f2fe" officeooo:paragraph-rsid="0203f2fe" style:font-weight-asian="normal" style:font-weight-complex="normal"/>
    </style:style>
    <style:style style:name="P211" style:family="paragraph" style:parent-style-name="Heading_20_2">
      <style:text-properties officeooo:rsid="01f92c7f" officeooo:paragraph-rsid="01f92c7f"/>
    </style:style>
    <style:style style:name="P212" style:family="paragraph" style:parent-style-name="Heading_20_2">
      <style:paragraph-properties fo:break-before="page"/>
      <style:text-properties officeooo:rsid="02063fd0" officeooo:paragraph-rsid="02063fd0"/>
    </style:style>
    <style:style style:name="P213" style:family="paragraph" style:parent-style-name="Heading_20_2">
      <style:paragraph-properties fo:break-before="page"/>
      <style:text-properties officeooo:rsid="02063fd0" officeooo:paragraph-rsid="020ec741"/>
    </style:style>
    <style:style style:name="P214" style:family="paragraph" style:parent-style-name="Heading_20_2">
      <style:paragraph-properties fo:break-before="page"/>
      <style:text-properties officeooo:rsid="02063fd0" officeooo:paragraph-rsid="021a37be"/>
    </style:style>
    <style:style style:name="P215"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16" style:family="paragraph" style:parent-style-name="Heading_20_2">
      <style:paragraph-properties fo:break-before="page"/>
      <style:text-properties officeooo:rsid="0223eecb" officeooo:paragraph-rsid="0223eecb"/>
    </style:style>
    <style:style style:name="P217" style:family="paragraph" style:parent-style-name="Heading_20_2">
      <style:paragraph-properties fo:break-before="page"/>
      <style:text-properties officeooo:rsid="026b6617" officeooo:paragraph-rsid="026b6617"/>
    </style:style>
    <style:style style:name="P218" style:family="paragraph" style:parent-style-name="Heading_20_2">
      <style:paragraph-properties fo:break-before="page"/>
      <style:text-properties officeooo:rsid="0235d42c" officeooo:paragraph-rsid="0235d42c"/>
    </style:style>
    <style:style style:name="P219" style:family="paragraph" style:parent-style-name="Heading_20_2">
      <style:paragraph-properties fo:break-before="page"/>
      <style:text-properties officeooo:rsid="0250b920" officeooo:paragraph-rsid="0250b920"/>
    </style:style>
    <style:style style:name="P220" style:family="paragraph" style:parent-style-name="Heading_20_2">
      <style:paragraph-properties fo:break-before="page"/>
      <style:text-properties officeooo:rsid="025960af" officeooo:paragraph-rsid="025960af"/>
    </style:style>
    <style:style style:name="P221" style:family="paragraph" style:parent-style-name="Heading_20_2">
      <style:paragraph-properties fo:break-before="page"/>
      <style:text-properties officeooo:rsid="025bfb87" officeooo:paragraph-rsid="025bfb87"/>
    </style:style>
    <style:style style:name="P222" style:family="paragraph" style:parent-style-name="Heading_20_2">
      <style:paragraph-properties fo:break-before="page"/>
      <style:text-properties officeooo:rsid="025bfbc7" officeooo:paragraph-rsid="025bfbc7"/>
    </style:style>
    <style:style style:name="P223" style:family="paragraph" style:parent-style-name="Heading_20_2" style:master-page-name="Standard">
      <style:paragraph-properties style:page-number="auto"/>
      <style:text-properties officeooo:rsid="00b5bc47" officeooo:paragraph-rsid="0211f8ed"/>
    </style:style>
    <style:style style:name="P2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5" style:family="paragraph">
      <style:paragraph-properties fo:margin-left="0in" fo:margin-right="0in" fo:margin-top="0in" fo:margin-bottom="0in" fo:line-height="100%" fo:text-indent="0in"/>
    </style:style>
    <style:style style:name="P2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29" style:family="paragraph">
      <style:paragraph-properties fo:text-align="center"/>
    </style:style>
    <style:style style:name="P230" style:family="paragraph">
      <style:paragraph-properties fo:margin-left="0in" fo:margin-right="0in" fo:margin-top="0in" fo:margin-bottom="0in" fo:line-height="100%" fo:text-indent="0in"/>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31" style:family="paragraph">
      <style:paragraph-properties fo:margin-left="0in" fo:margin-right="0in" fo:margin-top="0in" fo:margin-bottom="0in" fo:line-height="100%" fo:text-indent="0in"/>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officeooo:rsid="02086654"/>
    </style:style>
    <style:style style:name="T17" style:family="text">
      <style:text-properties fo:font-style="italic" fo:font-weight="bold" officeooo:rsid="02086654" style:font-style-asian="italic" style:font-weight-asian="bold" style:font-style-complex="italic" style:font-weight-complex="bold"/>
    </style:style>
    <style:style style:name="T18" style:family="text">
      <style:text-properties style:font-name="Liberation Mono" fo:font-size="11pt" fo:font-style="normal" fo:font-weight="normal" style:font-size-asian="11pt" style:font-style-asian="normal" style:font-weight-asian="normal"/>
    </style:style>
    <style:style style:name="T19" style:family="text">
      <style:text-properties officeooo:rsid="020ec741"/>
    </style:style>
    <style:style style:name="T20" style:family="text">
      <style:text-properties officeooo:rsid="02100b02"/>
    </style:style>
    <style:style style:name="T21" style:family="text">
      <style:text-properties officeooo:rsid="0211f8ed"/>
    </style:style>
    <style:style style:name="T22" style:family="text">
      <style:text-properties officeooo:rsid="0213e1ec"/>
    </style:style>
    <style:style style:name="T23" style:family="text">
      <style:text-properties officeooo:rsid="0217f781"/>
    </style:style>
    <style:style style:name="T24" style:family="text">
      <style:text-properties officeooo:rsid="0218abd3"/>
    </style:style>
    <style:style style:name="T25" style:family="text">
      <style:text-properties officeooo:rsid="021a37be"/>
    </style:style>
    <style:style style:name="T26" style:family="text">
      <style:text-properties officeooo:rsid="021a522d"/>
    </style:style>
    <style:style style:name="T27" style:family="text">
      <style:text-properties officeooo:rsid="021b2362"/>
    </style:style>
    <style:style style:name="T28" style:family="text">
      <style:text-properties officeooo:rsid="021c9c4e"/>
    </style:style>
    <style:style style:name="T29" style:family="text">
      <style:text-properties officeooo:rsid="021da262"/>
    </style:style>
    <style:style style:name="T30" style:family="text">
      <style:text-properties officeooo:rsid="0214e480"/>
    </style:style>
    <style:style style:name="T31" style:family="text">
      <style:text-properties officeooo:rsid="021ff8d2"/>
    </style:style>
    <style:style style:name="T32" style:family="text">
      <style:text-properties officeooo:rsid="02224007"/>
    </style:style>
    <style:style style:name="T33" style:family="text">
      <style:text-properties officeooo:rsid="0222ec7d"/>
    </style:style>
    <style:style style:name="T34" style:family="text">
      <style:text-properties officeooo:rsid="0225a2f1"/>
    </style:style>
    <style:style style:name="T35" style:family="text">
      <style:text-properties style:font-name="Liberation Mono1"/>
    </style:style>
    <style:style style:name="T36" style:family="text">
      <style:text-properties officeooo:rsid="02272c73"/>
    </style:style>
    <style:style style:name="T37" style:family="text">
      <style:text-properties officeooo:rsid="0227cb9b"/>
    </style:style>
    <style:style style:name="T38" style:family="text">
      <style:text-properties officeooo:rsid="02326abf"/>
    </style:style>
    <style:style style:name="T39" style:family="text">
      <style:text-properties officeooo:rsid="023f9579"/>
    </style:style>
    <style:style style:name="T40" style:family="text">
      <style:text-properties officeooo:rsid="0246149e"/>
    </style:style>
    <style:style style:name="T41" style:family="text">
      <style:text-properties officeooo:rsid="02475840"/>
    </style:style>
    <style:style style:name="T42" style:family="text">
      <style:text-properties officeooo:rsid="0249140e"/>
    </style:style>
    <style:style style:name="T43" style:family="text">
      <style:text-properties officeooo:rsid="024fa949"/>
    </style:style>
    <style:style style:name="T44" style:family="text">
      <style:text-properties officeooo:rsid="02512374"/>
    </style:style>
    <style:style style:name="T45" style:family="text">
      <style:text-properties officeooo:rsid="02530f8a"/>
    </style:style>
    <style:style style:name="T46" style:family="text">
      <style:text-properties officeooo:rsid="0257b844"/>
    </style:style>
    <style:style style:name="T47" style:family="text">
      <style:text-properties officeooo:rsid="025a35e7"/>
    </style:style>
    <style:style style:name="T48" style:family="text">
      <style:text-properties officeooo:rsid="025b0d04"/>
    </style:style>
    <style:style style:name="T49" style:family="text">
      <style:text-properties officeooo:rsid="025bfb87"/>
    </style:style>
    <style:style style:name="T50" style:family="text">
      <style:text-properties officeooo:rsid="025d3395"/>
    </style:style>
    <style:style style:name="T51" style:family="text">
      <style:text-properties officeooo:rsid="025e0e1a"/>
    </style:style>
    <style:style style:name="T52" style:family="text">
      <style:text-properties officeooo:rsid="025e9666"/>
    </style:style>
    <style:style style:name="T53" style:family="text">
      <style:text-properties officeooo:rsid="02623def"/>
    </style:style>
    <style:style style:name="T54" style:family="text">
      <style:text-properties officeooo:rsid="026489c2"/>
    </style:style>
    <style:style style:name="T55" style:family="text">
      <style:text-properties officeooo:rsid="0266a7d3"/>
    </style:style>
    <style:style style:name="T56" style:family="text">
      <style:text-properties officeooo:rsid="026986b3"/>
    </style:style>
    <style:style style:name="T57" style:family="text">
      <style:text-properties officeooo:rsid="026ab4ce"/>
    </style:style>
    <style:style style:name="T58" style:family="text">
      <style:text-properties officeooo:rsid="026b6617"/>
    </style:style>
    <style:style style:name="T59" style:family="text">
      <style:text-properties officeooo:rsid="026c448e"/>
    </style:style>
    <style:style style:name="T60" style:family="text">
      <style:text-properties fo:font-weight="bold" style:font-weight-asian="bold" style:font-weight-complex="bold"/>
    </style:style>
    <style:style style:name="T61" style:family="text">
      <style:text-properties officeooo:rsid="026fb5ca"/>
    </style:style>
    <style:style style:name="T62" style:family="text">
      <style:text-properties officeooo:rsid="026fde3b"/>
    </style:style>
    <style:style style:name="T63" style:family="text">
      <style:text-properties officeooo:rsid="02706f9e"/>
    </style:style>
    <style:style style:name="T64" style:family="text">
      <style:text-properties officeooo:rsid="0272ecf8"/>
    </style:style>
    <style:style style:name="T6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3">Table of Contents</text:p>
          </text:index-title>
          <text:p text:style-name="P194"><text:a xlink:type="simple" xlink:href="#__RefHeading__833_791462310" text:style-name="Index_20_Link" text:visited-style-name="Index_20_Link"><text:s/>1 Circuitos serie y paralelo<text:tab/>2</text:a></text:p>
          <text:p text:style-name="P195"><text:a xlink:type="simple" xlink:href="#__RefHeading__836_791462310" text:style-name="Index_20_Link" text:visited-style-name="Index_20_Link"><text:s/>1.1 ¿Qué son las conexiones serie y paralelo?<text:tab/>2</text:a></text:p>
          <text:p text:style-name="P195"><text:a xlink:type="simple" xlink:href="#__RefHeading__836_7914623101" text:style-name="Index_20_Link" text:visited-style-name="Index_20_Link"><text:s/>1.2 Conexión serie sencilla<text:tab/>6</text:a></text:p>
          <text:p text:style-name="P195"><text:a xlink:type="simple" xlink:href="#__RefHeading__417_739213750" text:style-name="Index_20_Link" text:visited-style-name="Index_20_Link"><text:s/>1.3 Conexión paralelo sencilla<text:tab/>10</text:a></text:p>
          <text:p text:style-name="P195"><text:a xlink:type="simple" xlink:href="#__RefHeading__1313_1459812057" text:style-name="Index_20_Link" text:visited-style-name="Index_20_Link"><text:s/>1.4 Conductividad eléctrica<text:tab/>14</text:a></text:p>
          <text:p text:style-name="P195"><text:a xlink:type="simple" xlink:href="#__RefHeading__1315_1459812057" text:style-name="Index_20_Link" text:visited-style-name="Index_20_Link"><text:s/>1.5 Cálculos de potencia<text:tab/>18</text:a></text:p>
          <text:p text:style-name="P195"><text:a xlink:type="simple" xlink:href="#__RefHeading__1820_124906104" text:style-name="Index_20_Link" text:visited-style-name="Index_20_Link"><text:s/>1.6 Circuito divisor de tensión<text:tab/>20</text:a></text:p>
          <text:p text:style-name="P195"><text:a xlink:type="simple" xlink:href="#__RefHeading__3378_520505863" text:style-name="Index_20_Link" text:visited-style-name="Index_20_Link"><text:s/>1.7 Nudo, rama, lazo y malla<text:tab/>25</text:a></text:p>
          <text:p text:style-name="P195"><text:a xlink:type="simple" xlink:href="#__RefHeading__1896_766515010" text:style-name="Index_20_Link" text:visited-style-name="Index_20_Link"><text:s/>1.8 Ley de la tensión de Kirchhoff (LTK)<text:tab/>26</text:a></text:p>
          <text:p text:style-name="P195"><text:a xlink:type="simple" xlink:href="#__RefHeading__2630_1760744347" text:style-name="Index_20_Link" text:visited-style-name="Index_20_Link"><text:s/>1.9 Circuitos divisores de corriente<text:tab/>38</text:a></text:p>
          <text:p text:style-name="P195"><text:a xlink:type="simple" xlink:href="#__RefHeading__2860_1342147219" text:style-name="Index_20_Link" text:visited-style-name="Index_20_Link"><text:s/>1.10 Ley de la corriente de Kirchhoff (LCK)<text:tab/>41</text:a></text:p>
          <text:p text:style-name="P195"><text:a xlink:type="simple" xlink:href="#__RefHeading__2860_13421472191" text:style-name="Index_20_Link" text:visited-style-name="Index_20_Link"><text:s/>1.11 Ejercicios<text:tab/>45</text:a></text:p>
          <text:p text:style-name="P195"><text:a xlink:type="simple" xlink:href="#__RefHeading__3480_180598696" text:style-name="Index_20_Link" text:visited-style-name="Index_20_Link"><text:s/>1.12 Tablas<text:tab/>49</text:a></text:p>
          <text:p text:style-name="P195"><text:a xlink:type="simple" xlink:href="#__RefHeading__3003_509960930" text:style-name="Index_20_Link" text:visited-style-name="Index_20_Link"><text:s/>1.13 Soluciones<text:tab/>50</text:a></text:p>
        </text:index-body>
      </text:table-of-content>
      <text:h text:style-name="P208" text:outline-level="1"/>
      <text:h text:style-name="P209" text:outline-level="1"><text:bookmark-start text:name="__RefHeading__833_791462310"/>Circuitos serie y paralelo<text:bookmark-end text:name="__RefHeading__833_791462310"/></text:h>
      <text:p text:style-name="P114"/>
      <text:h text:style-name="P211"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24" svg:width="4.028in" svg:height="3.4441in" svg:x="1.5752in" svg:y="0.0965in"><draw:image xlink:href="Pictures/1000000000000122000000F8B9DABB2C.png" xlink:type="simple" xlink:show="embed" xlink:actuate="onLoad"><text:p/></draw:image></draw:frame><draw:custom-shape draw:style-name="gr3" draw:text-style-name="P224" svg:width="0.3543in" svg:height="1.0634in" svg:x="2.2508in" svg:y="1.5236in"><text:p/><draw:enhanced-geometry svg:viewBox="0 0 21600 21600" draw:type="rectangle" draw:enhanced-path="M 0 0 L 21600 0 21600 21600 0 21600 0 0 Z N"/></draw:custom-shape><draw:custom-shape draw:style-name="gr3" draw:text-style-name="P224" svg:width="0.3543in" svg:height="1.0634in" svg:x="4.4161in" svg:y="1.5236in"><text:p/><draw:enhanced-geometry svg:viewBox="0 0 21600 21600" draw:type="rectangle" draw:enhanced-path="M 0 0 L 21600 0 21600 21600 0 21600 0 0 Z N"/></draw:custom-shape><draw:custom-shape draw:style-name="gr3" draw:text-style-name="P224"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24"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24" svg:x1="2.9209in" svg:y1="1.4445in" svg:x2="3.8264in" svg:y2="1.4445in"><text:p/></draw:line><draw:line draw:style-name="gr4" draw:text-style-name="P224" svg:x1="3.8264in" svg:y1="2.7047in" svg:x2="2.9209in" svg:y2="2.7047in"><text:p/></draw:line><draw:line draw:style-name="gr4" draw:text-style-name="P224" svg:x1="2.3094in" svg:y1="2.5673in" svg:x2="2.3094in" svg:y2="1.6618in"><text:p/></draw:line><draw:line draw:style-name="gr4" draw:text-style-name="P224"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23">El siguiente circuito es de conexión en paralelo.</text:p>
      <text:p text:style-name="P115"><draw:g text:anchor-type="paragraph" draw:z-index="1" draw:style-name="gr1"><draw:frame draw:style-name="gr2" draw:text-style-name="P224" svg:width="3.9787in" svg:height="2.448in" svg:x="1.1819in" svg:y="0.1937in"><draw:image xlink:href="Pictures/100000000000017E000000EB6E67352C.png" xlink:type="simple" xlink:show="embed" xlink:actuate="onLoad"><text:p/></draw:image></draw:frame><draw:custom-shape draw:style-name="gr3" draw:text-style-name="P224" svg:width="0.1969in" svg:height="0.6697in" svg:x="1.7236in" svg:y="1.2445in"><text:p/><draw:enhanced-geometry svg:viewBox="0 0 21600 21600" draw:type="rectangle" draw:enhanced-path="M 0 0 L 21600 0 21600 21600 0 21600 0 0 Z N"/></draw:custom-shape><draw:line draw:style-name="gr4" draw:text-style-name="P224" svg:x1="1.8154in" svg:y1="1.8114in" svg:x2="1.8154in" svg:y2="1.2799in"><text:p/></draw:line><draw:custom-shape draw:style-name="gr3" draw:text-style-name="P224" svg:width="0.1969in" svg:height="0.6697in" svg:x="2.5894in" svg:y="1.2445in"><text:p/><draw:enhanced-geometry svg:viewBox="0 0 21600 21600" draw:type="rectangle" draw:enhanced-path="M 0 0 L 21600 0 21600 21600 0 21600 0 0 Z N"/></draw:custom-shape><draw:custom-shape draw:style-name="gr3" draw:text-style-name="P224" svg:width="0.1969in" svg:height="0.6697in" svg:x="3.4953in" svg:y="1.2445in"><text:p/><draw:enhanced-geometry svg:viewBox="0 0 21600 21600" draw:type="rectangle" draw:enhanced-path="M 0 0 L 21600 0 21600 21600 0 21600 0 0 Z N"/></draw:custom-shape><draw:custom-shape draw:style-name="gr3" draw:text-style-name="P224" svg:width="0.1969in" svg:height="0.6697in" svg:x="4.361in" svg:y="1.2445in"><text:p/><draw:enhanced-geometry svg:viewBox="0 0 21600 21600" draw:type="rectangle" draw:enhanced-path="M 0 0 L 21600 0 21600 21600 0 21600 0 0 Z N"/></draw:custom-shape><draw:custom-shape draw:style-name="gr3" draw:text-style-name="P224"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24"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24"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24"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24"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24"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24" svg:x1="2.7217in" svg:y1="1.3197in" svg:x2="2.7217in" svg:y2="1.8512in"><text:p/></draw:line><draw:line draw:style-name="gr4" draw:text-style-name="P224" svg:x1="3.6669in" svg:y1="1.3197in" svg:x2="3.6669in" svg:y2="1.8512in"><text:p/></draw:line><draw:line draw:style-name="gr4" draw:text-style-name="P224" svg:x1="4.5728in" svg:y1="1.3197in" svg:x2="4.5728in" svg:y2="1.8512in"><text:p/></draw:line><draw:line draw:style-name="gr4" draw:text-style-name="P224" svg:x1="2.0228in" svg:y1="0.9575in" svg:x2="2.5543in" svg:y2="0.9575in"><text:p/></draw:line><draw:line draw:style-name="gr4" draw:text-style-name="P224" svg:x1="3.1646in" svg:y1="0.9575in" svg:x2="3.6961in" svg:y2="0.9575in"><text:p/></draw:line><draw:line draw:style-name="gr4" draw:text-style-name="P224" svg:x1="3.6961in" svg:y1="2.1386in" svg:x2="3.1646in" svg:y2="2.1386in"><text:p/></draw:line><draw:line draw:style-name="gr4" draw:text-style-name="P224" svg:x1="2.515in" svg:y1="2.1386in" svg:x2="1.9835in" svg:y2="2.1386in"><text:p/></draw:line><draw:line draw:style-name="gr4" draw:text-style-name="P224" svg:x1="3.9913in" svg:y1="0.9575in" svg:x2="4.5228in" svg:y2="0.9575in"><text:p/></draw:line><draw:line draw:style-name="gr4" draw:text-style-name="P224" svg:x1="4.4835in" svg:y1="2.1386in" svg:x2="3.952in" svg:y2="2.1386in"><text:p/></draw:line></draw:g></text:p>
      <text:p text:style-name="P115"/>
      <text:p text:style-name="P115"/>
      <text:p text:style-name="P115"/>
      <text:p text:style-name="P115"/>
      <text:p text:style-name="P115"/>
      <text:p text:style-name="P115"/>
      <text:p text:style-name="P116">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16">La corriente que sale de la batería toma los siguientes caminos:</text:p>
      <text:p text:style-name="P116">El <text:span text:style-name="T48">lazo</text:span> más cercano a la batería es el 1, 2 7, 8. En este <text:span text:style-name="T48">lazo</text:span> la corriente pasa por R1.</text:p>
      <text:p text:style-name="P116">En el <text:span text:style-name="T48">lazo</text:span> 1, 3, 6, 8 la corriente pasa por la resistencia 2. En el tercer <text:span text:style-name="T48">lazo</text:span> 1, 4, 5, 8 la corriente pasa por R3.</text:p>
      <text:p text:style-name="P117">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18"/>
      <text:p text:style-name="P124">Las conexiones serie y paralelo se pueden combinar, como en el siguiente ejemplo.</text:p>
      <text:p text:style-name="P118"/>
      <text:p text:style-name="P118"><draw:g text:anchor-type="paragraph" draw:z-index="2" draw:style-name="gr1"><draw:frame draw:style-name="gr2" draw:text-style-name="P224" svg:width="3.4161in" svg:height="2.5835in" svg:x="1.1819in" svg:y="-0.2008in"><draw:image xlink:href="Pictures/1000000000000148000000F859414D11.png" xlink:type="simple" xlink:show="embed" xlink:actuate="onLoad"><text:p/></draw:image></draw:frame><draw:custom-shape draw:style-name="gr3" draw:text-style-name="P224"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24"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24"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24"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24" svg:width="0.1976in" svg:height="0.6697in" svg:x="1.8882in" svg:y="1.0358in"><text:p/><draw:enhanced-geometry svg:viewBox="0 0 21600 21600" draw:type="rectangle" draw:enhanced-path="M 0 0 L 21600 0 21600 21600 0 21600 0 0 Z N"/></draw:custom-shape><draw:custom-shape draw:style-name="gr3" draw:text-style-name="P224" svg:width="0.1976in" svg:height="0.6697in" svg:x="2.872in" svg:y="1.0358in"><text:p/><draw:enhanced-geometry svg:viewBox="0 0 21600 21600" draw:type="rectangle" draw:enhanced-path="M 0 0 L 21600 0 21600 21600 0 21600 0 0 Z N"/></draw:custom-shape><draw:custom-shape draw:style-name="gr3" draw:text-style-name="P224" svg:width="0.1969in" svg:height="0.6697in" svg:x="3.8571in" svg:y="1.0358in"><text:p/><draw:enhanced-geometry svg:viewBox="0 0 21600 21600" draw:type="rectangle" draw:enhanced-path="M 0 0 L 21600 0 21600 21600 0 21600 0 0 Z N"/></draw:custom-shape><draw:line draw:style-name="gr4" draw:text-style-name="P224" svg:x1="2.1091in" svg:y1="0.8669in" svg:x2="2.6406in" svg:y2="0.8669in"><text:p/></draw:line><draw:line draw:style-name="gr4" draw:text-style-name="P224" svg:x1="3.4476in" svg:y1="0.8669in" svg:x2="3.9791in" svg:y2="0.8669in"><text:p/></draw:line><draw:line draw:style-name="gr4" draw:text-style-name="P224" svg:x1="3.9791in" svg:y1="1.9693in" svg:x2="3.4476in" svg:y2="1.9693in"><text:p/></draw:line><draw:line draw:style-name="gr4" draw:text-style-name="P224" svg:x1="2.6012in" svg:y1="1.9693in" svg:x2="2.0697in" svg:y2="1.9693in"><text:p/></draw:line><draw:line draw:style-name="gr4" draw:text-style-name="P224" svg:x1="2.9673in" svg:y1="1.1535in" svg:x2="2.9673in" svg:y2="1.685in"><text:p/></draw:line><draw:line draw:style-name="gr4" draw:text-style-name="P224" svg:x1="3.9508in" svg:y1="1.1535in" svg:x2="3.9508in" svg:y2="1.685in"><text:p/></draw:line><draw:line draw:style-name="gr4" draw:text-style-name="P224" svg:x1="1.9831in" svg:y1="1.685in" svg:x2="1.9831in" svg:y2="1.1535in"><text:p/></draw:line></draw:g></text:p>
      <text:p text:style-name="P118"/>
      <text:p text:style-name="P117"/>
      <text:p text:style-name="P117"/>
      <text:p text:style-name="P117"/>
      <text:p text:style-name="P117"/>
      <text:p text:style-name="P117"/>
      <text:p text:style-name="P119">En este circuito, tenemos dos <text:span text:style-name="T48">lazo</text:span>s por los que fluyen la corriente: uno de 1 a 2 a 5 a 6 <text:s/>y</text:p>
      <text:p text:style-name="P119">de nuevo a 1. Otro de 1 a 2 a 3 a 4 a 5 a 6 y de vuelta a 1 otra vez. En ambos</text:p>
      <text:p text:style-name="P119">caminos la corriente pasan por R1 (del punto 2 al punto 1). En esta configuración, se <text:s/>dice que R2 y R3 están en paralelo entre sí, mientras que R1 está en serie con la combinación en paralelo de R2 y R3 .</text:p>
      <text:p text:style-name="P120">La idea fundamental de la conexión en serie es que los componentes están conectados formando una línea, formando un único camino para la corriente.</text:p>
      <text:p text:style-name="P117"><draw:frame draw:style-name="fr1" draw:name="Image1" text:anchor-type="paragraph" svg:width="4.1146in" svg:height="1.5209in" draw:z-index="3"><draw:image xlink:href="Pictures/100000000000018B000000926C5E453A.png" xlink:type="simple" xlink:show="embed" xlink:actuate="onLoad"/></draw:frame></text:p>
      <text:p text:style-name="P117"/>
      <text:p text:style-name="P117"/>
      <text:p text:style-name="P117"/>
      <text:p text:style-name="P117"/>
      <text:p text:style-name="P121"/>
      <text:p text:style-name="P125">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21"><draw:frame draw:style-name="fr1" draw:name="Image2" text:anchor-type="paragraph" svg:width="4in" svg:height="3.6457in" draw:z-index="4"><draw:image xlink:href="Pictures/10000000000001800000015E40389CDD.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2">Resumen</text:p>
      <text:list xml:id="list9091787427723691685" text:style-name="L43">
        <text:list-item>
          <text:p text:style-name="P210">En un circuito en serie, todos los componentes están conectados de extremo a extremo, formando un único camino por el que fluyen la corriente.</text:p>
        </text:list-item>
        <text:list-item>
          <text:p text:style-name="P210">En un circuito paralelo, todos los componentes están conectados entre dos conductores, de forma que la diferencia de potencial en la misma en cada componente.</text:p>
        </text:list-item>
        <text:list-item>
          <text:p text:style-name="P210">Un "nodo", en una conexión en paralelo, es un punto de conexión de varios conductores. La corriente que sale de la batería, se distribuye por los diversos nodos el circuito.</text:p>
        </text:list-item>
      </text:list>
      <text:p text:style-name="P122"/>
      <text:p text:style-name="P122"/>
      <text:p text:style-name="P122"/>
      <text:p text:style-name="P122"/>
      <text:h text:style-name="P212"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26">La resistencia equivalente es la suma de las resistencias en serie. <text:s text:c="2"/></text:p>
      <text:p text:style-name="P10"/>
      <text:p text:style-name="P10"><draw:frame draw:style-name="fr10"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224" svg:width="3.6776in" svg:height="1.9161in" svg:x="1.9689in" svg:y="0.0965in"><draw:image xlink:href="Pictures/1000000000000161000000B8441E3D03.png" xlink:type="simple" xlink:show="embed" xlink:actuate="onLoad"><text:p/></draw:image></draw:frame><draw:frame draw:style-name="gr5" draw:text-style-name="P226" svg:width="1.2213in" svg:height="0.3453in" svg:x="5.0941in" svg:y="0.8602in"><draw:text-box><text:p text:style-name="P225"><text:span text:style-name="T65">R</text:span><text:span text:style-name="T66">eq</text:span><text:span text:style-name="T65"> = 18 kΩ</text:span></text:p></draw:text-box></draw:frame><draw:line draw:style-name="gr4" draw:text-style-name="P224" svg:x1="3.2445in" svg:y1="0.5059in" svg:x2="4.1106in" svg:y2="0.5059in"><text:p/></draw:line><draw:line draw:style-name="gr4" draw:text-style-name="P224" svg:x1="4.1106in" svg:y1="1.5681in" svg:x2="3.2445in" svg:y2="1.5681in"><text:p/></draw:line><draw:frame draw:style-name="gr5" draw:text-style-name="P226" svg:width="0.6303in" svg:height="0.3157in" svg:x="3.5197in" svg:y="0.5449in"><draw:text-box><text:p text:style-name="P225"><text:span text:style-name="T65">I</text:span></text:p></draw:text-box></draw:frame><draw:frame draw:style-name="gr5" draw:text-style-name="P226" svg:width="0.6303in" svg:height="0.3157in" svg:x="3.5197in" svg:y="1.2539in"><draw:text-box><text:p text:style-name="P225"><text:span text:style-name="T65">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6">puede calcular la corriente </text:span><text:span text:style-name="T17">I</text:span><text:span text:style-name="T16">.</text:span></text:p>
      <text:p text:style-name="P12"/>
      <text:p text:style-name="P12"><draw:frame draw:style-name="fr10"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10"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10"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10"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53"/>
          </table:table-cell>
          <table:table-cell table:style-name="Table1.A1" office:value-type="string">
            <text:p text:style-name="P154">R1</text:p>
          </table:table-cell>
          <table:table-cell table:style-name="Table1.A1" office:value-type="string">
            <text:p text:style-name="P154">R2</text:p>
          </table:table-cell>
          <table:table-cell table:style-name="Table1.A1" office:value-type="string">
            <text:p text:style-name="P154">R3</text:p>
          </table:table-cell>
          <table:table-cell table:style-name="Table1.A1" office:value-type="string">
            <text:p text:style-name="P154">Total</text:p>
          </table:table-cell>
          <table:table-cell table:style-name="Table1.F1" office:value-type="string">
            <text:p text:style-name="P153"/>
          </table:table-cell>
        </table:table-row>
        <table:table-row>
          <table:table-cell table:style-name="Table1.A2" office:value-type="string">
            <text:p text:style-name="P154">E</text:p>
          </table:table-cell>
          <table:table-cell table:style-name="Table1.A2" office:value-type="string">
            <text:p text:style-name="P154">1,5 V</text:p>
          </table:table-cell>
          <table:table-cell table:style-name="Table1.A2" office:value-type="string">
            <text:p text:style-name="P154">5 V</text:p>
          </table:table-cell>
          <table:table-cell table:style-name="Table1.A2" office:value-type="string">
            <text:p text:style-name="P154">2,5 V</text:p>
          </table:table-cell>
          <table:table-cell table:style-name="Table1.A2" office:value-type="string">
            <text:p text:style-name="P154">9 V</text:p>
          </table:table-cell>
          <table:table-cell table:style-name="Table1.F2" office:value-type="string">
            <text:p text:style-name="P154">Voltios</text:p>
          </table:table-cell>
        </table:table-row>
        <table:table-row>
          <table:table-cell table:style-name="Table1.A2" office:value-type="string">
            <text:p text:style-name="P154">I</text:p>
          </table:table-cell>
          <table:table-cell table:style-name="Table1.A2" office:value-type="string">
            <text:p text:style-name="P154">0,0005 A</text:p>
          </table:table-cell>
          <table:table-cell table:style-name="Table1.A2" office:value-type="string">
            <text:p text:style-name="P154">0,0005 A</text:p>
          </table:table-cell>
          <table:table-cell table:style-name="Table1.A2" office:value-type="string">
            <text:p text:style-name="P154">0,0005 A</text:p>
          </table:table-cell>
          <table:table-cell table:style-name="Table1.A2" office:value-type="string">
            <text:p text:style-name="P154">0,0005 A</text:p>
          </table:table-cell>
          <table:table-cell table:style-name="Table1.F2" office:value-type="string">
            <text:p text:style-name="P154">Amperios</text:p>
          </table:table-cell>
        </table:table-row>
        <table:table-row>
          <table:table-cell table:style-name="Table1.A2" office:value-type="string">
            <text:p text:style-name="P154">R</text:p>
          </table:table-cell>
          <table:table-cell table:style-name="Table1.A2" office:value-type="string">
            <text:p text:style-name="P179"><text:span text:style-name="T12">3000 </text:span><text:span text:style-name="T18">Ω</text:span></text:p>
          </table:table-cell>
          <table:table-cell table:style-name="Table1.A2" office:value-type="string">
            <text:p text:style-name="P179"><text:span text:style-name="T12">10000 </text:span><text:span text:style-name="T18">Ω</text:span></text:p>
          </table:table-cell>
          <table:table-cell table:style-name="Table1.A2" office:value-type="string">
            <text:p text:style-name="P179"><text:span text:style-name="T12">5000 </text:span><text:span text:style-name="T18">Ω</text:span></text:p>
          </table:table-cell>
          <table:table-cell table:style-name="Table1.A2" office:value-type="string">
            <text:p text:style-name="P179"><text:span text:style-name="T12">18000 </text:span><text:span text:style-name="T18">Ω</text:span></text:p>
          </table:table-cell>
          <table:table-cell table:style-name="Table1.F2" office:value-type="string">
            <text:p text:style-name="P154">Ohmnios</text:p>
          </table:table-cell>
        </table:table-row>
      </table:table>
      <text:p text:style-name="P16"/>
      <text:p text:style-name="P16"/>
      <text:p text:style-name="P17"/>
      <text:p text:style-name="P127">Resumen</text:p>
      <text:p text:style-name="P17"/>
      <text:list xml:id="list2708987214961602817" text:style-name="L44">
        <text:list-item>
          <text:p text:style-name="P196">Por todos los componentes de un circuito en serie circula la misma corriente: </text:p>
          <text:p text:style-name="P196"><draw:frame draw:style-name="fr10"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96">La resistencia total (equivalente) de un circuito en serie es igual a la suma de las resistencias individuales: </text:p>
          <text:p text:style-name="P196"><draw:frame draw:style-name="fr10"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96">La tensión total en un circuito en serie es igual a la suma de las caídas de tensión individuales:</text:p>
          <text:p text:style-name="P196"><draw:frame draw:style-name="fr10"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13" text:outline-level="2"><text:bookmark-start text:name="__RefHeading__417_739213750"/>Conexión <text:span text:style-name="T19">paralelo</text:span> sencilla<text:bookmark-end text:name="__RefHeading__417_739213750"/></text:h>
      <text:p text:style-name="P11"/>
      <text:p text:style-name="P11">Se tomará como ejemplo un circuito con una batería y tres resistencias conectadas en <text:span text:style-name="T20">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62"/>
          </table:table-cell>
          <table:table-cell table:style-name="Table2.A1" office:value-type="string">
            <text:p text:style-name="P155">R1</text:p>
          </table:table-cell>
          <table:table-cell table:style-name="Table2.A1" office:value-type="string">
            <text:p text:style-name="P155">R2</text:p>
          </table:table-cell>
          <table:table-cell table:style-name="Table2.A1" office:value-type="string">
            <text:p text:style-name="P155">R3</text:p>
          </table:table-cell>
          <table:table-cell table:style-name="Table2.A1" office:value-type="string">
            <text:p text:style-name="P155">Total</text:p>
          </table:table-cell>
          <table:table-cell table:style-name="Table2.F1" office:value-type="string">
            <text:p text:style-name="P162"/>
          </table:table-cell>
        </table:table-row>
        <table:table-row>
          <table:table-cell table:style-name="Table2.A2" office:value-type="string">
            <text:p text:style-name="P155">E</text:p>
          </table:table-cell>
          <table:table-cell table:style-name="Table2.A2" office:value-type="string">
            <text:p text:style-name="P155"><text:span text:style-name="T21">9</text:span> V</text:p>
          </table:table-cell>
          <table:table-cell table:style-name="Table2.A2" office:value-type="string">
            <text:p text:style-name="P155"><text:span text:style-name="T21">9</text:span> V</text:p>
          </table:table-cell>
          <table:table-cell table:style-name="Table2.A2" office:value-type="string">
            <text:p text:style-name="P155"><text:span text:style-name="T21">9</text:span> V</text:p>
          </table:table-cell>
          <table:table-cell table:style-name="Table2.A2" office:value-type="string">
            <text:p text:style-name="P155">9 V</text:p>
          </table:table-cell>
          <table:table-cell table:style-name="Table2.F2" office:value-type="string">
            <text:p text:style-name="P155">Voltios</text:p>
          </table:table-cell>
        </table:table-row>
        <table:table-row>
          <table:table-cell table:style-name="Table2.A2" office:value-type="string">
            <text:p text:style-name="P155">I</text:p>
          </table:table-cell>
          <table:table-cell table:style-name="Table2.A2" office:value-type="string">
            <text:p text:style-name="P163"/>
          </table:table-cell>
          <table:table-cell table:style-name="Table2.A2" office:value-type="string">
            <text:p text:style-name="P163"/>
          </table:table-cell>
          <table:table-cell table:style-name="Table2.A2" office:value-type="string">
            <text:p text:style-name="P163"/>
          </table:table-cell>
          <table:table-cell table:style-name="Table2.A2" office:value-type="string">
            <text:p text:style-name="P155"/>
          </table:table-cell>
          <table:table-cell table:style-name="Table2.F2" office:value-type="string">
            <text:p text:style-name="P155">Amperios</text:p>
          </table:table-cell>
        </table:table-row>
        <table:table-row>
          <table:table-cell table:style-name="Table2.A2" office:value-type="string">
            <text:p text:style-name="P155">R</text:p>
          </table:table-cell>
          <table:table-cell table:style-name="Table2.A2" office:value-type="string">
            <text:p text:style-name="P180"><text:span text:style-name="T13">10</text:span><text:span text:style-name="T12">000 </text:span><text:span text:style-name="T18">Ω</text:span></text:p>
          </table:table-cell>
          <table:table-cell table:style-name="Table2.A2" office:value-type="string">
            <text:p text:style-name="P180"><text:span text:style-name="T13">2</text:span><text:span text:style-name="T12">000 </text:span><text:span text:style-name="T18">Ω</text:span></text:p>
          </table:table-cell>
          <table:table-cell table:style-name="Table2.A2" office:value-type="string">
            <text:p text:style-name="P180"><text:span text:style-name="T13">1</text:span><text:span text:style-name="T12">000 </text:span><text:span text:style-name="T18">Ω</text:span></text:p>
          </table:table-cell>
          <table:table-cell table:style-name="Table2.A2" office:value-type="string">
            <text:p text:style-name="P182"/>
          </table:table-cell>
          <table:table-cell table:style-name="Table2.F2" office:value-type="string">
            <text:p text:style-name="P155">Ohmnios</text:p>
          </table:table-cell>
        </table:table-row>
      </table:table>
      <text:p text:style-name="P18"/>
      <text:p text:style-name="P19"/>
      <text:p text:style-name="P128">Las corrientes se pueden calcular aplicando la ley de Ohm <draw:frame draw:style-name="fr10"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62"/>
          </table:table-cell>
          <table:table-cell table:style-name="Table4.A1" office:value-type="string">
            <text:p text:style-name="P155">R1</text:p>
          </table:table-cell>
          <table:table-cell table:style-name="Table4.A1" office:value-type="string">
            <text:p text:style-name="P155">R2</text:p>
          </table:table-cell>
          <table:table-cell table:style-name="Table4.A1" office:value-type="string">
            <text:p text:style-name="P155">R3</text:p>
          </table:table-cell>
          <table:table-cell table:style-name="Table4.A1" office:value-type="string">
            <text:p text:style-name="P155">Total</text:p>
          </table:table-cell>
          <table:table-cell table:style-name="Table4.F1" office:value-type="string">
            <text:p text:style-name="P162"/>
          </table:table-cell>
        </table:table-row>
        <table:table-row>
          <table:table-cell table:style-name="Table4.A2" office:value-type="string">
            <text:p text:style-name="P155">E</text:p>
          </table:table-cell>
          <table:table-cell table:style-name="Table4.A2" office:value-type="string">
            <text:p text:style-name="P155"><text:span text:style-name="T21">9</text:span> V</text:p>
          </table:table-cell>
          <table:table-cell table:style-name="Table4.A2" office:value-type="string">
            <text:p text:style-name="P155"><text:span text:style-name="T21">9</text:span> V</text:p>
          </table:table-cell>
          <table:table-cell table:style-name="Table4.A2" office:value-type="string">
            <text:p text:style-name="P155"><text:span text:style-name="T21">9</text:span> V</text:p>
          </table:table-cell>
          <table:table-cell table:style-name="Table4.A2" office:value-type="string">
            <text:p text:style-name="P155">9 V</text:p>
          </table:table-cell>
          <table:table-cell table:style-name="Table4.F2" office:value-type="string">
            <text:p text:style-name="P155">Voltios</text:p>
          </table:table-cell>
        </table:table-row>
        <table:table-row>
          <table:table-cell table:style-name="Table4.A2" office:value-type="string">
            <text:p text:style-name="P155">I</text:p>
          </table:table-cell>
          <table:table-cell table:style-name="Table4.A2" office:value-type="string">
            <text:p text:style-name="P163">0,0009 A</text:p>
          </table:table-cell>
          <table:table-cell table:style-name="Table4.A2" office:value-type="string">
            <text:p text:style-name="P163">0,0045</text:p>
          </table:table-cell>
          <table:table-cell table:style-name="Table4.A2" office:value-type="string">
            <text:p text:style-name="P163">0,009</text:p>
          </table:table-cell>
          <table:table-cell table:style-name="Table4.A2" office:value-type="string">
            <text:p text:style-name="P155"/>
          </table:table-cell>
          <table:table-cell table:style-name="Table4.F2" office:value-type="string">
            <text:p text:style-name="P155">Amperios</text:p>
          </table:table-cell>
        </table:table-row>
        <table:table-row>
          <table:table-cell table:style-name="Table4.A2" office:value-type="string">
            <text:p text:style-name="P155">R</text:p>
          </table:table-cell>
          <table:table-cell table:style-name="Table4.A2" office:value-type="string">
            <text:p text:style-name="P180"><text:span text:style-name="T13">10</text:span><text:span text:style-name="T12">000 </text:span><text:span text:style-name="T18">Ω</text:span></text:p>
          </table:table-cell>
          <table:table-cell table:style-name="Table4.A2" office:value-type="string">
            <text:p text:style-name="P180"><text:span text:style-name="T13">2</text:span><text:span text:style-name="T12">000 </text:span><text:span text:style-name="T18">Ω</text:span></text:p>
          </table:table-cell>
          <table:table-cell table:style-name="Table4.A2" office:value-type="string">
            <text:p text:style-name="P180"><text:span text:style-name="T13">1</text:span><text:span text:style-name="T12">000 </text:span><text:span text:style-name="T18">Ω</text:span></text:p>
          </table:table-cell>
          <table:table-cell table:style-name="Table4.A2" office:value-type="string">
            <text:p text:style-name="P182"/>
          </table:table-cell>
          <table:table-cell table:style-name="Table4.F2" office:value-type="string">
            <text:p text:style-name="P155">Ohmnios</text:p>
          </table:table-cell>
        </table:table-row>
      </table:table>
      <text:p text:style-name="P18"/>
      <text:p text:style-name="P18"/>
      <text:p text:style-name="P18"><draw:g text:anchor-type="paragraph" draw:z-index="17" draw:style-name="gr1"><draw:frame draw:style-name="gr2" draw:text-style-name="P224" svg:width="4.698in" svg:height="1.9689in" svg:x="1.1811in" svg:y="0.0945in"><draw:image xlink:href="Pictures/10000000000001C3000000BD894839E1.png" xlink:type="simple" xlink:show="embed" xlink:actuate="onLoad"><text:p/></draw:image></draw:frame><draw:frame draw:style-name="gr5" draw:text-style-name="P226" svg:width="1.2213in" svg:height="0.3453in" svg:x="2.9476in" svg:y="2.1256in"><draw:text-box><text:p text:style-name="P225"><text:span text:style-name="T65">I</text:span><text:span text:style-name="T66">1</text:span><text:span text:style-name="T65"> = 0,9 mA</text:span></text:p></draw:text-box></draw:frame><draw:line draw:style-name="gr4" draw:text-style-name="P224" svg:x1="2.2984in" svg:y1="0.4528in" svg:x2="3.0465in" svg:y2="0.4528in"><text:p/></draw:line><draw:frame draw:style-name="gr6" draw:text-style-name="P226" svg:width="0.3157in" svg:height="0.3453in" svg:x="3.0657in" svg:y="0.8264in"><draw:text-box><text:p text:style-name="P225"><text:span text:style-name="T65">I</text:span><text:span text:style-name="T66">1</text:span><text:span text:style-name="T65"> </text:span></text:p></draw:text-box></draw:frame><draw:line draw:style-name="gr4" draw:text-style-name="P224" svg:x1="4.2079in" svg:y1="0.7087in" svg:x2="4.2079in" svg:y2="1.4567in"><text:p/></draw:line><draw:frame draw:style-name="gr6" draw:text-style-name="P226" svg:width="0.3157in" svg:height="0.3453in" svg:x="3.9713in" svg:y="0.8264in"><draw:text-box><text:p text:style-name="P225"><text:span text:style-name="T65">I</text:span><text:span text:style-name="T66">2</text:span><text:span text:style-name="T65"> </text:span></text:p></draw:text-box></draw:frame><draw:line draw:style-name="gr4" draw:text-style-name="P224" svg:x1="5.1118in" svg:y1="0.7087in" svg:x2="5.1118in" svg:y2="1.4567in"><text:p/></draw:line><draw:frame draw:style-name="gr6" draw:text-style-name="P226" svg:width="0.3157in" svg:height="0.3453in" svg:x="4.8768in" svg:y="0.8264in"><draw:text-box><text:p text:style-name="P225"><text:span text:style-name="T65">I</text:span><text:span text:style-name="T66">3</text:span><text:span text:style-name="T65"> </text:span></text:p></draw:text-box></draw:frame><draw:frame draw:style-name="gr5" draw:text-style-name="P226" svg:width="1.2205in" svg:height="0.3453in" svg:x="3.8929in" svg:y="2.3626in"><draw:text-box><text:p text:style-name="P225"><text:span text:style-name="T65">I</text:span><text:span text:style-name="T66">2</text:span><text:span text:style-name="T65"> = 4,5 mA</text:span></text:p></draw:text-box></draw:frame><draw:frame draw:style-name="gr5" draw:text-style-name="P226" svg:width="1.2205in" svg:height="0.3453in" svg:x="4.7984in" svg:y="2.1256in"><draw:text-box><text:p text:style-name="P225"><text:span text:style-name="T65">I</text:span><text:span text:style-name="T66">3</text:span><text:span text:style-name="T65"> = 9 mA</text:span></text:p></draw:text-box></draw:frame><draw:line draw:style-name="gr4" draw:text-style-name="P224" svg:x1="3.0465in" svg:y1="1.6346in" svg:x2="2.2984in" svg:y2="1.6346in"><text:p/></draw:line><draw:frame draw:style-name="gr6" draw:text-style-name="P227" svg:width="0.4335in" svg:height="0.3453in" svg:x="2.4756in" svg:y="0.3937in"><draw:text-box><text:p text:style-name="P225"><text:span text:style-name="T67">I</text:span><text:span text:style-name="T66">total</text:span></text:p></draw:text-box></draw:frame><draw:frame draw:style-name="gr6" draw:text-style-name="P227" svg:width="0.4335in" svg:height="0.3453in" svg:x="2.4756in" svg:y="1.3382in"><draw:text-box><text:p text:style-name="P225"><text:span text:style-name="T67">I</text:span><text:span text:style-name="T66">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10"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10"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10"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7">a</text:span>s distint<text:span text:style-name="T47">a</text:span>s ramas (3 ramas) del circuito. En el punto 6 se juntan las corrientes de los ramas <text:span text:style-name="T22"><draw:frame draw:style-name="fr10" draw:name="Object14" text:anchor-type="as-char" svg:y="-0.1484in" svg:width="0.2457in" svg:height="0.2098in" draw:z-index="88"><draw:object xlink:href="./Object 14" xlink:type="simple" xlink:show="embed" xlink:actuate="onLoad"/><draw:image xlink:href="./ObjectReplacements/Object 14" xlink:type="simple" xlink:show="embed" xlink:actuate="onLoad"/><svg:desc>formula</svg:desc></draw:frame></text:span>y<text:span text:style-name="T22"><draw:frame draw:style-name="fr10"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2">. </text:span>En el punto 7 se añade la corriente de l<text:span text:style-name="T47">a</text:span> rama de <text:span text:style-name="T22"><draw:frame draw:style-name="fr10"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2">.</text:span></text:p>
      <text:p text:style-name="P21">La corriente de la alimentació, en este caso la corriente que da la batería,<draw:frame draw:style-name="fr10"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text:span text:style-name="T47">a</text:span>s ramas del circuito.</text:p>
      <text:p text:style-name="P21"><draw:frame draw:style-name="fr10"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7">a</text:span>s ramas, de la corriente total, pues se trata de un circuito cerrado, en el que toda la corriente que sale de la fuente de alimentación (batería), tiene que volver a la batería. No puede haber ni perdidas, ni añadidos de corriente.</text:p>
      <text:p text:style-name="P129"/>
      <text:p text:style-name="P24">Por tanto, se añade <draw:frame draw:style-name="fr10"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65"/>
          </table:table-cell>
          <table:table-cell table:style-name="Table3.A1" office:value-type="string">
            <text:p text:style-name="P156">R1</text:p>
          </table:table-cell>
          <table:table-cell table:style-name="Table3.A1" office:value-type="string">
            <text:p text:style-name="P156">R2</text:p>
          </table:table-cell>
          <table:table-cell table:style-name="Table3.A1" office:value-type="string">
            <text:p text:style-name="P156">R3</text:p>
          </table:table-cell>
          <table:table-cell table:style-name="Table3.A1" office:value-type="string">
            <text:p text:style-name="P156">Total</text:p>
          </table:table-cell>
          <table:table-cell table:style-name="Table3.F1" office:value-type="string">
            <text:p text:style-name="P165"/>
          </table:table-cell>
        </table:table-row>
        <table:table-row>
          <table:table-cell table:style-name="Table3.A2" office:value-type="string">
            <text:p text:style-name="P156">E</text:p>
          </table:table-cell>
          <table:table-cell table:style-name="Table3.A2" office:value-type="string">
            <text:p text:style-name="P156"><text:span text:style-name="T21">9</text:span> V</text:p>
          </table:table-cell>
          <table:table-cell table:style-name="Table3.A2" office:value-type="string">
            <text:p text:style-name="P156"><text:span text:style-name="T21">9</text:span> V</text:p>
          </table:table-cell>
          <table:table-cell table:style-name="Table3.A2" office:value-type="string">
            <text:p text:style-name="P156"><text:span text:style-name="T21">9</text:span> V</text:p>
          </table:table-cell>
          <table:table-cell table:style-name="Table3.A2" office:value-type="string">
            <text:p text:style-name="P156">9 V</text:p>
          </table:table-cell>
          <table:table-cell table:style-name="Table3.F2" office:value-type="string">
            <text:p text:style-name="P156">Voltios</text:p>
          </table:table-cell>
        </table:table-row>
        <table:table-row>
          <table:table-cell table:style-name="Table3.A2" office:value-type="string">
            <text:p text:style-name="P156">I</text:p>
          </table:table-cell>
          <table:table-cell table:style-name="Table3.A2" office:value-type="string">
            <text:p text:style-name="P164">0,0009 A</text:p>
          </table:table-cell>
          <table:table-cell table:style-name="Table3.A2" office:value-type="string">
            <text:p text:style-name="P164">0,0045 <text:span text:style-name="T23">A</text:span></text:p>
          </table:table-cell>
          <table:table-cell table:style-name="Table3.A2" office:value-type="string">
            <text:p text:style-name="P164">0,009 <text:span text:style-name="T23">A</text:span></text:p>
          </table:table-cell>
          <table:table-cell table:style-name="Table3.A2" office:value-type="string">
            <text:p text:style-name="P166">0,0144 A</text:p>
          </table:table-cell>
          <table:table-cell table:style-name="Table3.F2" office:value-type="string">
            <text:p text:style-name="P156">Amperios</text:p>
          </table:table-cell>
        </table:table-row>
        <table:table-row>
          <table:table-cell table:style-name="Table3.A2" office:value-type="string">
            <text:p text:style-name="P156">R</text:p>
          </table:table-cell>
          <table:table-cell table:style-name="Table3.A2" office:value-type="string">
            <text:p text:style-name="P181"><text:span text:style-name="T13">10</text:span><text:span text:style-name="T12">000 </text:span><text:span text:style-name="T18">Ω</text:span></text:p>
          </table:table-cell>
          <table:table-cell table:style-name="Table3.A2" office:value-type="string">
            <text:p text:style-name="P181"><text:span text:style-name="T13">2</text:span><text:span text:style-name="T12">000 </text:span><text:span text:style-name="T18">Ω</text:span></text:p>
          </table:table-cell>
          <table:table-cell table:style-name="Table3.A2" office:value-type="string">
            <text:p text:style-name="P181"><text:span text:style-name="T13">1</text:span><text:span text:style-name="T12">000 </text:span><text:span text:style-name="T18">Ω</text:span></text:p>
          </table:table-cell>
          <table:table-cell table:style-name="Table3.A2" office:value-type="string">
            <text:p text:style-name="P183"/>
          </table:table-cell>
          <table:table-cell table:style-name="Table3.F2" office:value-type="string">
            <text:p text:style-name="P156">Ohmnios</text:p>
          </table:table-cell>
        </table:table-row>
      </table:table>
      <text:p text:style-name="P23"/>
      <text:p text:style-name="P24">Conociendo <draw:frame draw:style-name="fr10" draw:name="Object20" text:anchor-type="as-char" svg:y="-0.1484in" svg:width="0.4016in" svg:height="0.2098in" draw:z-index="89"><draw:object xlink:href="./Object 20" xlink:type="simple" xlink:show="embed" xlink:actuate="onLoad"/><draw:image xlink:href="./ObjectReplacements/Object 20" xlink:type="simple" xlink:show="embed" xlink:actuate="onLoad"/><svg:desc>formula</svg:desc></draw:frame>e <draw:frame draw:style-name="fr10"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10"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65"/>
          </table:table-cell>
          <table:table-cell table:style-name="Table5.A1" office:value-type="string">
            <text:p text:style-name="P156">R1</text:p>
          </table:table-cell>
          <table:table-cell table:style-name="Table5.A1" office:value-type="string">
            <text:p text:style-name="P156">R2</text:p>
          </table:table-cell>
          <table:table-cell table:style-name="Table5.A1" office:value-type="string">
            <text:p text:style-name="P156">R3</text:p>
          </table:table-cell>
          <table:table-cell table:style-name="Table5.A1" office:value-type="string">
            <text:p text:style-name="P156">Total <text:span text:style-name="T24">(equivalente)</text:span></text:p>
          </table:table-cell>
          <table:table-cell table:style-name="Table5.F1" office:value-type="string">
            <text:p text:style-name="P165"/>
          </table:table-cell>
        </table:table-row>
        <table:table-row>
          <table:table-cell table:style-name="Table5.A2" office:value-type="string">
            <text:p text:style-name="P156">E</text:p>
          </table:table-cell>
          <table:table-cell table:style-name="Table5.A2" office:value-type="string">
            <text:p text:style-name="P156"><text:span text:style-name="T21">9</text:span> V</text:p>
          </table:table-cell>
          <table:table-cell table:style-name="Table5.A2" office:value-type="string">
            <text:p text:style-name="P156"><text:span text:style-name="T21">9</text:span> V</text:p>
          </table:table-cell>
          <table:table-cell table:style-name="Table5.A2" office:value-type="string">
            <text:p text:style-name="P156"><text:span text:style-name="T21">9</text:span> V</text:p>
          </table:table-cell>
          <table:table-cell table:style-name="Table5.A2" office:value-type="string">
            <text:p text:style-name="P156">9 V</text:p>
          </table:table-cell>
          <table:table-cell table:style-name="Table5.F2" office:value-type="string">
            <text:p text:style-name="P156">Voltios</text:p>
          </table:table-cell>
        </table:table-row>
        <table:table-row>
          <table:table-cell table:style-name="Table5.A2" office:value-type="string">
            <text:p text:style-name="P156">I</text:p>
          </table:table-cell>
          <table:table-cell table:style-name="Table5.A2" office:value-type="string">
            <text:p text:style-name="P164">0,0009 A</text:p>
          </table:table-cell>
          <table:table-cell table:style-name="Table5.A2" office:value-type="string">
            <text:p text:style-name="P164">0,0045 <text:span text:style-name="T23">A</text:span></text:p>
          </table:table-cell>
          <table:table-cell table:style-name="Table5.A2" office:value-type="string">
            <text:p text:style-name="P164">0,009 <text:span text:style-name="T23">A</text:span></text:p>
          </table:table-cell>
          <table:table-cell table:style-name="Table5.A2" office:value-type="string">
            <text:p text:style-name="P166">0,0144 A</text:p>
          </table:table-cell>
          <table:table-cell table:style-name="Table5.F2" office:value-type="string">
            <text:p text:style-name="P156">Amperios</text:p>
          </table:table-cell>
        </table:table-row>
        <table:table-row>
          <table:table-cell table:style-name="Table5.A2" office:value-type="string">
            <text:p text:style-name="P156">R</text:p>
          </table:table-cell>
          <table:table-cell table:style-name="Table5.A2" office:value-type="string">
            <text:p text:style-name="P181"><text:span text:style-name="T13">10</text:span><text:span text:style-name="T12">000 </text:span><text:span text:style-name="T18">Ω</text:span></text:p>
          </table:table-cell>
          <table:table-cell table:style-name="Table5.A2" office:value-type="string">
            <text:p text:style-name="P181"><text:span text:style-name="T13">2</text:span><text:span text:style-name="T12">000 </text:span><text:span text:style-name="T18">Ω</text:span></text:p>
          </table:table-cell>
          <table:table-cell table:style-name="Table5.A2" office:value-type="string">
            <text:p text:style-name="P181"><text:span text:style-name="T13">1</text:span><text:span text:style-name="T12">000 </text:span><text:span text:style-name="T18">Ω</text:span></text:p>
          </table:table-cell>
          <table:table-cell table:style-name="Table5.A2" office:value-type="string">
            <text:p text:style-name="P191">625 Ω</text:p>
          </table:table-cell>
          <table:table-cell table:style-name="Table5.F2" office:value-type="string">
            <text:p text:style-name="P156">Ohmnios</text:p>
          </table:table-cell>
        </table:table-row>
      </table:table>
      <text:p text:style-name="P24"/>
      <text:p text:style-name="P24">El resultado es que la resistencia equivalente (total) es menor a la resistencia más pequeña de l<text:span text:style-name="T47">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10"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130">Resumen</text:p>
      <text:p text:style-name="P25"/>
      <text:list xml:id="list7835982643030675773" text:style-name="L45">
        <text:list-item>
          <text:p text:style-name="P198">Los componentes de un circuito en paralelo comparten la misma tensión: </text:p>
          <text:p text:style-name="P197"><draw:frame draw:style-name="fr10"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98">La resistencia total (equivalente) de un circuito en paralelo es menor que cualquiera de las resistencias individuales:</text:p>
          <text:p text:style-name="P198"><draw:frame draw:style-name="fr10"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98">La corriente total en un circuito paralelo es igual a la suma de las corrientes individuales de las ramas:</text:p>
          <text:p text:style-name="P199"><draw:frame draw:style-name="fr10"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14" text:outline-level="2"><text:bookmark-start text:name="__RefHeading__1313_1459812057"/>Con<text:span text:style-name="T25">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10"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7">a más rama es, mayor corriente total en el circuito, lo que significa menor resistencia al paso de la corriente por el circuito.</text:span></text:p>
      <text:p text:style-name="P29"/>
      <text:p text:style-name="P131">Sin embargo, en términos de conduct<text:span text:style-name="T27">ividad</text:span>, <text:span text:style-name="T27">a</text:span> más rama<text:span text:style-name="T27">s, mayor corriente y por tanto, mayor conductividad.</text:span></text:p>
      <text:p text:style-name="P28">La resistencia total en paralelo es menor que la <text:span text:style-name="T27">menor </text:span>resistencia de l<text:span text:style-name="T47">a</text:span>s rama<text:span text:style-name="T28">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9">r</text:span> conductividad de <text:span text:style-name="T26">las rama</text:span>s<text:span text:style-name="T26">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30"><draw:frame draw:style-name="fr10" draw:name="Object27" text:anchor-type="as-char" svg:y="-0.1484in" svg:width="1.4465in" svg:height="0.2098in" draw:z-index="90"><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10" draw:name="Object28" text:anchor-type="as-char" svg:y="-0.2453in" svg:width="1.5445in" svg:height="0.4193in" draw:z-index="91"><draw:object xlink:href="./Object 28" xlink:type="simple" xlink:show="embed" xlink:actuate="onLoad"/><draw:image xlink:href="./ObjectReplacements/Object 28" xlink:type="simple" xlink:show="embed" xlink:actuate="onLoad"/><svg:desc>formula</svg:desc></draw:frame> <text:span text:style-name="T29">y esta ecuación se transforma en <text:s/></text:span><text:span text:style-name="T29"><draw:frame draw:style-name="fr10" draw:name="Object29" text:anchor-type="as-char" svg:y="-0.2437in" svg:width="1.4366in" svg:height="0.6272in" draw:z-index="92"><draw:object xlink:href="./Object 29" xlink:type="simple" xlink:show="embed" xlink:actuate="onLoad"/><draw:image xlink:href="./ObjectReplacements/Object 29" xlink:type="simple" xlink:show="embed" xlink:actuate="onLoad"/><svg:desc>formula</svg:desc></draw:frame></text:span></text:p>
      <text:p text:style-name="P132">Resumen</text:p>
      <text:p text:style-name="P33"/>
      <text:list xml:id="list1019159421427473870" text:style-name="L46">
        <text:list-item>
          <text:p text:style-name="P200">La conductividad es la propiedad inversa a la resistencia. Indica la facilidad con que la corriente fluye a través de un material o un componente.</text:p>
        </text:list-item>
        <text:list-item>
          <text:p text:style-name="P200">El símbolo de la conductividad es la letra "G" y se mide en unidades de mhos o Siemens.</text:p>
        </text:list-item>
        <text:list-item>
          <text:p text:style-name="P200">Matemáticamente, la conductancia es igual a la inversa de la resistencia: <draw:frame draw:style-name="fr10" draw:name="Object30" text:anchor-type="as-char" svg:y="-0.2437in" svg:width="0.4929in" svg:height="0.3929in" draw:z-index="93"><draw:object xlink:href="./Object 30" xlink:type="simple" xlink:show="embed" xlink:actuate="onLoad"/><draw:image xlink:href="./ObjectReplacements/Object 30" xlink:type="simple" xlink:show="embed" xlink:actuate="onLoad"/></draw:frame></text:p>
        </text:list-item>
      </text:list>
      <text:p text:style-name="P33"/>
      <text:p text:style-name="P33"/>
      <text:p text:style-name="P106">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10" draw:name="Object46" text:anchor-type="as-char" svg:y="-0.152in" svg:width="0.7429in" svg:height="0.2134in" draw:z-index="94"><draw:object xlink:href="./Object 46" xlink:type="simple" xlink:show="embed" xlink:actuate="onLoad"/><draw:image xlink:href="./ObjectReplacements/Object 46" xlink:type="simple" xlink:show="embed" xlink:actuate="onLoad"/></draw:frame> </text:p>
      <text:p text:style-name="P57"><draw:frame draw:style-name="fr10" draw:name="Object47" text:anchor-type="as-char" svg:y="-0.1484in" svg:width="3.7339in" svg:height="0.2098in" draw:z-index="95"><draw:object xlink:href="./Object 47" xlink:type="simple" xlink:show="embed" xlink:actuate="onLoad"/><draw:image xlink:href="./ObjectReplacements/Object 47" xlink:type="simple" xlink:show="embed" xlink:actuate="onLoad"/><svg:desc>formula</svg:desc></draw:frame></text:p>
      <text:p text:style-name="P57"><draw:frame draw:style-name="fr10" draw:name="Object48" text:anchor-type="as-char" svg:y="-0.1484in" svg:width="4.202in" svg:height="0.2098in" draw:z-index="96"><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2" text:anchor-type="as-char" svg:y="-0.152in" svg:width="0.7535in" svg:height="0.2134in" draw:z-index="97"><draw:object xlink:href="./Object 52" xlink:type="simple" xlink:show="embed" xlink:actuate="onLoad"/><draw:image xlink:href="./ObjectReplacements/Object 52" xlink:type="simple" xlink:show="embed" xlink:actuate="onLoad"/><svg:desc>formula</svg:desc></draw:frame> </text:p>
      <text:p text:style-name="P58"><draw:frame draw:style-name="fr10" draw:name="Object53" text:anchor-type="as-char" svg:y="-0.1484in" svg:width="3.7339in" svg:height="0.2098in" draw:z-index="98"><draw:object xlink:href="./Object 53" xlink:type="simple" xlink:show="embed" xlink:actuate="onLoad"/><draw:image xlink:href="./ObjectReplacements/Object 53" xlink:type="simple" xlink:show="embed" xlink:actuate="onLoad"/><svg:desc>formula</svg:desc></draw:frame></text:p>
      <text:p text:style-name="P58"><draw:frame draw:style-name="fr10" draw:name="Object54" text:anchor-type="as-char" svg:y="-0.1484in" svg:width="4.4472in" svg:height="0.2098in" draw:z-index="99"><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07"/>
      <text:p text:style-name="P151">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49" text:anchor-type="as-char" svg:y="-0.152in" svg:width="0.7429in" svg:height="0.2134in" draw:z-index="100"><draw:object xlink:href="./Object 49" xlink:type="simple" xlink:show="embed" xlink:actuate="onLoad"/><draw:image xlink:href="./ObjectReplacements/Object 49" xlink:type="simple" xlink:show="embed" xlink:actuate="onLoad"/><svg:desc>formula</svg:desc></draw:frame> </text:p>
      <text:p text:style-name="P58"><draw:frame draw:style-name="fr10" draw:name="Object50" text:anchor-type="as-char" svg:y="-0.1484in" svg:width="3.7339in" svg:height="0.2098in" draw:z-index="101"><draw:object xlink:href="./Object 50" xlink:type="simple" xlink:show="embed" xlink:actuate="onLoad"/><draw:image xlink:href="./ObjectReplacements/Object 50" xlink:type="simple" xlink:show="embed" xlink:actuate="onLoad"/><svg:desc>formula</svg:desc></draw:frame></text:p>
      <text:p text:style-name="P58"><draw:frame draw:style-name="fr10" draw:name="Object51" text:anchor-type="as-char" svg:y="-0.1484in" svg:width="4.202in" svg:height="0.2098in" draw:z-index="102"><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5" text:anchor-type="as-char" svg:y="-0.152in" svg:width="0.7535in" svg:height="0.2134in" draw:z-index="103"><draw:object xlink:href="./Object 55" xlink:type="simple" xlink:show="embed" xlink:actuate="onLoad"/><draw:image xlink:href="./ObjectReplacements/Object 55" xlink:type="simple" xlink:show="embed" xlink:actuate="onLoad"/><svg:desc>formula</svg:desc></draw:frame> </text:p>
      <text:p text:style-name="P58"><draw:frame draw:style-name="fr10" draw:name="Object56" text:anchor-type="as-char" svg:y="-0.1484in" svg:width="3.7339in" svg:height="0.2098in" draw:z-index="104"><draw:object xlink:href="./Object 56" xlink:type="simple" xlink:show="embed" xlink:actuate="onLoad"/><draw:image xlink:href="./ObjectReplacements/Object 56" xlink:type="simple" xlink:show="embed" xlink:actuate="onLoad"/><svg:desc>formula</svg:desc></draw:frame></text:p>
      <text:p text:style-name="P58"><draw:frame draw:style-name="fr10" draw:name="Object57" text:anchor-type="as-char" svg:y="-0.1484in" svg:width="4.4472in" svg:height="0.2098in" draw:z-index="105"><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15" text:outline-level="2"><text:bookmark-start text:name="__RefHeading__1315_1459812057"/>C<text:span text:style-name="T31">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10" draw:name="Object31" text:anchor-type="as-char" svg:y="-0.1484in" svg:width="0.5839in" svg:height="0.1839in" draw:z-index="106"><draw:object xlink:href="./Object 31" xlink:type="simple" xlink:show="embed" xlink:actuate="onLoad"/><draw:image xlink:href="./ObjectReplacements/Object 31" xlink:type="simple" xlink:show="embed" xlink:actuate="onLoad"/></draw:frame><text:tab/><text:tab/><draw:frame draw:style-name="fr10" draw:name="Object32" text:anchor-type="as-char" svg:y="-0.1484in" svg:width="0.6575in" svg:height="0.1846in" draw:z-index="107"><draw:object xlink:href="./Object 32" xlink:type="simple" xlink:show="embed" xlink:actuate="onLoad"/><draw:image xlink:href="./ObjectReplacements/Object 32" xlink:type="simple" xlink:show="embed" xlink:actuate="onLoad"/><svg:desc>formula</svg:desc></draw:frame><text:tab/><text:tab/><draw:frame draw:style-name="fr10" draw:name="Object33" text:anchor-type="as-char" svg:y="-0.1484in" svg:width="0.6957in" svg:height="0.1846in" draw:z-index="108"><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67"/>
          </table:table-cell>
          <table:table-cell table:style-name="Table6.A1" office:value-type="string">
            <text:p text:style-name="P157">R1</text:p>
          </table:table-cell>
          <table:table-cell table:style-name="Table6.A1" office:value-type="string">
            <text:p text:style-name="P157">R2</text:p>
          </table:table-cell>
          <table:table-cell table:style-name="Table6.A1" office:value-type="string">
            <text:p text:style-name="P157">R3</text:p>
          </table:table-cell>
          <table:table-cell table:style-name="Table6.A1" office:value-type="string">
            <text:p text:style-name="P157">Total</text:p>
          </table:table-cell>
          <table:table-cell table:style-name="Table6.F1" office:value-type="string">
            <text:p text:style-name="P167"/>
          </table:table-cell>
        </table:table-row>
        <table:table-row>
          <table:table-cell table:style-name="Table6.A2" office:value-type="string">
            <text:p text:style-name="P157">E</text:p>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F2" office:value-type="string">
            <text:p text:style-name="P157">Voltios</text:p>
          </table:table-cell>
        </table:table-row>
        <table:table-row>
          <table:table-cell table:style-name="Table6.A2" office:value-type="string">
            <text:p text:style-name="P157">I</text:p>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F2" office:value-type="string">
            <text:p text:style-name="P157">Amperios</text:p>
          </table:table-cell>
        </table:table-row>
        <table:table-row>
          <table:table-cell table:style-name="Table6.A2" office:value-type="string">
            <text:p text:style-name="P157">R</text:p>
          </table:table-cell>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F2" office:value-type="string">
            <text:p text:style-name="P157">Ohmnios</text:p>
          </table:table-cell>
        </table:table-row>
        <table:table-row>
          <table:table-cell table:style-name="Table6.A2" office:value-type="string">
            <text:p text:style-name="P168">P</text:p>
          </table:table-cell>
          <table:table-cell table:style-name="Table6.A2" office:value-type="string">
            <text:p text:style-name="P192"/>
          </table:table-cell>
          <table:table-cell table:style-name="Table6.A2" office:value-type="string">
            <text:p text:style-name="P192"/>
          </table:table-cell>
          <table:table-cell table:style-name="Table6.A2" office:value-type="string">
            <text:p text:style-name="P192"/>
          </table:table-cell>
          <table:table-cell table:style-name="Table6.A2" office:value-type="string">
            <text:p text:style-name="P192"/>
          </table:table-cell>
          <table:table-cell table:style-name="Table6.F2" office:value-type="string">
            <text:p text:style-name="P168">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33">Resumen</text:p>
      <text:p text:style-name="P36"/>
      <text:list xml:id="list1328734826745561090" text:style-name="L47">
        <text:list-item>
          <text:p text:style-name="P201"><text:span text:style-name="T33">L</text:span>a potencia total es siempre la suma de las potencias individuales, <text:span text:style-name="T32">independientemente de la configuración del circuito.</text:span></text:p>
          <text:p text:style-name="P202"><draw:frame draw:style-name="fr10"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216"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4">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69"/>
          </table:table-cell>
          <table:table-cell table:style-name="Table7.A1" office:value-type="string">
            <text:p text:style-name="P158">R1</text:p>
          </table:table-cell>
          <table:table-cell table:style-name="Table7.A1" office:value-type="string">
            <text:p text:style-name="P158">R2</text:p>
          </table:table-cell>
          <table:table-cell table:style-name="Table7.A1" office:value-type="string">
            <text:p text:style-name="P158">R3</text:p>
          </table:table-cell>
          <table:table-cell table:style-name="Table7.A1" office:value-type="string">
            <text:p text:style-name="P158">Total</text:p>
          </table:table-cell>
          <table:table-cell table:style-name="Table7.F1" office:value-type="string">
            <text:p text:style-name="P169"/>
          </table:table-cell>
        </table:table-row>
        <table:table-row>
          <table:table-cell table:style-name="Table7.A2" office:value-type="string">
            <text:p text:style-name="P158">E</text:p>
          </table:table-cell>
          <table:table-cell table:style-name="Table7.A2" office:value-type="string">
            <text:p text:style-name="P158"/>
          </table:table-cell>
          <table:table-cell table:style-name="Table7.A2" office:value-type="string">
            <text:p text:style-name="P158"/>
          </table:table-cell>
          <table:table-cell table:style-name="Table7.A2" office:value-type="string">
            <text:p text:style-name="P158"/>
          </table:table-cell>
          <table:table-cell table:style-name="Table7.A2" office:value-type="string">
            <text:p text:style-name="P170">45 V</text:p>
          </table:table-cell>
          <table:table-cell table:style-name="Table7.F2" office:value-type="string">
            <text:p text:style-name="P158">Voltios</text:p>
          </table:table-cell>
        </table:table-row>
        <table:table-row>
          <table:table-cell table:style-name="Table7.A2" office:value-type="string">
            <text:p text:style-name="P158">I</text:p>
          </table:table-cell>
          <table:table-cell table:style-name="Table7.A2" office:value-type="string">
            <text:p text:style-name="P158"/>
          </table:table-cell>
          <table:table-cell table:style-name="Table7.A2" office:value-type="string">
            <text:p text:style-name="P158"/>
          </table:table-cell>
          <table:table-cell table:style-name="Table7.A2" office:value-type="string">
            <text:p text:style-name="P158"/>
          </table:table-cell>
          <table:table-cell table:style-name="Table7.A2" office:value-type="string">
            <text:p text:style-name="P158"/>
          </table:table-cell>
          <table:table-cell table:style-name="Table7.F2" office:value-type="string">
            <text:p text:style-name="P158">Amperios</text:p>
          </table:table-cell>
        </table:table-row>
        <table:table-row>
          <table:table-cell table:style-name="Table7.A2" office:value-type="string">
            <text:p text:style-name="P158">R</text:p>
          </table:table-cell>
          <table:table-cell table:style-name="Table7.A2" office:value-type="string">
            <text:p text:style-name="P186">5 k<text:span text:style-name="T35">Ω</text:span></text:p>
          </table:table-cell>
          <table:table-cell table:style-name="Table7.A2" office:value-type="string">
            <text:p text:style-name="P186">10 k<text:span text:style-name="T35">Ω</text:span></text:p>
          </table:table-cell>
          <table:table-cell table:style-name="Table7.A2" office:value-type="string">
            <text:p text:style-name="P186">7,5 k<text:span text:style-name="T35">Ω</text:span></text:p>
          </table:table-cell>
          <table:table-cell table:style-name="Table7.A2" office:value-type="string">
            <text:p text:style-name="P185"/>
          </table:table-cell>
          <table:table-cell table:style-name="Table7.F2" office:value-type="string">
            <text:p text:style-name="P158">Ohmnios</text:p>
          </table:table-cell>
        </table:table-row>
      </table:table>
      <text:p text:style-name="P39"/>
      <text:p text:style-name="P43">Para completar la tabla, en primer lugar, se sum<text:span text:style-name="T37">a</text:span>n las res<text:span text:style-name="T37">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74"/>
          </table:table-cell>
          <table:table-cell table:style-name="Table8.A1" office:value-type="string">
            <text:p text:style-name="P159">R1</text:p>
          </table:table-cell>
          <table:table-cell table:style-name="Table8.A1" office:value-type="string">
            <text:p text:style-name="P159">R2</text:p>
          </table:table-cell>
          <table:table-cell table:style-name="Table8.A1" office:value-type="string">
            <text:p text:style-name="P159">R3</text:p>
          </table:table-cell>
          <table:table-cell table:style-name="Table8.A1" office:value-type="string">
            <text:p text:style-name="P159">Total</text:p>
          </table:table-cell>
          <table:table-cell table:style-name="Table8.F1" office:value-type="string">
            <text:p text:style-name="P174"/>
          </table:table-cell>
        </table:table-row>
        <table:table-row>
          <table:table-cell table:style-name="Table8.A2" office:value-type="string">
            <text:p text:style-name="P159">E</text:p>
          </table:table-cell>
          <table:table-cell table:style-name="Table8.A2" office:value-type="string">
            <text:p text:style-name="P159"/>
          </table:table-cell>
          <table:table-cell table:style-name="Table8.A2" office:value-type="string">
            <text:p text:style-name="P159"/>
          </table:table-cell>
          <table:table-cell table:style-name="Table8.A2" office:value-type="string">
            <text:p text:style-name="P159"/>
          </table:table-cell>
          <table:table-cell table:style-name="Table8.A2" office:value-type="string">
            <text:p text:style-name="P171">45 V</text:p>
          </table:table-cell>
          <table:table-cell table:style-name="Table8.F2" office:value-type="string">
            <text:p text:style-name="P159">Voltios</text:p>
          </table:table-cell>
        </table:table-row>
        <table:table-row>
          <table:table-cell table:style-name="Table8.A2" office:value-type="string">
            <text:p text:style-name="P159">I</text:p>
          </table:table-cell>
          <table:table-cell table:style-name="Table8.A2" office:value-type="string">
            <text:p text:style-name="P159"/>
          </table:table-cell>
          <table:table-cell table:style-name="Table8.A2" office:value-type="string">
            <text:p text:style-name="P159"/>
          </table:table-cell>
          <table:table-cell table:style-name="Table8.A2" office:value-type="string">
            <text:p text:style-name="P159"/>
          </table:table-cell>
          <table:table-cell table:style-name="Table8.A2" office:value-type="string">
            <text:p text:style-name="P159"/>
          </table:table-cell>
          <table:table-cell table:style-name="Table8.F2" office:value-type="string">
            <text:p text:style-name="P159">Amperios</text:p>
          </table:table-cell>
        </table:table-row>
        <table:table-row>
          <table:table-cell table:style-name="Table8.A2" office:value-type="string">
            <text:p text:style-name="P159">R</text:p>
          </table:table-cell>
          <table:table-cell table:style-name="Table8.A2" office:value-type="string">
            <text:p text:style-name="P187">5 k<text:span text:style-name="T35">Ω</text:span></text:p>
          </table:table-cell>
          <table:table-cell table:style-name="Table8.A2" office:value-type="string">
            <text:p text:style-name="P187">10 k<text:span text:style-name="T35">Ω</text:span></text:p>
          </table:table-cell>
          <table:table-cell table:style-name="Table8.A2" office:value-type="string">
            <text:p text:style-name="P187">7,5 k<text:span text:style-name="T35">Ω</text:span></text:p>
          </table:table-cell>
          <table:table-cell table:style-name="Table8.A2" office:value-type="string">
            <text:p text:style-name="P187"><text:span text:style-name="T36">22,5</text:span> k<text:span text:style-name="T35">Ω</text:span></text:p>
          </table:table-cell>
          <table:table-cell table:style-name="Table8.F2" office:value-type="string">
            <text:p text:style-name="P159">Ohmnios</text:p>
          </table:table-cell>
        </table:table-row>
      </table:table>
      <text:p text:style-name="P43"/>
      <text:p text:style-name="P43"/>
      <text:p text:style-name="P43"/>
      <text:p text:style-name="P134"/>
      <text:p text:style-name="P45">Con la resistencia total se calcula la corriente.</text:p>
      <text:p text:style-name="P45"><draw:frame draw:style-name="fr10"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75"/>
          </table:table-cell>
          <table:table-cell table:style-name="Table9.A1" office:value-type="string">
            <text:p text:style-name="P160">R1</text:p>
          </table:table-cell>
          <table:table-cell table:style-name="Table9.A1" office:value-type="string">
            <text:p text:style-name="P160">R2</text:p>
          </table:table-cell>
          <table:table-cell table:style-name="Table9.A1" office:value-type="string">
            <text:p text:style-name="P160">R3</text:p>
          </table:table-cell>
          <table:table-cell table:style-name="Table9.A1" office:value-type="string">
            <text:p text:style-name="P160">Total</text:p>
          </table:table-cell>
          <table:table-cell table:style-name="Table9.F1" office:value-type="string">
            <text:p text:style-name="P175"/>
          </table:table-cell>
        </table:table-row>
        <table:table-row>
          <table:table-cell table:style-name="Table9.A2" office:value-type="string">
            <text:p text:style-name="P160">E</text:p>
          </table:table-cell>
          <table:table-cell table:style-name="Table9.A2" office:value-type="string">
            <text:p text:style-name="P160"/>
          </table:table-cell>
          <table:table-cell table:style-name="Table9.A2" office:value-type="string">
            <text:p text:style-name="P160"/>
          </table:table-cell>
          <table:table-cell table:style-name="Table9.A2" office:value-type="string">
            <text:p text:style-name="P160"/>
          </table:table-cell>
          <table:table-cell table:style-name="Table9.A2" office:value-type="string">
            <text:p text:style-name="P172">45 V</text:p>
          </table:table-cell>
          <table:table-cell table:style-name="Table9.F2" office:value-type="string">
            <text:p text:style-name="P160">Voltios</text:p>
          </table:table-cell>
        </table:table-row>
        <table:table-row>
          <table:table-cell table:style-name="Table9.A2" office:value-type="string">
            <text:p text:style-name="P160">I</text:p>
          </table:table-cell>
          <table:table-cell table:style-name="Table9.A2" office:value-type="string">
            <text:p text:style-name="P176">2 mA</text:p>
          </table:table-cell>
          <table:table-cell table:style-name="Table9.A2" office:value-type="string">
            <text:p text:style-name="P176">2 mA</text:p>
          </table:table-cell>
          <table:table-cell table:style-name="Table9.A2" office:value-type="string">
            <text:p text:style-name="P176">2 mA</text:p>
          </table:table-cell>
          <table:table-cell table:style-name="Table9.A2" office:value-type="string">
            <text:p text:style-name="P176">2 mA</text:p>
          </table:table-cell>
          <table:table-cell table:style-name="Table9.F2" office:value-type="string">
            <text:p text:style-name="P160">Amperios</text:p>
          </table:table-cell>
        </table:table-row>
        <table:table-row>
          <table:table-cell table:style-name="Table9.A2" office:value-type="string">
            <text:p text:style-name="P160">R</text:p>
          </table:table-cell>
          <table:table-cell table:style-name="Table9.A2" office:value-type="string">
            <text:p text:style-name="P188">5 k<text:span text:style-name="T35">Ω</text:span></text:p>
          </table:table-cell>
          <table:table-cell table:style-name="Table9.A2" office:value-type="string">
            <text:p text:style-name="P188">10 k<text:span text:style-name="T35">Ω</text:span></text:p>
          </table:table-cell>
          <table:table-cell table:style-name="Table9.A2" office:value-type="string">
            <text:p text:style-name="P188">7,5 k<text:span text:style-name="T35">Ω</text:span></text:p>
          </table:table-cell>
          <table:table-cell table:style-name="Table9.A2" office:value-type="string">
            <text:p text:style-name="P188"><text:span text:style-name="T36">22,5</text:span> k<text:span text:style-name="T35">Ω</text:span></text:p>
          </table:table-cell>
          <table:table-cell table:style-name="Table9.F2" office:value-type="string">
            <text:p text:style-name="P160">Ohmnios</text:p>
          </table:table-cell>
        </table:table-row>
      </table:table>
      <text:p text:style-name="P44"/>
      <text:p text:style-name="P45">Conociendo resistencia y corriente, se calculan las caídas de tensión en las resistencias.</text:p>
      <text:p text:style-name="P45"><draw:frame draw:style-name="fr10"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75"/>
          </table:table-cell>
          <table:table-cell table:style-name="Table10.A1" office:value-type="string">
            <text:p text:style-name="P160">R1</text:p>
          </table:table-cell>
          <table:table-cell table:style-name="Table10.A1" office:value-type="string">
            <text:p text:style-name="P160">R2</text:p>
          </table:table-cell>
          <table:table-cell table:style-name="Table10.A1" office:value-type="string">
            <text:p text:style-name="P160">R3</text:p>
          </table:table-cell>
          <table:table-cell table:style-name="Table10.A1" office:value-type="string">
            <text:p text:style-name="P160">Total</text:p>
          </table:table-cell>
          <table:table-cell table:style-name="Table10.F1" office:value-type="string">
            <text:p text:style-name="P175"/>
          </table:table-cell>
        </table:table-row>
        <table:table-row>
          <table:table-cell table:style-name="Table10.A2" office:value-type="string">
            <text:p text:style-name="P160">E</text:p>
          </table:table-cell>
          <table:table-cell table:style-name="Table10.A2" office:value-type="string">
            <text:p text:style-name="P176">10 V</text:p>
          </table:table-cell>
          <table:table-cell table:style-name="Table10.A2" office:value-type="string">
            <text:p text:style-name="P176">20 V</text:p>
          </table:table-cell>
          <table:table-cell table:style-name="Table10.A2" office:value-type="string">
            <text:p text:style-name="P176">15 V</text:p>
          </table:table-cell>
          <table:table-cell table:style-name="Table10.A2" office:value-type="string">
            <text:p text:style-name="P172">45 V</text:p>
          </table:table-cell>
          <table:table-cell table:style-name="Table10.F2" office:value-type="string">
            <text:p text:style-name="P160">Voltios</text:p>
          </table:table-cell>
        </table:table-row>
        <table:table-row>
          <table:table-cell table:style-name="Table10.A2" office:value-type="string">
            <text:p text:style-name="P160">I</text:p>
          </table:table-cell>
          <table:table-cell table:style-name="Table10.A2" office:value-type="string">
            <text:p text:style-name="P176">2 mA</text:p>
          </table:table-cell>
          <table:table-cell table:style-name="Table10.A2" office:value-type="string">
            <text:p text:style-name="P176">2 mA</text:p>
          </table:table-cell>
          <table:table-cell table:style-name="Table10.A2" office:value-type="string">
            <text:p text:style-name="P176">2 mA</text:p>
          </table:table-cell>
          <table:table-cell table:style-name="Table10.A2" office:value-type="string">
            <text:p text:style-name="P176">2 mA</text:p>
          </table:table-cell>
          <table:table-cell table:style-name="Table10.F2" office:value-type="string">
            <text:p text:style-name="P160">Amperios</text:p>
          </table:table-cell>
        </table:table-row>
        <table:table-row>
          <table:table-cell table:style-name="Table10.A2" office:value-type="string">
            <text:p text:style-name="P160">R</text:p>
          </table:table-cell>
          <table:table-cell table:style-name="Table10.A2" office:value-type="string">
            <text:p text:style-name="P188">5 k<text:span text:style-name="T35">Ω</text:span></text:p>
          </table:table-cell>
          <table:table-cell table:style-name="Table10.A2" office:value-type="string">
            <text:p text:style-name="P188">10 k<text:span text:style-name="T35">Ω</text:span></text:p>
          </table:table-cell>
          <table:table-cell table:style-name="Table10.A2" office:value-type="string">
            <text:p text:style-name="P188">7,5 k<text:span text:style-name="T35">Ω</text:span></text:p>
          </table:table-cell>
          <table:table-cell table:style-name="Table10.A2" office:value-type="string">
            <text:p text:style-name="P188"><text:span text:style-name="T36">22,5</text:span> k<text:span text:style-name="T35">Ω</text:span></text:p>
          </table:table-cell>
          <table:table-cell table:style-name="Table10.F2" office:value-type="string">
            <text:p text:style-name="P160">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10"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10"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10"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135"/>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36">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37">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3950741148132703444" text:style-name="L48">
        <text:list-item>
          <text:p text:style-name="P203">En los circuitos de conexión en serie, la tensión de alimentación se divide (distribuye) sobre los componentes del circuito. La suma de las caídas de tensión de los componentes del circuito es igual a la tensión de alimentación.</text:p>
          <text:p text:style-name="P203">La tensión en una resistencia se puede calcular con:</text:p>
          <text:p text:style-name="P203"><draw:frame draw:style-name="fr10"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203">Un potenciómetro es u<text:span text:style-name="T38">na</text:span> resistencia variable con tres <text:span text:style-name="T38">contactos, que se suele utilizar como divisor de tensión variable</text:span>.</text:p>
        </text:list-item>
      </text:list>
      <text:p text:style-name="P52"/>
      <text:p text:style-name="P52"/>
      <text:h text:style-name="P217" text:outline-level="2"><text:bookmark-start text:name="__RefHeading__3378_520505863"/>Nudo, rama, lazo y malla<text:bookmark-end text:name="__RefHeading__3378_520505863"/></text:h>
      <text:p text:style-name="P101">Para poder analñizar un circuito, se va a definir su estructura mediante los conceptos de n<text:span text:style-name="T59">u</text:span>do, rama, lazo y malla.</text:p>
      <text:p text:style-name="P101">Observese el siguiente ejemplo:</text:p>
      <text:p text:style-name="P101"/>
      <text:p text:style-name="P101"><draw:g text:anchor-type="paragraph" draw:z-index="84" draw:style-name="gr1"><draw:frame draw:style-name="gr2" draw:text-style-name="P224" svg:width="5.9276in" svg:height="2.4689in" svg:x="0.0008in" svg:y="0.1717in"><draw:image xlink:href="Pictures/1000000000000239000000ED0C393901.png" xlink:type="simple" xlink:show="embed" xlink:actuate="onLoad"><text:p/></draw:image></draw:frame><draw:line draw:style-name="gr10" draw:text-style-name="P224" svg:x1="1.0382in" svg:y1="2.2618in" svg:x2="2.2193in" svg:y2="2.2618in"><text:p/></draw:line><draw:frame draw:style-name="gr2" draw:text-style-name="P224" svg:width="0.5516in" svg:height="0.3189in" svg:x="1.3744in" svg:y="2.3972in"><draw:image xlink:href="Pictures/10000000000000500000002EB224142A.png" xlink:type="simple" xlink:show="embed" xlink:actuate="onLoad"><text:p/></draw:image></draw:frame><draw:frame draw:style-name="gr2" draw:text-style-name="P224" svg:width="0.5516in" svg:height="0.3189in" svg:x="4.0909in" svg:y="2.3972in"><draw:image xlink:href="Pictures/10000000000000500000002EB224142A.png" xlink:type="simple" xlink:show="embed" xlink:actuate="onLoad"><text:p/></draw:image></draw:frame><draw:custom-shape draw:style-name="gr3" draw:text-style-name="P224" svg:width="0.3157in" svg:height="0.3543in" svg:x="1.4709in" svg:y="0.0965in"><text:p/><draw:enhanced-geometry svg:viewBox="0 0 21600 21600" draw:type="rectangle" draw:enhanced-path="M 0 0 L 21600 0 21600 21600 0 21600 0 0 Z N"/></draw:custom-shape><draw:frame draw:style-name="gr11" draw:text-style-name="P229" svg:width="0.2476in" svg:height="0.2122in" svg:x="1.5016in" svg:y="0.189in"><draw:image xlink:href="Pictures/200000160000026F000002143966519E.svm" xlink:type="simple" xlink:show="embed" xlink:actuate="onLoad"><text:p/></draw:image></draw:frame><draw:custom-shape draw:style-name="gr3" draw:text-style-name="P224" svg:width="0.3157in" svg:height="0.3551in" svg:x="1.5106in" svg:y="2.6157in"><text:p/><draw:enhanced-geometry svg:viewBox="0 0 21600 21600" draw:type="rectangle" draw:enhanced-path="M 0 0 L 21600 0 21600 21600 0 21600 0 0 Z N"/></draw:custom-shape><draw:frame draw:style-name="gr11" draw:text-style-name="P229" svg:width="0.2469in" svg:height="0.213in" svg:x="1.5409in" svg:y="2.7083in"><draw:image xlink:href="Pictures/20000016000002700000021445FBB008.svm" xlink:type="simple" xlink:show="embed" xlink:actuate="onLoad"><text:p/></draw:image></draw:frame><draw:custom-shape draw:style-name="gr3" draw:text-style-name="P224" svg:width="0.315in" svg:height="0.3551in" svg:x="3.1252in" svg:y="1.3165in"><text:p/><draw:enhanced-geometry svg:viewBox="0 0 21600 21600" draw:type="rectangle" draw:enhanced-path="M 0 0 L 21600 0 21600 21600 0 21600 0 0 Z N"/></draw:custom-shape><draw:frame draw:style-name="gr11" draw:text-style-name="P229" svg:width="0.2476in" svg:height="0.213in" svg:x="3.1551in" svg:y="1.4091in"><draw:image xlink:href="Pictures/200000160000027200000214D508535C.svm" xlink:type="simple" xlink:show="embed" xlink:actuate="onLoad"><text:p/></draw:image></draw:frame><draw:custom-shape draw:style-name="gr3" draw:text-style-name="P224" svg:width="0.3157in" svg:height="0.3551in" svg:x="4.1874in" svg:y="2.6157in"><text:p/><draw:enhanced-geometry svg:viewBox="0 0 21600 21600" draw:type="rectangle" draw:enhanced-path="M 0 0 L 21600 0 21600 21600 0 21600 0 0 Z N"/></draw:custom-shape><draw:frame draw:style-name="gr11" draw:text-style-name="P229" svg:width="0.2469in" svg:height="0.213in" svg:x="4.2181in" svg:y="2.7083in"><draw:image xlink:href="Pictures/200000160000027200000214516411E5.svm" xlink:type="simple" xlink:show="embed" xlink:actuate="onLoad"><text:p/></draw:image></draw:frame><draw:custom-shape draw:style-name="gr3" draw:text-style-name="P224" svg:width="0.3157in" svg:height="0.3543in" svg:x="4.1874in" svg:y="0.0965in"><text:p/><draw:enhanced-geometry svg:viewBox="0 0 21600 21600" draw:type="rectangle" draw:enhanced-path="M 0 0 L 21600 0 21600 21600 0 21600 0 0 Z N"/></draw:custom-shape><draw:frame draw:style-name="gr11" draw:text-style-name="P229" svg:width="0.2531in" svg:height="0.2122in" svg:x="4.2181in" svg:y="0.189in"><draw:image xlink:href="Pictures/200000160000027F000002144EDAB171.svm" xlink:type="simple" xlink:show="embed" xlink:actuate="onLoad"><text:p/></draw:image></draw:frame><draw:custom-shape draw:style-name="gr3" draw:text-style-name="P224" svg:width="0.315in" svg:height="0.3543in" svg:x="0.0543in" svg:y="1.3563in"><text:p/><draw:enhanced-geometry svg:viewBox="0 0 21600 21600" draw:type="rectangle" draw:enhanced-path="M 0 0 L 21600 0 21600 21600 0 21600 0 0 Z N"/></draw:custom-shape><draw:frame draw:style-name="gr11" draw:text-style-name="P229" svg:width="0.2476in" svg:height="0.2122in" svg:x="0.0843in" svg:y="1.4484in"><draw:image xlink:href="Pictures/200000160000027200000214EAD6D682.svm" xlink:type="simple" xlink:show="embed" xlink:actuate="onLoad"><text:p/></draw:image></draw:frame><draw:custom-shape draw:style-name="gr3" draw:text-style-name="P224" svg:width="0.3157in" svg:height="0.3543in" svg:x="5.6051in" svg:y="1.3563in"><text:p/><draw:enhanced-geometry svg:viewBox="0 0 21600 21600" draw:type="rectangle" draw:enhanced-path="M 0 0 L 21600 0 21600 21600 0 21600 0 0 Z N"/></draw:custom-shape><draw:frame draw:style-name="gr11" draw:text-style-name="P229" svg:width="0.2469in" svg:height="0.2122in" svg:x="5.6354in" svg:y="1.4484in"><draw:image xlink:href="Pictures/200000160000027300000214EB1CB681.svm" xlink:type="simple" xlink:show="embed" xlink:actuate="onLoad"><text:p/></draw:image></draw:frame><draw:line draw:style-name="gr7" draw:text-style-name="P224" svg:x1="1.0382in" svg:y1="0.9232in" svg:x2="1.0382in" svg:y2="2.2618in"><text:p/></draw:line><draw:line draw:style-name="gr7" draw:text-style-name="P224" svg:x1="4.9752in" svg:y1="0.9232in" svg:x2="4.9752in" svg:y2="2.2618in"><text:p/></draw:line><draw:line draw:style-name="gr7" draw:text-style-name="P224" svg:x1="2.8098in" svg:y1="0.9232in" svg:x2="2.8098in" svg:y2="2.2618in"><text:p/></draw:line><draw:line draw:style-name="gr10" draw:text-style-name="P224" svg:x1="1.0382in" svg:y1="0.9232in" svg:x2="2.2193in" svg:y2="0.9232in"><text:p/></draw:line><draw:line draw:style-name="gr10" draw:text-style-name="P224" svg:x1="3.7941in" svg:y1="0.9232in" svg:x2="4.9752in" svg:y2="0.9232in"><text:p/></draw:line><draw:line draw:style-name="gr10" draw:text-style-name="P224" svg:x1="3.7941in" svg:y1="2.2618in" svg:x2="4.9752in" svg:y2="2.2618in"><text:p/></draw:line><draw:frame draw:style-name="gr12" draw:text-style-name="P228" svg:width="0.9059in" svg:height="0.324in" svg:x="0.9988in" svg:y="1.3957in"><draw:text-box><text:p text:style-name="P225"><text:span text:style-name="T68">Rama 1</text:span></text:p></draw:text-box></draw:frame><draw:frame draw:style-name="gr12" draw:text-style-name="P228" svg:width="0.9059in" svg:height="0.324in" draw:transform="rotate (1.5707963267949) translate (2.43541666666667in 2.00625in)"><draw:text-box><text:p text:style-name="P225"><text:span text:style-name="T68">Rama 2</text:span></text:p></draw:text-box></draw:frame><draw:frame draw:style-name="gr12" draw:text-style-name="P228" svg:width="0.9059in" svg:height="0.324in" svg:x="4.1091in" svg:y="1.3957in"><draw:text-box><text:p text:style-name="P225"><text:span text:style-name="T68">Rama 3</text:span></text:p></draw:text-box></draw:frame><draw:frame draw:style-name="gr12" draw:text-style-name="P228" svg:width="0.9059in" svg:height="0.324in" svg:x="2.5343in" svg:y="0.2146in"><draw:text-box><text:p text:style-name="P225"><text:span text:style-name="T68">Nudo a</text:span></text:p></draw:text-box></draw:frame><draw:frame draw:style-name="gr12" draw:text-style-name="P228" svg:width="0.9059in" svg:height="0.324in" svg:x="2.5343in" svg:y="2.5374in"><draw:text-box><text:p text:style-name="P225"><text:span text:style-name="T68">Nudo b</text:span></text:p></draw:text-box></draw:frame></draw:g> </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span text:style-name="T60">Nudo</text:span>: es la unión de varios conductores eléctricos en un punto.</text:p>
      <text:p text:style-name="P102"><text:span text:style-name="T60">Rama</text:span>: es la parte del circuito comprendida entre dos nudos vecinos.</text:p>
      <text:p text:style-name="P102"/>
      <text:p text:style-name="P102"><draw:g text:anchor-type="paragraph" draw:z-index="85" draw:style-name="gr1"><draw:frame draw:style-name="gr2" draw:text-style-name="P224" svg:width="5.9276in" svg:height="2.4685in" svg:x="0.0008in" svg:y="-0.1437in"><draw:image xlink:href="Pictures/1000000000000239000000ED0C393901.png" xlink:type="simple" xlink:show="embed" xlink:actuate="onLoad"><text:p/></draw:image></draw:frame><draw:frame draw:style-name="gr2" draw:text-style-name="P224" svg:width="0.5516in" svg:height="0.3189in" svg:x="1.3744in" svg:y="2.0819in"><draw:image xlink:href="Pictures/10000000000000500000002EB224142A.png" xlink:type="simple" xlink:show="embed" xlink:actuate="onLoad"><text:p/></draw:image></draw:frame><draw:frame draw:style-name="gr2" draw:text-style-name="P224" svg:width="0.5516in" svg:height="0.3189in" svg:x="4.0909in" svg:y="2.0819in"><draw:image xlink:href="Pictures/10000000000000500000002EB224142A.png" xlink:type="simple" xlink:show="embed" xlink:actuate="onLoad"><text:p/></draw:image></draw:frame><draw:custom-shape draw:style-name="gr3" draw:text-style-name="P224" svg:width="0.3157in" svg:height="0.3551in" svg:x="1.4709in" svg:y="-0.2197in"><text:p/><draw:enhanced-geometry svg:viewBox="0 0 21600 21600" draw:type="rectangle" draw:enhanced-path="M 0 0 L 21600 0 21600 21600 0 21600 0 0 Z N"/></draw:custom-shape><draw:frame draw:style-name="gr11" draw:text-style-name="P229" svg:width="0.2476in" svg:height="0.213in" svg:x="1.5016in" svg:y="-0.1272in"><draw:image xlink:href="Pictures/200000160000026F000002143966519E.svm" xlink:type="simple" xlink:show="embed" xlink:actuate="onLoad"><text:p/></draw:image></draw:frame><draw:custom-shape draw:style-name="gr3" draw:text-style-name="P224" svg:width="0.3157in" svg:height="0.3543in" svg:x="1.5106in" svg:y="2.3004in"><text:p/><draw:enhanced-geometry svg:viewBox="0 0 21600 21600" draw:type="rectangle" draw:enhanced-path="M 0 0 L 21600 0 21600 21600 0 21600 0 0 Z N"/></draw:custom-shape><draw:frame draw:style-name="gr11" draw:text-style-name="P229" svg:width="0.2469in" svg:height="0.213in" svg:x="1.5409in" svg:y="2.3921in"><draw:image xlink:href="Pictures/20000016000002700000021445FBB008.svm" xlink:type="simple" xlink:show="embed" xlink:actuate="onLoad"><text:p/></draw:image></draw:frame><draw:custom-shape draw:style-name="gr3" draw:text-style-name="P224" svg:width="0.315in" svg:height="0.3543in" svg:x="3.1252in" svg:y="1.0012in"><text:p/><draw:enhanced-geometry svg:viewBox="0 0 21600 21600" draw:type="rectangle" draw:enhanced-path="M 0 0 L 21600 0 21600 21600 0 21600 0 0 Z N"/></draw:custom-shape><draw:frame draw:style-name="gr11" draw:text-style-name="P229" svg:width="0.2476in" svg:height="0.2122in" svg:x="3.1551in" svg:y="1.0937in"><draw:image xlink:href="Pictures/200000160000027200000214D508535C.svm" xlink:type="simple" xlink:show="embed" xlink:actuate="onLoad"><text:p/></draw:image></draw:frame><draw:custom-shape draw:style-name="gr3" draw:text-style-name="P224" svg:width="0.3157in" svg:height="0.3543in" svg:x="4.1874in" svg:y="2.3004in"><text:p/><draw:enhanced-geometry svg:viewBox="0 0 21600 21600" draw:type="rectangle" draw:enhanced-path="M 0 0 L 21600 0 21600 21600 0 21600 0 0 Z N"/></draw:custom-shape><draw:frame draw:style-name="gr11" draw:text-style-name="P229" svg:width="0.2469in" svg:height="0.213in" svg:x="4.2181in" svg:y="2.3921in"><draw:image xlink:href="Pictures/200000160000027200000214516411E5.svm" xlink:type="simple" xlink:show="embed" xlink:actuate="onLoad"><text:p/></draw:image></draw:frame><draw:custom-shape draw:style-name="gr3" draw:text-style-name="P224" svg:width="0.3157in" svg:height="0.3551in" svg:x="4.1874in" svg:y="-0.2197in"><text:p/><draw:enhanced-geometry svg:viewBox="0 0 21600 21600" draw:type="rectangle" draw:enhanced-path="M 0 0 L 21600 0 21600 21600 0 21600 0 0 Z N"/></draw:custom-shape><draw:frame draw:style-name="gr11" draw:text-style-name="P229" svg:width="0.2531in" svg:height="0.213in" svg:x="4.2181in" svg:y="-0.1272in"><draw:image xlink:href="Pictures/200000160000027F000002144EDAB171.svm" xlink:type="simple" xlink:show="embed" xlink:actuate="onLoad"><text:p/></draw:image></draw:frame><draw:custom-shape draw:style-name="gr3" draw:text-style-name="P224" svg:width="0.315in" svg:height="0.3543in" svg:x="0.0543in" svg:y="1.0409in"><text:p/><draw:enhanced-geometry svg:viewBox="0 0 21600 21600" draw:type="rectangle" draw:enhanced-path="M 0 0 L 21600 0 21600 21600 0 21600 0 0 Z N"/></draw:custom-shape><draw:frame draw:style-name="gr11" draw:text-style-name="P229" svg:width="0.2469in" svg:height="0.213in" svg:x="0.1236in" svg:y="1.1327in"><draw:image xlink:href="Pictures/200000160000027200000214EAD6D682.svm" xlink:type="simple" xlink:show="embed" xlink:actuate="onLoad"><text:p/></draw:image></draw:frame><draw:custom-shape draw:style-name="gr3" draw:text-style-name="P224" svg:width="0.3157in" svg:height="0.3543in" svg:x="5.6051in" svg:y="1.0409in"><text:p/><draw:enhanced-geometry svg:viewBox="0 0 21600 21600" draw:type="rectangle" draw:enhanced-path="M 0 0 L 21600 0 21600 21600 0 21600 0 0 Z N"/></draw:custom-shape><draw:frame draw:style-name="gr11" draw:text-style-name="P229" svg:width="0.2469in" svg:height="0.213in" svg:x="5.6354in" svg:y="1.1327in"><draw:image xlink:href="Pictures/200000160000027300000214EB1CB681.svm" xlink:type="simple" xlink:show="embed" xlink:actuate="onLoad"><text:p/></draw:image></draw:frame><draw:line draw:style-name="gr13" draw:text-style-name="P224" svg:x1="1.0382in" svg:y1="0.6075in" svg:x2="1.0382in" svg:y2="1.9461in"><text:p/></draw:line><draw:line draw:style-name="gr13" draw:text-style-name="P224" svg:x1="4.9752in" svg:y1="0.6075in" svg:x2="4.9752in" svg:y2="1.9461in"><text:p/></draw:line><draw:line draw:style-name="gr13" draw:text-style-name="P224" svg:x1="2.613in" svg:y1="0.6075in" svg:x2="2.613in" svg:y2="1.9461in"><text:p/></draw:line><draw:line draw:style-name="gr14" draw:text-style-name="P224" svg:x1="1.0382in" svg:y1="0.6075in" svg:x2="2.613in" svg:y2="0.6075in"><text:p/></draw:line><draw:frame draw:style-name="gr12" draw:text-style-name="P230" svg:width="0.9059in" svg:height="0.324in" svg:x="1.3528in" svg:y="1.0799in"><draw:text-box><text:p text:style-name="P225"><text:span text:style-name="T69">Malla 1</text:span></text:p></draw:text-box></draw:frame><draw:line draw:style-name="gr14" draw:text-style-name="P224" svg:x1="1.0382in" svg:y1="1.9461in" svg:x2="2.613in" svg:y2="1.9461in"><text:p/></draw:line><draw:frame draw:style-name="gr12" draw:text-style-name="P230" svg:width="0.9059in" svg:height="0.324in" svg:x="3.7551in" svg:y="1.0799in"><draw:text-box><text:p text:style-name="P225"><text:span text:style-name="T69">Malla 2</text:span></text:p></draw:text-box></draw:frame><draw:line draw:style-name="gr14" draw:text-style-name="P224" svg:x1="3.4004in" svg:y1="1.9461in" svg:x2="4.9752in" svg:y2="1.9461in"><text:p/></draw:line><draw:line draw:style-name="gr14" draw:text-style-name="P224" svg:x1="3.4004in" svg:y1="0.6075in" svg:x2="4.9752in" svg:y2="0.6075in"><text:p/></draw:line><draw:line draw:style-name="gr13" draw:text-style-name="P224" svg:x1="3.4004in" svg:y1="0.6075in" svg:x2="3.4004in" svg:y2="1.9461in"><text:p/></draw:line><draw:frame draw:style-name="gr15" draw:text-style-name="P231" svg:width="0.9059in" svg:height="0.324in" svg:x="1.0382in" svg:y="0.5681in"><draw:text-box><text:p text:style-name="P225"><text:span text:style-name="T70">Lazo 1</text:span></text:p></draw:text-box></draw:frame><draw:frame draw:style-name="gr12" draw:text-style-name="P231" svg:width="0.9059in" svg:height="0.324in" svg:x="3.4in" svg:y="0.5681in"><draw:text-box><text:p text:style-name="P225"><text:span text:style-name="T70">Lazo 2</text:span></text:p></draw:text-box></draw:frame><draw:frame draw:style-name="gr15" draw:text-style-name="P231" svg:width="0.9051in" svg:height="0.324in" svg:x="0.5661in" svg:y="-0.298in"><draw:text-box><text:p text:style-name="P225"><text:span text:style-name="T70">Lazo 3</text:span></text:p></draw:text-box></draw:frame><draw:line draw:style-name="gr14" draw:text-style-name="P224" svg:x1="0.3689in" svg:y1="0.0957in" svg:x2="5.6051in" svg:y2="0.0957in"><text:p/></draw:line><draw:line draw:style-name="gr14" draw:text-style-name="P224" svg:x1="0.3689in" svg:y1="2.3382in" svg:x2="5.6051in" svg:y2="2.3382in"><text:p/></draw:line><draw:line draw:style-name="gr13" draw:text-style-name="P224" svg:x1="0.3689in" svg:y1="0.0957in" svg:x2="0.3689in" svg:y2="2.3398in"><text:p/></draw:line><draw:line draw:style-name="gr13" draw:text-style-name="P224" svg:x1="5.6055in" svg:y1="0.0957in" svg:x2="5.6055in" svg:y2="2.3398in"><text:p/></draw:line><draw:line draw:style-name="gr16" draw:text-style-name="P224" svg:x1="1.235in" svg:y1="1.6311in" svg:x2="2.4161in" svg:y2="1.6311in"><text:p/></draw:line><draw:line draw:style-name="gr16" draw:text-style-name="P224" svg:x1="1.235in" svg:y1="0.9224in" svg:x2="2.4161in" svg:y2="0.9224in"><text:p/></draw:line><draw:line draw:style-name="gr16" draw:text-style-name="P224" svg:x1="1.235in" svg:y1="1.6311in" svg:x2="1.235in" svg:y2="0.9224in"><text:p/></draw:line><draw:line draw:style-name="gr16" draw:text-style-name="P224" svg:x1="2.4161in" svg:y1="1.6311in" svg:x2="2.4161in" svg:y2="0.9224in"><text:p/></draw:line><draw:g draw:style-name="gr17"><draw:line draw:style-name="gr16" draw:text-style-name="P224" svg:x1="3.5976in" svg:y1="1.6311in" svg:x2="4.7787in" svg:y2="1.6311in"><text:p/></draw:line><draw:line draw:style-name="gr16" draw:text-style-name="P224" svg:x1="3.5976in" svg:y1="0.9224in" svg:x2="4.7787in" svg:y2="0.9224in"><text:p/></draw:line><draw:line draw:style-name="gr16" draw:text-style-name="P224" svg:x1="3.5976in" svg:y1="1.6311in" svg:x2="3.5976in" svg:y2="0.9224in"><text:p/></draw:line><draw:line draw:style-name="gr16" draw:text-style-name="P224" svg:x1="4.7791in" svg:y1="1.6311in" svg:x2="4.7791in" svg:y2="0.9224in"><text:p/></draw:line></draw:g></draw:g></text:p>
      <text:p text:style-name="P102"/>
      <text:p text:style-name="P102"/>
      <text:p text:style-name="P102"/>
      <text:p text:style-name="P102"/>
      <text:p text:style-name="P102"/>
      <text:p text:style-name="P102"/>
      <text:p text:style-name="P102"/>
      <text:p text:style-name="P102"/>
      <text:p text:style-name="P102"/>
      <text:p text:style-name="P103"><text:span text:style-name="T60">Lazo</text:span>: es un circuito que puede recorrerse sin pasar dos veces por el mismo punto.</text:p>
      <text:p text:style-name="P103"><text:span text:style-name="T60">Malla</text:span>: Lazo vacío.</text:p>
      <text:h text:style-name="P218" text:outline-level="2"><text:bookmark-start text:name="__RefHeading__1896_766515010"/>Ley de l<text:span text:style-name="T58">a</text:span> <text:span text:style-name="T58">tensión</text:span> de Kirchhoff <text:span text:style-name="T57">(LT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10"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38">Si se midiese la tensión<draw:frame draw:style-name="fr10"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10"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10"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10"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39"/>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 <text:span text:style-name="T61">la malla</text:span>, el resultado es 0. </text:p>
      <text:p text:style-name="P56"><draw:frame draw:style-name="fr1" draw:name="Image17" text:anchor-type="paragraph" svg:width="5.3646in" svg:height="1.5311in" draw:z-index="48"><draw:image xlink:href="Pictures/100000000000020300000093DA12D7D6.png" xlink:type="simple" xlink:show="embed" xlink:actuate="onLoad"/></draw:frame></text:p>
      <text:p text:style-name="P56"/>
      <text:p text:style-name="P56"/>
      <text:p text:style-name="P56"/>
      <text:p text:style-name="P56"/>
      <text:p text:style-name="P142">Observa las polaridades de las caídas de tensión de las resistencias con respecto a la batería: la tensión de la batería es negativa a la izquierda y positiva a la derecha, mientras que todas las caídas de tensión de las resistencias están orientadas al revés: positiva a la izquierda y negativa a la derecha. Esto se debe a que las resistencias están resistiendo el flujo de electrones empujados por la batería. En otras palabras, el "empuje" ejercido por las resistencias contra el flujo de electrones debe ser en dirección opuesta a la 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58"><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43">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1"><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44">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5"><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44"><draw:frame draw:style-name="fr3" draw:name="Image26" text:anchor-type="paragraph" svg:x="0.552in" svg:y="0.1811in" svg:width="4.802in" svg:height="2.4063in" draw:z-index="66"><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8">lazo</text:span> 2, 3, 4, 5, 6, 7, 2, <text:span text:style-name="T40">la suma de las tensiones da:</text:span></text:p>
      <text:p text:style-name="P66"/>
      <text:p text:style-name="P66"><draw:frame draw:style-name="fr1" draw:name="Image27" text:anchor-type="paragraph" svg:width="5.0209in" svg:height="2.3543in" draw:z-index="67"><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10" draw:name="Object70" text:anchor-type="as-char" svg:y="-0.1484in" svg:width="0.3807in" svg:height="0.2098in" draw:z-index="109"><draw:object xlink:href="./Object 70" xlink:type="simple" xlink:show="embed" xlink:actuate="onLoad"/><draw:image xlink:href="./ObjectReplacements/Object 70" xlink:type="simple" xlink:show="embed" xlink:actuate="onLoad"/></draw:frame>. Al iniciar las mediciones del <text:span text:style-name="T62">lazo</text:span> con la sonda de medición negra en el punto 2 y finalizar la medición del <text:span text:style-name="T48">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45">La ley de Kirchhoff se puede aplicar a cualquier tipo de circuito apara calcular una tensión, siempre que se conozcan las tensiones restantes de l<text:span text:style-name="T58">a</text:span> <text:span text:style-name="T58">malla</text:span>.</text:p>
      <text:p text:style-name="P68"/>
      <text:p text:style-name="P68"><draw:frame draw:style-name="fr1" draw:name="Image28" text:anchor-type="paragraph" svg:width="6.1772in" svg:height="3.6772in" draw:z-index="68"><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2">de la imagen </text:span>está compuesto por dos conexiones en serie, unidas por un conductor.</text:p>
      <text:p text:style-name="P68">Para deteminar el voltaje entre los puntos 4 y 3, <text:s/>se observa <text:span text:style-name="T62">la malla</text:span> 3, 4, 9, 8, 3.</text:p>
      <text:p text:style-name="P68"/>
      <text:p text:style-name="P145"/>
      <text:p text:style-name="P68"><draw:frame draw:style-name="fr4" draw:name="Image29" text:anchor-type="paragraph" svg:width="6.6929in" svg:height="4.4854in" draw:z-index="69"><draw:image xlink:href="Pictures/1000000000000298000001BDE5B48343.png" xlink:type="simple" xlink:show="embed" xlink:actuate="onLoad"/></draw:frame></text:p>
      <text:p text:style-name="P68"><draw:frame draw:style-name="fr2" draw:name="Image30" text:anchor-type="paragraph" svg:width="6in" svg:height="4.6043in" draw:z-index="70"><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5"><draw:frame draw:style-name="fr1" draw:name="Image31" text:anchor-type="paragraph" svg:width="6.1043in" svg:height="4.6665in" draw:z-index="71"><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32" text:anchor-type="paragraph" svg:width="6.3126in" svg:height="4.6665in" draw:z-index="72"><draw:image xlink:href="Pictures/100000000000025E000001C0D47DA683.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5"/>
      <text:p text:style-name="P68"><draw:frame draw:style-name="fr10" draw:name="Object71" text:anchor-type="as-char" svg:y="-0.1484in" svg:width="0.6173in" svg:height="0.2098in" draw:z-index="110"><draw:object xlink:href="./Object 71" xlink:type="simple" xlink:show="embed" xlink:actuate="onLoad"/><draw:image xlink:href="./ObjectReplacements/Object 71" xlink:type="simple" xlink:show="embed" xlink:actuate="onLoad"/></draw:frame></text:p>
      <text:p text:style-name="P68"><draw:frame draw:style-name="fr10" draw:name="Object72" text:anchor-type="as-char" svg:y="-0.1484in" svg:width="0.9409in" svg:height="0.2098in" draw:z-index="111"><draw:object xlink:href="./Object 72" xlink:type="simple" xlink:show="embed" xlink:actuate="onLoad"/><draw:image xlink:href="./ObjectReplacements/Object 72" xlink:type="simple" xlink:show="embed" xlink:actuate="onLoad"/><svg:desc>formula</svg:desc></draw:frame></text:p>
      <text:p text:style-name="P68"><draw:frame draw:style-name="fr10" draw:name="Object73" text:anchor-type="as-char" svg:y="-0.1484in" svg:width="0.7543in" svg:height="0.2098in" draw:z-index="112"><draw:object xlink:href="./Object 73" xlink:type="simple" xlink:show="embed" xlink:actuate="onLoad"/><draw:image xlink:href="./ObjectReplacements/Object 73" xlink:type="simple" xlink:show="embed" xlink:actuate="onLoad"/><svg:desc>formula</svg:desc></draw:frame></text:p>
      <text:p text:style-name="P68"><draw:frame draw:style-name="fr10" draw:name="Object74" text:anchor-type="as-char" svg:y="-0.1484in" svg:width="0.939in" svg:height="0.2098in" draw:z-index="113"><draw:object xlink:href="./Object 74" xlink:type="simple" xlink:show="embed" xlink:actuate="onLoad"/><draw:image xlink:href="./ObjectReplacements/Object 74" xlink:type="simple" xlink:show="embed" xlink:actuate="onLoad"/><svg:desc>formula</svg:desc></draw:frame></text:p>
      <text:p text:style-name="P69"><draw:frame draw:style-name="fr10" draw:name="Object75" text:anchor-type="as-char" svg:y="-0.1484in" svg:width="0.752in" svg:height="0.2098in" draw:z-index="114"><draw:object xlink:href="./Object 75" xlink:type="simple" xlink:show="embed" xlink:actuate="onLoad"/><draw:image xlink:href="./ObjectReplacements/Object 75" xlink:type="simple" xlink:show="embed" xlink:actuate="onLoad"/><svg:desc>formula</svg:desc></draw:frame><text:tab/>→<text:span text:style-name="T41"> <text:tab/></text:span><text:span text:style-name="T41"><draw:frame draw:style-name="fr10" draw:name="Object76" text:anchor-type="as-char" svg:y="-0.1484in" svg:width="0.9575in" svg:height="0.2098in" draw:z-index="115"><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
      <text:p text:style-name="P70"><draw:frame draw:style-name="fr3" draw:name="Image33" text:anchor-type="paragraph" svg:x="0in" svg:y="-0.0311in" svg:width="6.1146in" svg:height="4.0311in" draw:z-index="87"><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sume<text:span text:style-name="T64">n</text:span></text:p>
      <text:p text:style-name="P72"/>
      <text:list xml:id="list5801784543201070337" text:style-name="L49">
        <text:list-item>
          <text:p text:style-name="P204">Ley de tensión de Kirchhoff: "La suma de todas las tensiones de un<text:span text:style-name="T62">a</text:span> <text:span text:style-name="T62">malla</text:span> debe ser igual a cero".</text:p>
        </text:list-item>
      </text:list>
      <text:p text:style-name="P75"/>
      <text:h text:style-name="P219" text:outline-level="2"><text:bookmark-start text:name="__RefHeading__2630_1760744347"/>Circuitos divisores de corriente<text:bookmark-end text:name="__RefHeading__2630_1760744347"/></text:h>
      <text:p text:style-name="P41"/>
      <text:p text:style-name="P76"><draw:frame draw:style-name="fr3" draw:name="Image34" text:anchor-type="paragraph" svg:x="0.852in" svg:y="0.4689in" svg:width="4.9898in" svg:height="1.8437in" draw:z-index="73"><draw:image xlink:href="Pictures/10000000000001DF000000B1C231585A.png" xlink:type="simple" xlink:show="embed" xlink:actuate="onLoad"/></draw:frame>En el siguiente circuito de conexión en paralelo, se determinan las corrientes por l<text:span text:style-name="T47">a</text:span>s ramas de las resistencias.</text:p>
      <text:p text:style-name="P76"/>
      <text:p text:style-name="P76"/>
      <text:p text:style-name="P76"/>
      <text:p text:style-name="P76"/>
      <text:p text:style-name="P76"/>
      <text:p text:style-name="P76"/>
      <text:p text:style-name="P76"/>
      <text:p text:style-name="P76">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77"/>
          </table:table-cell>
          <table:table-cell table:style-name="Table11.A1" office:value-type="string">
            <text:p text:style-name="P161">R1</text:p>
          </table:table-cell>
          <table:table-cell table:style-name="Table11.A1" office:value-type="string">
            <text:p text:style-name="P161">R2</text:p>
          </table:table-cell>
          <table:table-cell table:style-name="Table11.A1" office:value-type="string">
            <text:p text:style-name="P161">R3</text:p>
          </table:table-cell>
          <table:table-cell table:style-name="Table11.A1" office:value-type="string">
            <text:p text:style-name="P161">Total</text:p>
          </table:table-cell>
          <table:table-cell table:style-name="Table11.F1" office:value-type="string">
            <text:p text:style-name="P177"/>
          </table:table-cell>
        </table:table-row>
        <table:table-row>
          <table:table-cell table:style-name="Table11.A2" office:value-type="string">
            <text:p text:style-name="P161">E</text:p>
          </table:table-cell>
          <table:table-cell table:style-name="Table11.A2" office:value-type="string">
            <text:p text:style-name="P173"><text:span text:style-name="T44">6</text:span> V</text:p>
          </table:table-cell>
          <table:table-cell table:style-name="Table11.A2" office:value-type="string">
            <text:p text:style-name="P173"><text:span text:style-name="T44">6</text:span> V</text:p>
          </table:table-cell>
          <table:table-cell table:style-name="Table11.A2" office:value-type="string">
            <text:p text:style-name="P173"><text:span text:style-name="T44">6</text:span> V</text:p>
          </table:table-cell>
          <table:table-cell table:style-name="Table11.A2" office:value-type="string">
            <text:p text:style-name="P173"><text:span text:style-name="T44">6</text:span> V</text:p>
          </table:table-cell>
          <table:table-cell table:style-name="Table11.F2" office:value-type="string">
            <text:p text:style-name="P161">Voltios</text:p>
          </table:table-cell>
        </table:table-row>
        <table:table-row>
          <table:table-cell table:style-name="Table11.A2" office:value-type="string">
            <text:p text:style-name="P161">I</text:p>
          </table:table-cell>
          <table:table-cell table:style-name="Table11.A2" office:value-type="string">
            <text:p text:style-name="P178">6 mA</text:p>
          </table:table-cell>
          <table:table-cell table:style-name="Table11.A2" office:value-type="string">
            <text:p text:style-name="P178">2 mA</text:p>
          </table:table-cell>
          <table:table-cell table:style-name="Table11.A2" office:value-type="string">
            <text:p text:style-name="P178">3 mA</text:p>
          </table:table-cell>
          <table:table-cell table:style-name="Table11.A2" office:value-type="string">
            <text:p text:style-name="P178">11 mA</text:p>
          </table:table-cell>
          <table:table-cell table:style-name="Table11.F2" office:value-type="string">
            <text:p text:style-name="P161">Amperios</text:p>
          </table:table-cell>
        </table:table-row>
        <table:table-row>
          <table:table-cell table:style-name="Table11.A2" office:value-type="string">
            <text:p text:style-name="P161">R</text:p>
          </table:table-cell>
          <table:table-cell table:style-name="Table11.A2" office:value-type="string">
            <text:p text:style-name="P189"><text:span text:style-name="T44">1</text:span> k<text:span text:style-name="T35">Ω</text:span></text:p>
          </table:table-cell>
          <table:table-cell table:style-name="Table11.A2" office:value-type="string">
            <text:p text:style-name="P189"><text:span text:style-name="T44">3</text:span> k<text:span text:style-name="T35">Ω</text:span></text:p>
          </table:table-cell>
          <table:table-cell table:style-name="Table11.A2" office:value-type="string">
            <text:p text:style-name="P189"><text:span text:style-name="T44">2</text:span> k<text:span text:style-name="T35">Ω</text:span></text:p>
          </table:table-cell>
          <table:table-cell table:style-name="Table11.A2" office:value-type="string">
            <text:p text:style-name="P190">545,5</text:p>
          </table:table-cell>
          <table:table-cell table:style-name="Table11.F2" office:value-type="string">
            <text:p text:style-name="P161">Ohmnios</text:p>
          </table:table-cell>
        </table:table-row>
      </table:table>
      <text:p text:style-name="P76"><text:s/></text:p>
      <text:p text:style-name="P76">La resistencia total (equivalente) se puede calcular con la fórmul<text:span text:style-name="T45">a</text:span> de las <text:span text:style-name="T45">conductividades, o con la tensión y corriente totales.</text:span></text:p>
      <text:p text:style-name="P76"/>
      <text:p text:style-name="P77">Resulta evidente que la corriente en cada rama es inversamente proporcional a la resistencia del rama. A mayor resistencia, menor corriente. La corriente a través de la resistencia<draw:frame draw:style-name="fr10" draw:name="Object86" text:anchor-type="as-char" svg:y="-0.1484in" svg:width="0.2453in" svg:height="0.2098in" draw:z-index="116"><draw:object xlink:href="./Object 86" xlink:type="simple" xlink:show="embed" xlink:actuate="onLoad"/><draw:image xlink:href="./ObjectReplacements/Object 86" xlink:type="simple" xlink:show="embed" xlink:actuate="onLoad"/></draw:frame>es el doble de la corriente a través de <draw:frame draw:style-name="fr10" draw:name="Object87" text:anchor-type="as-char" svg:y="-0.1484in" svg:width="0.2457in" svg:height="0.2098in" draw:z-index="117"><draw:object xlink:href="./Object 87" xlink:type="simple" xlink:show="embed" xlink:actuate="onLoad"/><draw:image xlink:href="./ObjectReplacements/Object 87" xlink:type="simple" xlink:show="embed" xlink:actuate="onLoad"/><svg:desc>formula</svg:desc></draw:frame>, debido a que <draw:frame draw:style-name="fr10" draw:name="Object88" text:anchor-type="as-char" svg:y="-0.1484in" svg:width="0.2453in" svg:height="0.2098in" draw:z-index="118"><draw:object xlink:href="./Object 88" xlink:type="simple" xlink:show="embed" xlink:actuate="onLoad"/><draw:image xlink:href="./ObjectReplacements/Object 88" xlink:type="simple" xlink:show="embed" xlink:actuate="onLoad"/><svg:desc>formula</svg:desc></draw:frame>ofrece la mitad de <text:s/>resistencia que <draw:frame draw:style-name="fr10" draw:name="Object89" text:anchor-type="as-char" svg:y="-0.1484in" svg:width="0.2457in" svg:height="0.2098in" draw:z-index="119"><draw:object xlink:href="./Object 89" xlink:type="simple" xlink:show="embed" xlink:actuate="onLoad"/><draw:image xlink:href="./ObjectReplacements/Object 89" xlink:type="simple" xlink:show="embed" xlink:actuate="onLoad"/><svg:desc>formula</svg:desc></draw:frame> .</text:p>
      <text:p text:style-name="P77"/>
      <text:p text:style-name="P78"/>
      <text:p text:style-name="P146"/>
      <text:p text:style-name="P78">Si se varía la tensión de alimentación del circuito, las proporciones entre resistencias y corrientes se mantienen.</text:p>
      <text:p text:style-name="P78"><draw:frame draw:style-name="fr6" draw:name="Image35" text:anchor-type="paragraph" svg:x="0.2839in" svg:y="-0.0354in" svg:width="6.1252in" svg:height="1.7917in" draw:z-index="74"><draw:image xlink:href="Pictures/100000000000024C000000AC87763046.png" xlink:type="simple" xlink:show="embed" xlink:actuate="onLoad"/></draw:frame></text:p>
      <text:p text:style-name="P78"/>
      <text:p text:style-name="P77"/>
      <text:p text:style-name="P76"/>
      <text:p text:style-name="P76"/>
      <text:p text:style-name="P76"/>
      <text:p text:style-name="P76"/>
      <text:p text:style-name="P79">También se mantienen las proporciones entre las corrientes de l<text:span text:style-name="T47">a</text:span>s ramas y la corruiente total.</text:p>
      <text:p text:style-name="P79"/>
      <text:p text:style-name="P79"><draw:frame draw:style-name="fr10" draw:name="Object90" text:anchor-type="as-char" svg:y="-0.2693in" svg:width="2.011in" svg:height="0.4429in" draw:z-index="120"><draw:object xlink:href="./Object 90" xlink:type="simple" xlink:show="embed" xlink:actuate="onLoad"/><draw:image xlink:href="./ObjectReplacements/Object 90" xlink:type="simple" xlink:show="embed" xlink:actuate="onLoad"/></draw:frame></text:p>
      <text:p text:style-name="P79"><draw:frame draw:style-name="fr10" draw:name="Object91" text:anchor-type="as-char" svg:y="-0.2693in" svg:width="2.0134in" svg:height="0.4437in" draw:z-index="121"><draw:object xlink:href="./Object 91" xlink:type="simple" xlink:show="embed" xlink:actuate="onLoad"/><draw:image xlink:href="./ObjectReplacements/Object 91" xlink:type="simple" xlink:show="embed" xlink:actuate="onLoad"/><svg:desc>formula</svg:desc></draw:frame></text:p>
      <text:p text:style-name="P79"><draw:frame draw:style-name="fr10" draw:name="Object92" text:anchor-type="as-char" svg:y="-0.2693in" svg:width="2.0154in" svg:height="0.4437in" draw:z-index="122"><draw:object xlink:href="./Object 92" xlink:type="simple" xlink:show="embed" xlink:actuate="onLoad"/><draw:image xlink:href="./ObjectReplacements/Object 92" xlink:type="simple" xlink:show="embed" xlink:actuate="onLoad"/><svg:desc>formula</svg:desc></draw:frame></text:p>
      <text:p text:style-name="P79"/>
      <text:p text:style-name="P80">Por esta razón, una conexión en paralelo, frecuentemente es llamada un divisor de corriente, divide la corriente total en fracciones.</text:p>
      <text:p text:style-name="P80"><draw:frame draw:style-name="fr10" draw:name="Object93" text:anchor-type="as-char" svg:y="-0.1484in" svg:width="1.4874in" svg:height="0.2098in" draw:z-index="123"><draw:object xlink:href="./Object 93" xlink:type="simple" xlink:show="embed" xlink:actuate="onLoad"/><draw:image xlink:href="./ObjectReplacements/Object 93" xlink:type="simple" xlink:show="embed" xlink:actuate="onLoad"/></draw:frame>→ <draw:frame draw:style-name="fr10" draw:name="Object94" text:anchor-type="as-char" svg:y="-0.2693in" svg:width="1.0417in" svg:height="0.4437in" draw:z-index="124"><draw:object xlink:href="./Object 94" xlink:type="simple" xlink:show="embed" xlink:actuate="onLoad"/><draw:image xlink:href="./ObjectReplacements/Object 94" xlink:type="simple" xlink:show="embed" xlink:actuate="onLoad"/><svg:desc>formula</svg:desc></draw:frame></text:p>
      <text:p text:style-name="P80"/>
      <text:p text:style-name="P80"/>
      <text:p text:style-name="P147">Los circuitos divisores de corriente se utilizan en los circuitos de contadores eléctricos, donde se desea que una fracción de la corriente pase a través de un dispositivo de medición. </text:p>
      <text:p text:style-name="P80">Utilizando la fórmula del divisor de corriente, se puede dimensionar la resistencia de derivación <text:s/>para <text:span text:style-name="T46">suministrar la</text:span> corriente <text:span text:style-name="T46">adecuada al medidor.</text:span></text:p>
      <text:p text:style-name="P80"/>
      <text:p text:style-name="P80"><draw:frame draw:style-name="fr3" draw:name="Image36" text:anchor-type="paragraph" svg:x="0.9252in" svg:y="0.1063in" svg:width="4.8437in" svg:height="2.0102in" draw:z-index="75"><draw:image xlink:href="Pictures/10000000000001D1000000C14E26DBA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1">Resumen</text:p>
      <text:p text:style-name="P81"/>
      <text:list xml:id="list5862906527843312764" text:style-name="L50">
        <text:list-item>
          <text:p text:style-name="P206">Los circuitos en paralelo dividen la corriente total del circuito en las corrientes de l<text:span text:style-name="T62">a</text:span>s ramas.</text:p>
          <text:p text:style-name="P206">Las proporciones dependen únicamente de las resistencias<draw:frame draw:style-name="fr10" draw:name="Object95" text:anchor-type="as-char" svg:y="-0.2693in" svg:width="1.0417in" svg:height="0.4437in" draw:z-index="125"><draw:object xlink:href="./Object 95" xlink:type="simple" xlink:show="embed" xlink:actuate="onLoad"/><draw:image xlink:href="./ObjectReplacements/Object 95" xlink:type="simple" xlink:show="embed" xlink:actuate="onLoad"/></draw:frame>.</text:p>
        </text:list-item>
      </text:list>
      <text:p text:style-name="P81"/>
      <text:h text:style-name="P220" text:outline-level="2"><text:bookmark-start text:name="__RefHeading__2860_1342147219"/>Ley de la corriente de Kirchhoff <text:span text:style-name="T57">(LCK)</text:span><text:bookmark-end text:name="__RefHeading__2860_1342147219"/></text:h>
      <text:p text:style-name="P82"/>
      <text:p text:style-name="P82">Se completa la tabla de tensiones, corrientes y resistencias del siguiente circuito. </text:p>
      <text:p text:style-name="P82"/>
      <text:p text:style-name="P82"><draw:g text:anchor-type="paragraph" draw:z-index="81" draw:style-name="gr1"><draw:frame draw:style-name="gr2" draw:text-style-name="P224" svg:width="6.8752in" svg:height="2.1142in" svg:x="0in" svg:y="0.0957in"><draw:image xlink:href="Pictures/1000000000000294000000CB10724C80.png" xlink:type="simple" xlink:show="embed" xlink:actuate="onLoad"><text:p/></draw:image></draw:frame><draw:custom-shape draw:style-name="gr3" draw:text-style-name="P224" svg:width="0.6303in" svg:height="0.2362in" svg:x="1.4252in" svg:y="0.4756in"><text:p/><draw:enhanced-geometry svg:viewBox="0 0 21600 21600" draw:type="rectangle" draw:enhanced-path="M 0 0 L 21600 0 21600 21600 0 21600 0 0 Z N"/></draw:custom-shape><draw:custom-shape draw:style-name="gr3" draw:text-style-name="P224" svg:width="0.6303in" svg:height="0.2362in" svg:x="1.4252in" svg:y="1.5386in"><text:p/><draw:enhanced-geometry svg:viewBox="0 0 21600 21600" draw:type="rectangle" draw:enhanced-path="M 0 0 L 21600 0 21600 21600 0 21600 0 0 Z N"/></draw:custom-shape><draw:custom-shape draw:style-name="gr3" draw:text-style-name="P224" svg:width="0.1579in" svg:height="0.4732in" svg:x="2.2909in" svg:y="0.8295in"><text:p/><draw:enhanced-geometry svg:viewBox="0 0 21600 21600" draw:type="rectangle" draw:enhanced-path="M 0 0 L 21600 0 21600 21600 0 21600 0 0 Z N"/></draw:custom-shape><draw:custom-shape draw:style-name="gr3" draw:text-style-name="P224" svg:width="0.1579in" svg:height="0.4732in" svg:x="4.102in" svg:y="0.8295in"><text:p/><draw:enhanced-geometry svg:viewBox="0 0 21600 21600" draw:type="rectangle" draw:enhanced-path="M 0 0 L 21600 0 21600 21600 0 21600 0 0 Z N"/></draw:custom-shape><draw:custom-shape draw:style-name="gr3" draw:text-style-name="P224" svg:width="0.1579in" svg:height="0.4732in" svg:x="5.8736in" svg:y="0.8295in"><text:p/><draw:enhanced-geometry svg:viewBox="0 0 21600 21600" draw:type="rectangle" draw:enhanced-path="M 0 0 L 21600 0 21600 21600 0 21600 0 0 Z N"/></draw:custom-shape><draw:line draw:style-name="gr4" draw:text-style-name="P224" svg:x1="1.5421in" svg:y1="0.5346in" svg:x2="1.9772in" svg:y2="0.5346in"><text:p/></draw:line><draw:line draw:style-name="gr4" draw:text-style-name="P224" svg:x1="2.3894in" svg:y1="0.8673in" svg:x2="2.3894in" svg:y2="1.3024in"><text:p/></draw:line><draw:line draw:style-name="gr4" draw:text-style-name="P224" svg:x1="4.2008in" svg:y1="0.8673in" svg:x2="4.2008in" svg:y2="1.3024in"><text:p/></draw:line><draw:line draw:style-name="gr4" draw:text-style-name="P224" svg:x1="6.0122in" svg:y1="0.8673in" svg:x2="6.0122in" svg:y2="1.3024in"><text:p/></draw:line><draw:line draw:style-name="gr4" draw:text-style-name="P224" svg:x1="1.9772in" svg:y1="1.952in" svg:x2="1.5421in" svg:y2="1.952in"><text:p/></draw:line></draw:g></text:p>
      <text:p text:style-name="P82"/>
      <text:p text:style-name="P82"/>
      <text:p text:style-name="P82"/>
      <text:p text:style-name="P82"/>
      <text:p text:style-name="P82"/>
      <text:p text:style-name="P82"/>
      <text:p text:style-name="P82"/>
      <text:p text:style-name="P82"><draw:frame draw:style-name="fr3" draw:name="Image38" text:anchor-type="paragraph" svg:x="0.3937in" svg:y="0.0563in" svg:width="6.1772in" svg:height="1.7917in" draw:z-index="76"><draw:image xlink:href="Pictures/1000000000000251000000ACA3EB9034.png" xlink:type="simple" xlink:show="embed" xlink:actuate="onLoad"/></draw:frame></text:p>
      <text:p text:style-name="P82"/>
      <text:p text:style-name="P82"/>
      <text:p text:style-name="P82"/>
      <text:p text:style-name="P82"/>
      <text:p text:style-name="P82"/>
      <text:p text:style-name="P82"/>
      <text:p text:style-name="P82"/>
      <text:p text:style-name="P94">La tabla indica el valor de la corriente de cada rama y de la corriente total del circuito.</text:p>
      <text:p text:style-name="P94">También es conocida la corriente total en un circuito paralelo, que debe ser igual a la suma de las corrientes de las ramas.</text:p>
      <text:p text:style-name="P94"/>
      <text:p text:style-name="P148"/>
      <text:p text:style-name="P94"><draw:g text:anchor-type="paragraph" draw:z-index="82" draw:style-name="gr1"><draw:frame draw:style-name="gr2" draw:text-style-name="P224" svg:width="6.8433in" svg:height="2.6252in" svg:x="0in" svg:y="-0.298in"><draw:image xlink:href="Pictures/1000000000000291000000FC1CE72991.png" xlink:type="simple" xlink:show="embed" xlink:actuate="onLoad"><text:p/></draw:image></draw:frame><draw:custom-shape draw:style-name="gr3" draw:text-style-name="P224" svg:width="0.1571in" svg:height="0.4724in" svg:x="2.2362in" svg:y="0.7311in"><text:p/><draw:enhanced-geometry svg:viewBox="0 0 21600 21600" draw:type="rectangle" draw:enhanced-path="M 0 0 L 21600 0 21600 21600 0 21600 0 0 Z N"/></draw:custom-shape><draw:line draw:style-name="gr4" draw:text-style-name="P224" svg:x1="2.3346in" svg:y1="0.8091in" svg:x2="2.3346in" svg:y2="1.2441in"><text:p/></draw:line><draw:custom-shape draw:style-name="gr3" draw:text-style-name="P224" svg:width="0.1579in" svg:height="0.4724in" svg:x="4.0075in" svg:y="0.7319in"><text:p/><draw:enhanced-geometry svg:viewBox="0 0 21600 21600" draw:type="rectangle" draw:enhanced-path="M 0 0 L 21600 0 21600 21600 0 21600 0 0 Z N"/></draw:custom-shape><draw:line draw:style-name="gr4" draw:text-style-name="P224" svg:x1="4.1067in" svg:y1="0.8091in" svg:x2="4.1067in" svg:y2="1.2441in"><text:p/></draw:line><draw:custom-shape draw:style-name="gr3" draw:text-style-name="P224" svg:width="0.1579in" svg:height="0.4724in" svg:x="5.8583in" svg:y="0.7319in"><text:p/><draw:enhanced-geometry svg:viewBox="0 0 21600 21600" draw:type="rectangle" draw:enhanced-path="M 0 0 L 21600 0 21600 21600 0 21600 0 0 Z N"/></draw:custom-shape><draw:line draw:style-name="gr4" draw:text-style-name="P224" svg:x1="5.9575in" svg:y1="0.8091in" svg:x2="5.9575in" svg:y2="1.2441in"><text:p/></draw:line><draw:custom-shape draw:style-name="gr3" draw:text-style-name="P224" svg:width="0.4913in" svg:height="0.1394in" svg:x="1.3693in" svg:y="1.8122in"><text:p/><draw:enhanced-geometry svg:viewBox="0 0 21600 21600" draw:type="rectangle" draw:enhanced-path="M 0 0 L 21600 0 21600 21600 0 21600 0 0 Z N"/></draw:custom-shape><draw:line draw:style-name="gr4" draw:text-style-name="P224" svg:x1="1.7646in" svg:y1="1.8917in" svg:x2="1.3295in" svg:y2="1.8917in"><text:p/></draw:line><draw:custom-shape draw:style-name="gr3" draw:text-style-name="P224" svg:width="0.4913in" svg:height="0.1394in" svg:x="3.2598in" svg:y="1.8122in"><text:p/><draw:enhanced-geometry svg:viewBox="0 0 21600 21600" draw:type="rectangle" draw:enhanced-path="M 0 0 L 21600 0 21600 21600 0 21600 0 0 Z N"/></draw:custom-shape><draw:line draw:style-name="gr4" draw:text-style-name="P224" svg:x1="3.6543in" svg:y1="1.8917in" svg:x2="3.2193in" svg:y2="1.8917in"><text:p/></draw:line><draw:custom-shape draw:style-name="gr3" draw:text-style-name="P224" svg:width="0.4913in" svg:height="0.1394in" svg:x="5.1492in" svg:y="1.8122in"><text:p/><draw:enhanced-geometry svg:viewBox="0 0 21600 21600" draw:type="rectangle" draw:enhanced-path="M 0 0 L 21600 0 21600 21600 0 21600 0 0 Z N"/></draw:custom-shape><draw:line draw:style-name="gr4" draw:text-style-name="P224" svg:x1="5.5441in" svg:y1="1.8917in" svg:x2="5.1091in" svg:y2="1.8917in"><text:p/></draw:line><draw:custom-shape draw:style-name="gr3" draw:text-style-name="P224" svg:width="0.4913in" svg:height="0.1394in" svg:x="5.0701in" svg:y="0.1201in"><text:p/><draw:enhanced-geometry svg:viewBox="0 0 21600 21600" draw:type="rectangle" draw:enhanced-path="M 0 0 L 21600 0 21600 21600 0 21600 0 0 Z N"/></draw:custom-shape><draw:line draw:style-name="gr4" draw:text-style-name="P224" svg:x1="5.0303in" svg:y1="0.1996in" svg:x2="5.4654in" svg:y2="0.1996in"><text:p/></draw:line><draw:custom-shape draw:style-name="gr3" draw:text-style-name="P224" svg:width="0.4913in" svg:height="0.1394in" svg:x="3.2201in" svg:y="0.1201in"><text:p/><draw:enhanced-geometry svg:viewBox="0 0 21600 21600" draw:type="rectangle" draw:enhanced-path="M 0 0 L 21600 0 21600 21600 0 21600 0 0 Z N"/></draw:custom-shape><draw:line draw:style-name="gr4" draw:text-style-name="P224" svg:x1="3.1799in" svg:y1="0.1996in" svg:x2="3.615in" svg:y2="0.1996in"><text:p/></draw:line><draw:custom-shape draw:style-name="gr3" draw:text-style-name="P224" svg:width="0.4913in" svg:height="0.1394in" svg:x="1.3693in" svg:y="0.1201in"><text:p/><draw:enhanced-geometry svg:viewBox="0 0 21600 21600" draw:type="rectangle" draw:enhanced-path="M 0 0 L 21600 0 21600 21600 0 21600 0 0 Z N"/></draw:custom-shape><draw:line draw:style-name="gr4" draw:text-style-name="P224" svg:x1="1.3295in" svg:y1="0.1996in" svg:x2="1.7646in" svg:y2="0.1996in"><text:p/></draw:line></draw:g></text:p>
      <text:p text:style-name="P94"/>
      <text:p text:style-name="P94"><text:soft-page-break/></text:p>
      <text:p text:style-name="P94"/>
      <text:p text:style-name="P94"/>
      <text:p text:style-name="P94"/>
      <text:p text:style-name="P94"/>
      <text:p text:style-name="P94"/>
      <text:p text:style-name="P94">En cada n<text:span text:style-name="T62">u</text:span>do del "raíl" <text:span text:style-name="T54">positivo</text:span> (c<text:span text:style-name="T54">onductor</text:span> <text:span text:style-name="T54">1</text:span>-<text:span text:style-name="T54">2</text:span>-<text:span text:style-name="T54">3</text:span>-<text:span text:style-name="T54">4</text:span>) <text:span text:style-name="T54">una parte de la</text:span> corriente se separa del flujo principal, <text:span text:style-name="T54">circulando por una resistencia.</text:span></text:p>
      <text:p text:style-name="P95">En cada n<text:span text:style-name="T62">u</text:span>do del "raíl" <text:span text:style-name="T54">negativo</text:span> (cable <text:span text:style-name="T54">8</text:span>-<text:span text:style-name="T54">7</text:span>-<text:span text:style-name="T54">6</text:span>-<text:span text:style-name="T54">5</text:span>) <text:span text:style-name="T54">se suma corriente al flujo principal, hasta alcanzar la corriente total entre los nodos 8 y 7.</text:span></text:p>
      <text:p text:style-name="P96">El proceso es similar al de un circuito de tuberías por las que circula agua. Los n<text:span text:style-name="T62">u</text:span>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95"><text:s/></text:p>
      <text:p text:style-name="P97">Se observa ahora uno de los n<text:span text:style-name="T62">u</text:span>dos, por ejemplo el n<text:span text:style-name="T62">u</text:span>do 3. Se ve que la suma de las corrrientes que fluyen hacia el n<text:span text:style-name="T62">u</text:span>do es igual a la de la corriente que se aleja del n<text:span text:style-name="T62">u</text:span>do,</text:p>
      <text:p text:style-name="P95"><draw:frame draw:style-name="fr6" draw:name="Image37" text:anchor-type="paragraph" svg:x="0.9665in" svg:y="0.8937in" svg:width="4.7602in" svg:height="2.448in" draw:z-index="83"><draw:image xlink:href="Pictures/10000000000001C9000000EB7EDE1A1A.png" xlink:type="simple" xlink:show="embed" xlink:actuate="onLoad"/></draw:frame></text:p>
      <text:p text:style-name="P149">Desde la derecha y desde abajo, hay dos corrientes que entran en la conexión de cables</text:p>
      <text:p text:style-name="P97">llamada n<text:span text:style-name="T62">u</text:span>do 3. A la izquierda, hay una única corriente que sale del n<text:span text:style-name="T62">u</text:span>do de igual a la suma de las dos corrientes que entran.</text:p>
      <text:p text:style-name="P97">Si fuera un circuito de agua, se podría afirmar que mientras no haya fugas en la tubería, el flujo que entra en la T también debe salir de ella. Esto es válido para cualquier n<text:span text:style-name="T62">u</text:span>do, independientemente del número de corrientes que entren o salgan. Matemáticamente, se puede expresar esta relación general de la siguiente manera:</text:p>
      <text:p text:style-name="P97"><draw:frame draw:style-name="fr10" draw:name="Object108" text:anchor-type="as-char" svg:y="-0.1484in" svg:width="0.939in" svg:height="0.2098in" draw:z-index="0"><draw:object xlink:href="./Object 108" xlink:type="simple" xlink:show="embed" xlink:actuate="onLoad"/><draw:image xlink:href="./ObjectReplacements/Object 108" xlink:type="simple" xlink:show="embed" xlink:actuate="onLoad"/></draw:frame>→<text:span text:style-name="T55"> <text:s/></text:span><text:span text:style-name="T55"><draw:frame draw:style-name="fr10" draw:name="Object109" text:anchor-type="as-char" svg:y="-0.1484in" svg:width="1.1661in" svg:height="0.2098in" draw:z-index="0"><draw:object xlink:href="./Object 109" xlink:type="simple" xlink:show="embed" xlink:actuate="onLoad"/><draw:image xlink:href="./ObjectReplacements/Object 109" xlink:type="simple" xlink:show="embed" xlink:actuate="onLoad"/><svg:desc>formula</svg:desc></draw:frame></text:span></text:p>
      <text:p text:style-name="P97"/>
      <text:p text:style-name="P98">La ley de la corriente de Kirchhof dice: </text:p>
      <text:p text:style-name="P98">La suma de todas las corrientes que entran al n<text:span text:style-name="T62">u</text:span>do es igual a la suma de todas las corrientes q<text:span text:style-name="T56">u</text:span>e salen del n<text:span text:style-name="T62">u</text:span>do.</text:p>
      <text:p text:style-name="P97"/>
      <text:p text:style-name="P99">Se puede asignar a cada corriente una polaridad, según sea una corriente entrante (+) o saliente (-) del nodo. La suma de las corrientes del n<text:span text:style-name="T62">u</text:span>do debe dar 0.</text:p>
      <text:p text:style-name="P99">En el caso del n<text:span text:style-name="T62">u</text:span>do 3 se puede calcular la corriente saliente I, considerando las corrientes <draw:frame draw:style-name="fr10" draw:name="Object110" text:anchor-type="as-char" svg:y="-0.1484in" svg:width="0.2882in" svg:height="0.2098in" draw:z-index="0"><draw:object xlink:href="./Object 110" xlink:type="simple" xlink:show="embed" xlink:actuate="onLoad"/><draw:image xlink:href="./ObjectReplacements/Object 110" xlink:type="simple" xlink:show="embed" xlink:actuate="onLoad"/></draw:frame>y <draw:frame draw:style-name="fr10" draw:name="Object112" text:anchor-type="as-char" svg:y="-0.1484in" svg:width="0.2898in" svg:height="0.2098in" draw:z-index="0"><draw:object xlink:href="./Object 112" xlink:type="simple" xlink:show="embed" xlink:actuate="onLoad"/><draw:image xlink:href="./ObjectReplacements/Object 112" xlink:type="simple" xlink:show="embed" xlink:actuate="onLoad"/><svg:desc>formula</svg:desc></draw:frame>.</text:p>
      <text:p text:style-name="P99"/>
      <text:p text:style-name="P99"><draw:frame draw:style-name="fr10" draw:name="Object113" text:anchor-type="as-char" svg:y="-0.1484in" svg:width="1.0339in" svg:height="0.2098in" draw:z-index="0"><draw:object xlink:href="./Object 113" xlink:type="simple" xlink:show="embed" xlink:actuate="onLoad"/><draw:image xlink:href="./ObjectReplacements/Object 113" xlink:type="simple" xlink:show="embed" xlink:actuate="onLoad"/><svg:desc>formula</svg:desc></draw:frame>→ <draw:frame draw:style-name="fr10" draw:name="Object114" text:anchor-type="as-char" svg:y="-0.1484in" svg:width="0.9783in" svg:height="0.2098in" draw:z-index="0"><draw:object xlink:href="./Object 114" xlink:type="simple" xlink:show="embed" xlink:actuate="onLoad"/><draw:image xlink:href="./ObjectReplacements/Object 114" xlink:type="simple" xlink:show="embed" xlink:actuate="onLoad"/><svg:desc>formula</svg:desc></draw:frame></text:p>
      <text:p text:style-name="P99">Si <draw:frame draw:style-name="fr10" draw:name="Object115" text:anchor-type="as-char" svg:y="-0.1484in" svg:width="0.7618in" svg:height="0.2098in" draw:z-index="0"><draw:object xlink:href="./Object 115" xlink:type="simple" xlink:show="embed" xlink:actuate="onLoad"/><draw:image xlink:href="./ObjectReplacements/Object 115" xlink:type="simple" xlink:show="embed" xlink:actuate="onLoad"/><svg:desc>formula</svg:desc></draw:frame>y <draw:frame draw:style-name="fr10" draw:name="Object116" text:anchor-type="as-char" svg:y="-0.1484in" svg:width="0.7638in" svg:height="0.2098in" draw:z-index="0"><draw:object xlink:href="./Object 116" xlink:type="simple" xlink:show="embed" xlink:actuate="onLoad"/><draw:image xlink:href="./ObjectReplacements/Object 116" xlink:type="simple" xlink:show="embed" xlink:actuate="onLoad"/><svg:desc>formula</svg:desc></draw:frame>el resultado es: <draw:frame draw:style-name="fr10" draw:name="Object117" text:anchor-type="as-char" svg:y="-0.1484in" svg:width="2.6429in" svg:height="0.2098in" draw:z-index="0"><draw:object xlink:href="./Object 117" xlink:type="simple" xlink:show="embed" xlink:actuate="onLoad"/><draw:image xlink:href="./ObjectReplacements/Object 117" xlink:type="simple" xlink:show="embed" xlink:actuate="onLoad"/><svg:desc>formula</svg:desc></draw:frame></text:p>
      <text:p text:style-name="P99"/>
      <text:p text:style-name="P100">Da igual que polaridad se asigna a las corrientes, siempre que se mantenga la misma polaridad para las corrientes entrantes y la polaridad contraria para las corrientes salientes del n<text:span text:style-name="T62">u</text:span>do.</text:p>
      <text:p text:style-name="P100"/>
      <text:p text:style-name="P150">Resumen</text:p>
      <text:p text:style-name="P71"/>
      <text:list xml:id="list172823452924649" text:continue-list="list5801784543201070337" text:style-name="L49">
        <text:list-item>
          <text:p text:style-name="P205"><text:span text:style-name="T55">La suma de todas las corrientes que entran al nudo es igual a la suma de todas las corrientes que salen del nudo</text:span>.</text:p>
        </text:list-item>
      </text:list>
      <text:p text:style-name="P71"/>
      <text:h text:style-name="P221" text:outline-level="2"><text:bookmark-start text:name="__RefHeading__2860_13421472191"/>Ejercicios<text:bookmark-end text:name="__RefHeading__2860_13421472191"/></text:h>
      <text:p text:style-name="P83"/>
      <text:p text:style-name="P112">Ejercicio 1</text:p>
      <text:p text:style-name="P84">E = 50 V, R1 = 10 <text:span text:style-name="T11">Ω</text:span>, R2 = 20 <text:s/><text:span text:style-name="T11">Ω, R3 = 30 <text:s/>Ω, R4 = 40 <text:s/>Ω</text:span></text:p>
      <text:p text:style-name="P83"><text:span text:style-name="T49">Dibuja los esquemas y completa la tabla de valores para los siguientes circuitos:</text:span> </text:p>
      <text:list xml:id="list3208915425024321258" text:style-name="L51">
        <text:list-item>
          <text:p text:style-name="P207">R1—R2—R3—R4</text:p>
        </text:list-item>
        <text:list-item>
          <text:p text:style-name="P207">R1//R2//R3//R4</text:p>
        </text:list-item>
        <text:list-item>
          <text:p text:style-name="P207">R1—R2—(R3//R4)</text:p>
        </text:list-item>
        <text:list-item>
          <text:p text:style-name="P207">(R1//R2)—(R3//R4)</text:p>
        </text:list-item>
      </text:list>
      <text:p text:style-name="P83"/>
      <text:p text:style-name="P112">Ejercicio 2</text:p>
      <text:p text:style-name="P84">Determina la resistencia de un conductor cuadrado de 2 mm de lado y 1240 mm de lagro de cobre.</text:p>
      <text:p text:style-name="P84"/>
      <text:p text:style-name="P111">Ejercicio 3</text:p>
      <text:p text:style-name="P86">Determina la resistencia de un conductor <text:s/>de <text:span text:style-name="T50">5</text:span> mm de <text:span text:style-name="T50">diámetro</text:span> y <text:span text:style-name="T50">200 </text:span>m de lagro de cobre.</text:p>
      <text:p text:style-name="P86"/>
      <text:p text:style-name="P110">Ejercicio 4</text:p>
      <text:p text:style-name="P87">Determina <text:span text:style-name="T51">el calor generado por una resistencia de 12</text:span> <text:span text:style-name="T11">Ω </text:span><text:span text:style-name="T14">por la cual circula una corriente de 8 A durante 5 minutos.</text:span></text:p>
      <text:p text:style-name="P87"/>
      <text:p text:style-name="P109">Ejercicio 5</text:p>
      <text:p text:style-name="P88">Determina <text:s/><text:span text:style-name="T52">tiempo necesario para generar un calor </text:span><text:span text:style-name="T15">de 45 kcal mediante una resistencia de 25 </text:span><text:span text:style-name="T11">Ω, </text:span><text:span text:style-name="T15">por la que circula una corriente de 5 A.</text:span></text:p>
      <text:p text:style-name="P88"/>
      <text:p text:style-name="P109">Ejercicio 6</text:p>
      <text:p text:style-name="P89">Calcula la potencia de una carga conectada a un generador de 100 V , por la cual circula una corriente de 7 A.</text:p>
      <text:p text:style-name="P89"/>
      <text:p text:style-name="P109">Ejercicio 7</text:p>
      <text:p text:style-name="P89">Un motor de corriente continua de 500 W, está conectado a una fuente de tensión de 72 V. ¿Cuál es su corriente?</text:p>
      <text:p text:style-name="P89"/>
      <text:p text:style-name="P109"><text:soft-page-break/>Ejercicio 8</text:p>
      <text:p text:style-name="P89">Calcula el rendimiento de un motor de 600 W de potencia mecánica, que está conectado a un generado en el que se mide una tensión de 90 V y una corriente de 7,2 A.</text:p>
      <text:p text:style-name="P89"/>
      <text:p text:style-name="P109">Ejercicio 9</text:p>
      <text:p text:style-name="P89">Calcula la potencia que absorbe de la red un motor de 5 kW que tiene un rendimiernto del 80 %.</text:p>
      <text:p text:style-name="P89"/>
      <text:p text:style-name="P108">Ejercicio 10</text:p>
      <text:p text:style-name="P91">Determina la energía eléctrica que consume una lámpara de 250 W, que está conectada 7 horas al día, durante 50 días.</text:p>
      <text:p text:style-name="P91"/>
      <text:p text:style-name="P108">Ejercicio 11</text:p>
      <text:p text:style-name="P91">Determina elconsumo eléctrico de una resistencia conectada a una red de 230 V, por las que circula una corriente de 4 A durante 4 horas al día, durante 30 días. </text:p>
      <text:p text:style-name="P90"/>
      <text:p text:style-name="P113">Ejercicio 1<text:span text:style-name="T53">2</text:span></text:p>
      <text:p text:style-name="P92">Calcula la resistencia equivalente entre los puntos A y B del circuito, siendo </text:p>
      <text:p text:style-name="P92"><draw:frame draw:style-name="fr10" draw:name="Object77" text:anchor-type="as-char" svg:y="-0.1484in" svg:width="0.6972in" svg:height="0.2098in" draw:z-index="0"><draw:object xlink:href="./Object 77" xlink:type="simple" xlink:show="embed" xlink:actuate="onLoad"/><draw:image xlink:href="./ObjectReplacements/Object 77" xlink:type="simple" xlink:show="embed" xlink:actuate="onLoad"/><svg:desc>formula</svg:desc></draw:frame><draw:frame draw:style-name="fr10" draw:name="Object78" text:anchor-type="as-char" svg:y="-0.1484in" svg:width="0.6957in" svg:height="0.2098in" draw:z-index="0"><draw:object xlink:href="./Object 78" xlink:type="simple" xlink:show="embed" xlink:actuate="onLoad"/><draw:image xlink:href="./ObjectReplacements/Object 78" xlink:type="simple" xlink:show="embed" xlink:actuate="onLoad"/><svg:desc>formula</svg:desc></draw:frame><draw:frame draw:style-name="fr10" draw:name="Object79" text:anchor-type="as-char" svg:y="-0.1484in" svg:width="0.6992in" svg:height="0.2098in" draw:z-index="0"><draw:object xlink:href="./Object 79" xlink:type="simple" xlink:show="embed" xlink:actuate="onLoad"/><draw:image xlink:href="./ObjectReplacements/Object 79" xlink:type="simple" xlink:show="embed" xlink:actuate="onLoad"/><svg:desc>formula</svg:desc></draw:frame><draw:frame draw:style-name="fr10" draw:name="Object80" text:anchor-type="as-char" svg:y="-0.1484in" svg:width="0.6299in" svg:height="0.2098in" draw:z-index="0"><draw:object xlink:href="./Object 80" xlink:type="simple" xlink:show="embed" xlink:actuate="onLoad"/><draw:image xlink:href="./ObjectReplacements/Object 80" xlink:type="simple" xlink:show="embed" xlink:actuate="onLoad"/><svg:desc>formula</svg:desc></draw:frame><draw:frame draw:style-name="fr10" draw:name="Object81" text:anchor-type="as-char" svg:y="-0.1484in" svg:width="0.6161in" svg:height="0.2098in" draw:z-index="0"><draw:object xlink:href="./Object 81" xlink:type="simple" xlink:show="embed" xlink:actuate="onLoad"/><draw:image xlink:href="./ObjectReplacements/Object 81" xlink:type="simple" xlink:show="embed" xlink:actuate="onLoad"/><svg:desc>formula</svg:desc></draw:frame><draw:frame draw:style-name="fr10" draw:name="Object82" text:anchor-type="as-char" svg:y="-0.1484in" svg:width="0.6193in" svg:height="0.2098in" draw:z-index="0"><draw:object xlink:href="./Object 82" xlink:type="simple" xlink:show="embed" xlink:actuate="onLoad"/><draw:image xlink:href="./ObjectReplacements/Object 82" xlink:type="simple" xlink:show="embed" xlink:actuate="onLoad"/><svg:desc>formula</svg:desc></draw:frame><draw:frame draw:style-name="fr10" draw:name="Object83" text:anchor-type="as-char" svg:y="-0.1484in" svg:width="0.6189in" svg:height="0.2098in" draw:z-index="0"><draw:object xlink:href="./Object 83" xlink:type="simple" xlink:show="embed" xlink:actuate="onLoad"/><draw:image xlink:href="./ObjectReplacements/Object 83" xlink:type="simple" xlink:show="embed" xlink:actuate="onLoad"/><svg:desc>formula</svg:desc></draw:frame>y <draw:frame draw:style-name="fr10" draw:name="Object84" text:anchor-type="as-char" svg:y="-0.1484in" svg:width="0.6189in" svg:height="0.2098in" draw:z-index="0"><draw:object xlink:href="./Object 84" xlink:type="simple" xlink:show="embed" xlink:actuate="onLoad"/><draw:image xlink:href="./ObjectReplacements/Object 84" xlink:type="simple" xlink:show="embed" xlink:actuate="onLoad"/><svg:desc>formula</svg:desc></draw:frame>. <text:span text:style-name="T43">La tensión de alimentación es </text:span><text:span text:style-name="T43"><draw:frame draw:style-name="fr10" draw:name="Object85" text:anchor-type="as-char" svg:y="-0.1484in" svg:width="0.6465in" svg:height="0.1839in" draw:z-index="0"><draw:object xlink:href="./Object 85" xlink:type="simple" xlink:show="embed" xlink:actuate="onLoad"/><draw:image xlink:href="./ObjectReplacements/Object 85" xlink:type="simple" xlink:show="embed" xlink:actuate="onLoad"/><svg:desc>formula</svg:desc></draw:frame></text:span><text:span text:style-name="T43">.</text:span></text:p>
      <text:p text:style-name="P73">Calcula corrtiente y tensión en cada resistencia, así como la potencia total.</text:p>
      <text:p text:style-name="P73"/>
      <text:p text:style-name="P73"><draw:g text:anchor-type="paragraph" draw:z-index="78" draw:style-name="gr1"><draw:line draw:style-name="gr7" draw:text-style-name="P224" svg:x1="0.787in" svg:y1="1.661in" svg:x2="1.1807in" svg:y2="1.661in"><text:p/></draw:line><draw:line draw:style-name="gr7" draw:text-style-name="P224" svg:x1="0.885in" svg:y1="1.8193in" svg:x2="1.0819in" svg:y2="1.8193in"><text:p/></draw:line><draw:line draw:style-name="gr7" draw:text-style-name="P224" svg:x1="0.9839in" svg:y1="1.6618in" svg:x2="0.9839in" svg:y2="0.8744in"><text:p/></draw:line><draw:line draw:style-name="gr7" draw:text-style-name="P224" svg:x1="0.9839in" svg:y1="2.6067in" svg:x2="0.9839in" svg:y2="1.8193in"><text:p/></draw:line><draw:line draw:style-name="gr7" draw:text-style-name="P224" svg:x1="0.9839in" svg:y1="0.8744in" svg:x2="1.3776in" svg:y2="0.8744in"><text:p/></draw:line><draw:line draw:style-name="gr7" draw:text-style-name="P224" svg:x1="0.9839in" svg:y1="2.6067in" svg:x2="6.1051in" svg:y2="2.5768in"><text:p/></draw:line><draw:custom-shape draw:style-name="gr8" draw:text-style-name="P224" svg:width="0.5906in" svg:height="0.1969in" svg:x="1.3776in" svg:y="0.7957in"><text:p/><draw:enhanced-geometry svg:viewBox="0 0 21600 21600" draw:type="rectangle" draw:enhanced-path="M 0 0 L 21600 0 21600 21600 0 21600 0 0 Z N"/></draw:custom-shape><draw:line draw:style-name="gr7" draw:text-style-name="P224" svg:x1="1.9673in" svg:y1="0.8744in" svg:x2="2.1642in" svg:y2="0.8744in"><text:p/></draw:line><draw:line draw:style-name="gr7" draw:text-style-name="P224" svg:x1="2.7555in" svg:y1="0.8744in" svg:x2="2.9524in" svg:y2="0.8744in"><text:p/></draw:line><draw:line draw:style-name="gr7" draw:text-style-name="P224" svg:x1="2.9524in" svg:y1="1.2673in" svg:x2="2.9524in" svg:y2="0.4799in"><text:p/></draw:line><draw:line draw:style-name="gr7" draw:text-style-name="P224" svg:x1="2.9524in" svg:y1="0.4799in" svg:x2="3.1492in" svg:y2="0.4799in"><text:p/></draw:line><draw:line draw:style-name="gr7" draw:text-style-name="P224" svg:x1="2.9524in" svg:y1="1.2677in" svg:x2="3.1492in" svg:y2="1.2677in"><text:p/></draw:line><draw:line draw:style-name="gr7" draw:text-style-name="P224" svg:x1="3.7382in" svg:y1="1.2677in" svg:x2="3.935in" svg:y2="1.2677in"><text:p/></draw:line><draw:line draw:style-name="gr7" draw:text-style-name="P224" svg:x1="3.7382in" svg:y1="0.4799in" svg:x2="3.935in" svg:y2="0.4799in"><text:p/></draw:line><draw:line draw:style-name="gr7" draw:text-style-name="P224" svg:x1="3.935in" svg:y1="1.2673in" svg:x2="3.935in" svg:y2="0.4799in"><text:p/></draw:line><draw:line draw:style-name="gr7" draw:text-style-name="P224" svg:x1="3.935in" svg:y1="0.8744in" svg:x2="4.1319in" svg:y2="0.8744in"><text:p/></draw:line><draw:line draw:style-name="gr7" draw:text-style-name="P224" svg:x1="4.1323in" svg:y1="1.2673in" svg:x2="4.1323in" svg:y2="0.4799in"><text:p/></draw:line><draw:line draw:style-name="gr7" draw:text-style-name="P224" svg:x1="4.1323in" svg:y1="1.2677in" svg:x2="4.3291in" svg:y2="1.2677in"><text:p/></draw:line><draw:line draw:style-name="gr7" draw:text-style-name="P224" svg:x1="4.1323in" svg:y1="0.4799in" svg:x2="4.3291in" svg:y2="0.4799in"><text:p/></draw:line><draw:line draw:style-name="gr7" draw:text-style-name="P224" svg:x1="5.9051in" svg:y1="1.2673in" svg:x2="5.9051in" svg:y2="0.4799in"><text:p/></draw:line><draw:line draw:style-name="gr7" draw:text-style-name="P224" svg:x1="4.9205in" svg:y1="1.2677in" svg:x2="5.1173in" svg:y2="1.2677in"><text:p/></draw:line><draw:line draw:style-name="gr7" draw:text-style-name="P224" svg:x1="4.9205in" svg:y1="0.4799in" svg:x2="5.1173in" svg:y2="0.4799in"><text:p/></draw:line><draw:line draw:style-name="gr7" draw:text-style-name="P224" svg:x1="5.7083in" svg:y1="0.4799in" svg:x2="5.9051in" svg:y2="0.4799in"><text:p/></draw:line><draw:line draw:style-name="gr7" draw:text-style-name="P224" svg:x1="5.7083in" svg:y1="1.2677in" svg:x2="5.9051in" svg:y2="1.2677in"><text:p/></draw:line><draw:line draw:style-name="gr7" draw:text-style-name="P224" svg:x1="5.9051in" svg:y1="0.8744in" svg:x2="6.102in" svg:y2="0.8744in"><text:p/></draw:line><draw:line draw:style-name="gr7" draw:text-style-name="P224" svg:x1="6.102in" svg:y1="2.5673in" svg:x2="6.102in" svg:y2="0.8744in"><text:p/></draw:line><draw:custom-shape draw:style-name="gr8" draw:text-style-name="P224" svg:width="0.5906in" svg:height="0.1969in" svg:x="2.165in" svg:y="0.7957in"><text:p/><draw:enhanced-geometry svg:viewBox="0 0 21600 21600" draw:type="rectangle" draw:enhanced-path="M 0 0 L 21600 0 21600 21600 0 21600 0 0 Z N"/></draw:custom-shape><draw:custom-shape draw:style-name="gr8" draw:text-style-name="P224" svg:width="0.5913in" svg:height="0.1976in" svg:x="3.1492in" svg:y="0.3626in"><text:p/><draw:enhanced-geometry svg:viewBox="0 0 21600 21600" draw:type="rectangle" draw:enhanced-path="M 0 0 L 21600 0 21600 21600 0 21600 0 0 Z N"/></draw:custom-shape><draw:custom-shape draw:style-name="gr8" draw:text-style-name="P224" svg:width="0.5913in" svg:height="0.1976in" svg:x="3.1492in" svg:y="1.15in"><text:p/><draw:enhanced-geometry svg:viewBox="0 0 21600 21600" draw:type="rectangle" draw:enhanced-path="M 0 0 L 21600 0 21600 21600 0 21600 0 0 Z N"/></draw:custom-shape><draw:custom-shape draw:style-name="gr8" draw:text-style-name="P224" svg:width="0.5906in" svg:height="0.1976in" svg:x="4.3303in" svg:y="0.3626in"><text:p/><draw:enhanced-geometry svg:viewBox="0 0 21600 21600" draw:type="rectangle" draw:enhanced-path="M 0 0 L 21600 0 21600 21600 0 21600 0 0 Z N"/></draw:custom-shape><draw:custom-shape draw:style-name="gr8" draw:text-style-name="P224" svg:width="0.5906in" svg:height="0.1976in" svg:x="4.3303in" svg:y="1.15in"><text:p/><draw:enhanced-geometry svg:viewBox="0 0 21600 21600" draw:type="rectangle" draw:enhanced-path="M 0 0 L 21600 0 21600 21600 0 21600 0 0 Z N"/></draw:custom-shape><draw:custom-shape draw:style-name="gr8" draw:text-style-name="P224" svg:width="0.5906in" svg:height="0.1976in" svg:x="5.1177in" svg:y="0.3626in"><text:p/><draw:enhanced-geometry svg:viewBox="0 0 21600 21600" draw:type="rectangle" draw:enhanced-path="M 0 0 L 21600 0 21600 21600 0 21600 0 0 Z N"/></draw:custom-shape><draw:custom-shape draw:style-name="gr8" draw:text-style-name="P224" svg:width="0.5906in" svg:height="0.1976in" svg:x="5.1177in" svg:y="1.15in"><text:p/><draw:enhanced-geometry svg:viewBox="0 0 21600 21600" draw:type="rectangle" draw:enhanced-path="M 0 0 L 21600 0 21600 21600 0 21600 0 0 Z N"/></draw:custom-shape><draw:frame draw:style-name="gr9" draw:text-style-name="P228" svg:width="0.5516in" svg:height="0.324in" svg:x="1.4201in" svg:y="0.5299in"><draw:text-box><text:p text:style-name="P225"><text:span text:style-name="T68">R1</text:span></text:p></draw:text-box></draw:frame><draw:frame draw:style-name="gr9" draw:text-style-name="P228" svg:width="0.5512in" svg:height="0.324in" svg:x="2.2465in" svg:y="0.5299in"><draw:text-box><text:p text:style-name="P225"><text:span text:style-name="T68">R2</text:span></text:p></draw:text-box></draw:frame><draw:frame draw:style-name="gr9" draw:text-style-name="P228" svg:width="0.5516in" svg:height="0.324in" svg:x="3.2311in" svg:y="0.0965in"><draw:text-box><text:p text:style-name="P225"><text:span text:style-name="T68">R3</text:span></text:p></draw:text-box></draw:frame><draw:frame draw:style-name="gr9" draw:text-style-name="P228" svg:width="0.5516in" svg:height="0.324in" svg:x="3.2311in" svg:y="0.8839in"><draw:text-box><text:p text:style-name="P225"><text:span text:style-name="T68">R4</text:span></text:p></draw:text-box></draw:frame><draw:frame draw:style-name="gr9" draw:text-style-name="P228" svg:width="0.5516in" svg:height="0.324in" svg:x="4.3728in" svg:y="0.0965in"><draw:text-box><text:p text:style-name="P225"><text:span text:style-name="T68">R5</text:span></text:p></draw:text-box></draw:frame><draw:frame draw:style-name="gr9" draw:text-style-name="P228" svg:width="0.5516in" svg:height="0.324in" svg:x="4.3728in" svg:y="0.8839in"><draw:text-box><text:p text:style-name="P225"><text:span text:style-name="T68">R6</text:span></text:p></draw:text-box></draw:frame><draw:frame draw:style-name="gr9" draw:text-style-name="P228" svg:width="0.5516in" svg:height="0.324in" svg:x="5.1602in" svg:y="0.0965in"><draw:text-box><text:p text:style-name="P225"><text:span text:style-name="T68">R7</text:span></text:p></draw:text-box></draw:frame><draw:frame draw:style-name="gr9" draw:text-style-name="P228" svg:width="0.5516in" svg:height="0.324in" svg:x="5.1602in" svg:y="0.8839in"><draw:text-box><text:p text:style-name="P225"><text:span text:style-name="T68">R8</text:span></text:p></draw:text-box></draw:frame><draw:frame draw:style-name="gr9" draw:text-style-name="P228" svg:width="1.0634in" svg:height="0.324in" svg:x="1.2622in" svg:y="1.5921in"><draw:text-box><text:p text:style-name="P225"><text:span text:style-name="T68">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113"><text:soft-page-break/>Ejercicio 1<text:span text:style-name="T53">3</text:span></text:p>
      <text:p text:style-name="P92">Calcula la resistencia equivalente entre los puntos A y B del circuito, siendo </text:p>
      <text:p text:style-name="P92"><draw:frame draw:style-name="fr10" draw:name="Object96" text:anchor-type="as-char" svg:y="-0.1484in" svg:width="0.6173in" svg:height="0.2098in" draw:z-index="0"><draw:object xlink:href="./Object 96" xlink:type="simple" xlink:show="embed" xlink:actuate="onLoad"/><draw:image xlink:href="./ObjectReplacements/Object 96" xlink:type="simple" xlink:show="embed" xlink:actuate="onLoad"/><svg:desc>formula</svg:desc></draw:frame><draw:frame draw:style-name="fr10" draw:name="Object97" text:anchor-type="as-char" svg:y="-0.1484in" svg:width="0.6244in" svg:height="0.2098in" draw:z-index="0"><draw:object xlink:href="./Object 97" xlink:type="simple" xlink:show="embed" xlink:actuate="onLoad"/><draw:image xlink:href="./ObjectReplacements/Object 97" xlink:type="simple" xlink:show="embed" xlink:actuate="onLoad"/><svg:desc>formula</svg:desc></draw:frame><draw:frame draw:style-name="fr10" draw:name="Object98" text:anchor-type="as-char" svg:y="-0.1484in" svg:width="0.7429in" svg:height="0.2098in" draw:z-index="0"><draw:object xlink:href="./Object 98" xlink:type="simple" xlink:show="embed" xlink:actuate="onLoad"/><draw:image xlink:href="./ObjectReplacements/Object 98" xlink:type="simple" xlink:show="embed" xlink:actuate="onLoad"/><svg:desc>formula</svg:desc></draw:frame><draw:frame draw:style-name="fr10" draw:name="Object99" text:anchor-type="as-char" svg:y="-0.1484in" svg:width="0.6209in" svg:height="0.2098in" draw:z-index="0"><draw:object xlink:href="./Object 99" xlink:type="simple" xlink:show="embed" xlink:actuate="onLoad"/><draw:image xlink:href="./ObjectReplacements/Object 99" xlink:type="simple" xlink:show="embed" xlink:actuate="onLoad"/><svg:desc>formula</svg:desc></draw:frame><draw:frame draw:style-name="fr10" draw:name="Object100" text:anchor-type="as-char" svg:y="-0.1484in" svg:width="0.7in" svg:height="0.2098in" draw:z-index="0"><draw:object xlink:href="./Object 100" xlink:type="simple" xlink:show="embed" xlink:actuate="onLoad"/><draw:image xlink:href="./ObjectReplacements/Object 100" xlink:type="simple" xlink:show="embed" xlink:actuate="onLoad"/><svg:desc>formula</svg:desc></draw:frame><draw:frame draw:style-name="fr10" draw:name="Object101" text:anchor-type="as-char" svg:y="-0.1484in" svg:width="0.7008in" svg:height="0.2098in" draw:z-index="0"><draw:object xlink:href="./Object 101" xlink:type="simple" xlink:show="embed" xlink:actuate="onLoad"/><draw:image xlink:href="./ObjectReplacements/Object 101" xlink:type="simple" xlink:show="embed" xlink:actuate="onLoad"/><svg:desc>formula</svg:desc></draw:frame><draw:frame draw:style-name="fr10" draw:name="Object102" text:anchor-type="as-char" svg:y="-0.1484in" svg:width="0.7008in" svg:height="0.2098in" draw:z-index="0"><draw:object xlink:href="./Object 102" xlink:type="simple" xlink:show="embed" xlink:actuate="onLoad"/><draw:image xlink:href="./ObjectReplacements/Object 102" xlink:type="simple" xlink:show="embed" xlink:actuate="onLoad"/><svg:desc>formula</svg:desc></draw:frame></text:p>
      <text:p text:style-name="P92"><text:span text:style-name="T43">La tensión de alimentación es </text:span><text:span text:style-name="T43"><draw:frame draw:style-name="fr10" draw:name="Object103" text:anchor-type="as-char" svg:y="-0.1484in" svg:width="0.652in" svg:height="0.1846in" draw:z-index="0"><draw:object xlink:href="./Object 103" xlink:type="simple" xlink:show="embed" xlink:actuate="onLoad"/><draw:image xlink:href="./ObjectReplacements/Object 103" xlink:type="simple" xlink:show="embed" xlink:actuate="onLoad"/><svg:desc>formula</svg:desc></draw:frame></text:span><text:span text:style-name="T43">.</text:span></text:p>
      <text:p text:style-name="P73">Calcula corrtiente y tensión en cada resistencia, así como la potencia total.</text:p>
      <text:p text:style-name="P73"><draw:frame draw:style-name="fr7" draw:name="Image40" text:anchor-type="paragraph" svg:y="0in" svg:width="3.4374in" svg:height="2.9689in" draw:z-index="79"><draw:image xlink:href="Pictures/100000000000014A0000011D06079AE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13">Ejercicio 1<text:span text:style-name="T53">4</text:span></text:p>
      <text:p text:style-name="P92">Calcula la resistencia equivalente, siendo </text:p>
      <text:p text:style-name="P92"><draw:frame draw:style-name="fr10" draw:name="Object104" text:anchor-type="as-char" svg:y="-0.1484in" svg:width="0.7709in" svg:height="0.2098in" draw:z-index="0"><draw:object xlink:href="./Object 104" xlink:type="simple" xlink:show="embed" xlink:actuate="onLoad"/><draw:image xlink:href="./ObjectReplacements/Object 104" xlink:type="simple" xlink:show="embed" xlink:actuate="onLoad"/><svg:desc>formula</svg:desc></draw:frame><draw:frame draw:style-name="fr10" draw:name="Object105" text:anchor-type="as-char" svg:y="-0.1484in" svg:width="0.772in" svg:height="0.2098in" draw:z-index="0"><draw:object xlink:href="./Object 105" xlink:type="simple" xlink:show="embed" xlink:actuate="onLoad"/><draw:image xlink:href="./ObjectReplacements/Object 105" xlink:type="simple" xlink:show="embed" xlink:actuate="onLoad"/><svg:desc>formula</svg:desc></draw:frame><draw:frame draw:style-name="fr10" draw:name="Object106" text:anchor-type="as-char" svg:y="-0.1484in" svg:width="0.772in" svg:height="0.2098in" draw:z-index="0"><draw:object xlink:href="./Object 106" xlink:type="simple" xlink:show="embed" xlink:actuate="onLoad"/><draw:image xlink:href="./ObjectReplacements/Object 106" xlink:type="simple" xlink:show="embed" xlink:actuate="onLoad"/><svg:desc>formula</svg:desc></draw:frame><draw:frame draw:style-name="fr10" draw:name="Object107" text:anchor-type="as-char" svg:y="-0.1484in" svg:width="0.7772in" svg:height="0.2098in" draw:z-index="0"><draw:object xlink:href="./Object 107" xlink:type="simple" xlink:show="embed" xlink:actuate="onLoad"/><draw:image xlink:href="./ObjectReplacements/Object 107" xlink:type="simple" xlink:show="embed" xlink:actuate="onLoad"/><svg:desc>formula</svg:desc></draw:frame></text:p>
      <text:p text:style-name="P92"><text:span text:style-name="T43">La tensión de alimentación es </text:span><text:span text:style-name="T43"><draw:frame draw:style-name="fr10" draw:name="Object111" text:anchor-type="as-char" svg:y="-0.1484in" svg:width="0.652in" svg:height="0.1846in" draw:z-index="0"><draw:object xlink:href="./Object 111" xlink:type="simple" xlink:show="embed" xlink:actuate="onLoad"/><draw:image xlink:href="./ObjectReplacements/Object 111" xlink:type="simple" xlink:show="embed" xlink:actuate="onLoad"/><svg:desc>formula</svg:desc></draw:frame></text:span><text:span text:style-name="T43">.</text:span></text:p>
      <text:p text:style-name="P73">Calcula corrtiente y tensión en cada resistencia, así como la potencia total.</text:p>
      <text:p text:style-name="P92"/>
      <text:p text:style-name="P92"><draw:frame draw:style-name="fr8" draw:name="Image41" text:anchor-type="paragraph" svg:width="3.9799in" svg:height="1.6791in" draw:z-index="80"><draw:image xlink:href="Pictures/10000000000001DA000000E1A0AC418E.png" xlink:type="simple" xlink:show="embed" xlink:actuate="onLoad"/></draw:frame></text:p>
      <text:p text:style-name="P152">Ejercicio 1<text:span text:style-name="T63">5</text:span></text:p>
      <text:p text:style-name="P93">Calcula la resistencia equivalente, siendo </text:p>
      <text:p text:style-name="P93"><draw:frame draw:style-name="fr10" draw:name="Object118" text:anchor-type="as-char" svg:y="-0.1484in" svg:width="0.6126in" svg:height="0.2098in" draw:z-index="0"><draw:object xlink:href="./Object 118" xlink:type="simple" xlink:show="embed" xlink:actuate="onLoad"/><draw:image xlink:href="./ObjectReplacements/Object 118" xlink:type="simple" xlink:show="embed" xlink:actuate="onLoad"/><svg:desc>formula</svg:desc></draw:frame>,<draw:frame draw:style-name="fr10" draw:name="Object119" text:anchor-type="as-char" svg:y="-0.1484in" svg:width="0.6138in" svg:height="0.2098in" draw:z-index="0"><draw:object xlink:href="./Object 119" xlink:type="simple" xlink:show="embed" xlink:actuate="onLoad"/><draw:image xlink:href="./ObjectReplacements/Object 119" xlink:type="simple" xlink:show="embed" xlink:actuate="onLoad"/><svg:desc>formula</svg:desc></draw:frame>,<draw:frame draw:style-name="fr10" draw:name="Object120" text:anchor-type="as-char" svg:y="-0.1484in" svg:width="0.6161in" svg:height="0.2098in" draw:z-index="0"><draw:object xlink:href="./Object 120" xlink:type="simple" xlink:show="embed" xlink:actuate="onLoad"/><draw:image xlink:href="./ObjectReplacements/Object 120" xlink:type="simple" xlink:show="embed" xlink:actuate="onLoad"/><svg:desc>formula</svg:desc></draw:frame>,<draw:frame draw:style-name="fr10" draw:name="Object121" text:anchor-type="as-char" svg:y="-0.1484in" svg:width="0.6299in" svg:height="0.2098in" draw:z-index="0"><draw:object xlink:href="./Object 121" xlink:type="simple" xlink:show="embed" xlink:actuate="onLoad"/><draw:image xlink:href="./ObjectReplacements/Object 121" xlink:type="simple" xlink:show="embed" xlink:actuate="onLoad"/><svg:desc>formula</svg:desc></draw:frame>, … ,<draw:frame draw:style-name="fr10" draw:name="Object123" text:anchor-type="as-char" svg:y="-0.1484in" svg:width="0.7354in" svg:height="0.2098in" draw:z-index="0"><draw:object xlink:href="./Object 123" xlink:type="simple" xlink:show="embed" xlink:actuate="onLoad"/><draw:image xlink:href="./ObjectReplacements/Object 123" xlink:type="simple" xlink:show="embed" xlink:actuate="onLoad"/><svg:desc>formula</svg:desc></draw:frame>,<draw:frame draw:style-name="fr10" draw:name="Object124" text:anchor-type="as-char" svg:y="-0.1484in" svg:width="0.7453in" svg:height="0.2098in" draw:z-index="0"><draw:object xlink:href="./Object 124" xlink:type="simple" xlink:show="embed" xlink:actuate="onLoad"/><draw:image xlink:href="./ObjectReplacements/Object 124" xlink:type="simple" xlink:show="embed" xlink:actuate="onLoad"/><svg:desc>formula</svg:desc></draw:frame></text:p>
      <text:p text:style-name="P93"><text:span text:style-name="T43">La tensión de alimentación es </text:span><text:span text:style-name="T43"><draw:frame draw:style-name="fr10" draw:name="Object122" text:anchor-type="as-char" svg:y="-0.1484in" svg:width="0.652in" svg:height="0.1846in" draw:z-index="0"><draw:object xlink:href="./Object 122" xlink:type="simple" xlink:show="embed" xlink:actuate="onLoad"/><draw:image xlink:href="./ObjectReplacements/Object 122" xlink:type="simple" xlink:show="embed" xlink:actuate="onLoad"/><svg:desc>formula</svg:desc></draw:frame></text:span><text:span text:style-name="T43">.</text:span></text:p>
      <text:p text:style-name="P74">Calcula corrtiente y tensión en cada resistencia, así como la potencia total.</text:p>
      <text:p text:style-name="P74"><draw:g text:anchor-type="paragraph" draw:z-index="86" draw:style-name="gr1"><draw:line draw:style-name="gr7" draw:text-style-name="P224" svg:x1="1.5752in" svg:y1="1.6618in" svg:x2="1.772in" svg:y2="1.6618in"><text:p/></draw:line><draw:line draw:style-name="gr7" draw:text-style-name="P224" svg:x1="1.7728in" svg:y1="1.661in" svg:x2="1.7728in" svg:y2="0.8736in"><text:p/></draw:line><draw:line draw:style-name="gr7" draw:text-style-name="P224" svg:x1="1.7728in" svg:y1="0.8736in" svg:x2="1.9697in" svg:y2="0.8736in"><text:p/></draw:line><draw:line draw:style-name="gr7" draw:text-style-name="P224" svg:x1="1.7728in" svg:y1="1.6618in" svg:x2="1.9697in" svg:y2="1.6618in"><text:p/></draw:line><draw:line draw:style-name="gr7" draw:text-style-name="P224" svg:x1="2.5591in" svg:y1="1.6618in" svg:x2="2.7559in" svg:y2="1.6618in"><text:p/></draw:line><draw:line draw:style-name="gr7" draw:text-style-name="P224" svg:x1="2.5591in" svg:y1="0.8736in" svg:x2="2.7559in" svg:y2="0.8736in"><text:p/></draw:line><draw:line draw:style-name="gr7" draw:text-style-name="P224" svg:x1="2.7559in" svg:y1="1.661in" svg:x2="2.7559in" svg:y2="0.8736in"><text:p/></draw:line><draw:line draw:style-name="gr7" draw:text-style-name="P224" svg:x1="2.7559in" svg:y1="1.6618in" svg:x2="2.9528in" svg:y2="1.6618in"><text:p/></draw:line><draw:custom-shape draw:style-name="gr8" draw:text-style-name="P224" svg:width="0.5921in" svg:height="0.198in" svg:x="1.9689in" svg:y="0.7563in"><text:p/><draw:enhanced-geometry svg:viewBox="0 0 21600 21600" draw:type="rectangle" draw:enhanced-path="M 0 0 L 21600 0 21600 21600 0 21600 0 0 Z N"/></draw:custom-shape><draw:custom-shape draw:style-name="gr8" draw:text-style-name="P224" svg:width="0.5921in" svg:height="0.198in" svg:x="1.9689in" svg:y="1.5433in"><text:p/><draw:enhanced-geometry svg:viewBox="0 0 21600 21600" draw:type="rectangle" draw:enhanced-path="M 0 0 L 21600 0 21600 21600 0 21600 0 0 Z N"/></draw:custom-shape><draw:frame draw:style-name="gr9" draw:text-style-name="P228" svg:width="0.5524in" svg:height="0.324in" svg:x="2.0508in" svg:y="0.4898in"><draw:text-box><text:p text:style-name="P225"><text:span text:style-name="T68">R1</text:span></text:p></draw:text-box></draw:frame><draw:frame draw:style-name="gr9" draw:text-style-name="P228" svg:width="0.5524in" svg:height="0.324in" svg:x="2.0508in" svg:y="1.2772in"><draw:text-box><text:p text:style-name="P225"><text:span text:style-name="T68">R2</text:span></text:p></draw:text-box></draw:frame><draw:line draw:style-name="gr7" draw:text-style-name="P224" svg:x1="1.7728in" svg:y1="2.45in" svg:x2="1.9697in" svg:y2="2.45in"><text:p/></draw:line><draw:line draw:style-name="gr7" draw:text-style-name="P224" svg:x1="2.5591in" svg:y1="2.45in" svg:x2="2.7559in" svg:y2="2.45in"><text:p/></draw:line><draw:custom-shape draw:style-name="gr8" draw:text-style-name="P224" svg:width="0.5921in" svg:height="0.1976in" svg:x="1.9689in" svg:y="2.3315in"><text:p/><draw:enhanced-geometry svg:viewBox="0 0 21600 21600" draw:type="rectangle" draw:enhanced-path="M 0 0 L 21600 0 21600 21600 0 21600 0 0 Z N"/></draw:custom-shape><draw:frame draw:style-name="gr9" draw:text-style-name="P228" svg:width="0.5524in" svg:height="0.324in" svg:x="2.0508in" svg:y="2.0654in"><draw:text-box><text:p text:style-name="P225"><text:span text:style-name="T68">R3</text:span></text:p></draw:text-box></draw:frame><draw:line draw:style-name="gr7" draw:text-style-name="P224" svg:x1="2.7559in" svg:y1="2.4492in" svg:x2="2.7559in" svg:y2="1.6618in"><text:p/></draw:line><draw:line draw:style-name="gr7" draw:text-style-name="P224" svg:x1="1.7709in" svg:y1="2.4492in" svg:x2="1.7709in" svg:y2="1.6618in"><text:p/></draw:line><draw:line draw:style-name="gr7" draw:text-style-name="P224" svg:x1="2.9531in" svg:y1="2.015in" svg:x2="2.9531in" svg:y2="1.2276in"><text:p/></draw:line><draw:line draw:style-name="gr7" draw:text-style-name="P224" svg:x1="2.9531in" svg:y1="2.0154in" svg:x2="3.15in" svg:y2="2.0154in"><text:p/></draw:line><draw:line draw:style-name="gr7" draw:text-style-name="P224" svg:x1="2.9531in" svg:y1="1.2276in" svg:x2="3.15in" svg:y2="1.2276in"><text:p/></draw:line><draw:line draw:style-name="gr7" draw:text-style-name="P224" svg:x1="4.7248in" svg:y1="2.015in" svg:x2="4.7248in" svg:y2="1.2276in"><text:p/></draw:line><draw:line draw:style-name="gr7" draw:text-style-name="P224" svg:x1="3.7413in" svg:y1="2.0154in" svg:x2="3.9382in" svg:y2="2.0154in"><text:p/></draw:line><draw:line draw:style-name="gr7" draw:text-style-name="P224" svg:x1="3.7413in" svg:y1="1.2276in" svg:x2="3.9382in" svg:y2="1.2276in"><text:p/></draw:line><draw:line draw:style-name="gr7" draw:text-style-name="P224" svg:x1="4.528in" svg:y1="1.2276in" svg:x2="4.7248in" svg:y2="1.2276in"><text:p/></draw:line><draw:line draw:style-name="gr7" draw:text-style-name="P224" svg:x1="4.528in" svg:y1="2.0154in" svg:x2="4.7248in" svg:y2="2.0154in"><text:p/></draw:line><draw:line draw:style-name="gr7" draw:text-style-name="P224" svg:x1="4.7248in" svg:y1="1.6618in" svg:x2="4.9217in" svg:y2="1.6618in"><text:p/></draw:line><draw:custom-shape draw:style-name="gr8" draw:text-style-name="P224" svg:width="0.5906in" svg:height="0.198in" svg:x="3.1508in" svg:y="1.1098in"><text:p/><draw:enhanced-geometry svg:viewBox="0 0 21600 21600" draw:type="rectangle" draw:enhanced-path="M 0 0 L 21600 0 21600 21600 0 21600 0 0 Z N"/></draw:custom-shape><draw:custom-shape draw:style-name="gr8" draw:text-style-name="P224" svg:width="0.5906in" svg:height="0.198in" svg:x="3.1508in" svg:y="1.8972in"><text:p/><draw:enhanced-geometry svg:viewBox="0 0 21600 21600" draw:type="rectangle" draw:enhanced-path="M 0 0 L 21600 0 21600 21600 0 21600 0 0 Z N"/></draw:custom-shape><draw:custom-shape draw:style-name="gr8" draw:text-style-name="P224" svg:width="0.5906in" svg:height="0.198in" svg:x="3.939in" svg:y="1.1098in"><text:p/><draw:enhanced-geometry svg:viewBox="0 0 21600 21600" draw:type="rectangle" draw:enhanced-path="M 0 0 L 21600 0 21600 21600 0 21600 0 0 Z N"/></draw:custom-shape><draw:custom-shape draw:style-name="gr8" draw:text-style-name="P224" svg:width="0.5906in" svg:height="0.198in" svg:x="3.939in" svg:y="1.8972in"><text:p/><draw:enhanced-geometry svg:viewBox="0 0 21600 21600" draw:type="rectangle" draw:enhanced-path="M 0 0 L 21600 0 21600 21600 0 21600 0 0 Z N"/></draw:custom-shape><draw:frame draw:style-name="gr9" draw:text-style-name="P228" svg:width="0.5516in" svg:height="0.324in" svg:x="3.1933in" svg:y="0.8441in"><draw:text-box><text:p text:style-name="P225"><text:span text:style-name="T68">R4</text:span></text:p></draw:text-box></draw:frame><draw:frame draw:style-name="gr9" draw:text-style-name="P228" svg:width="0.5516in" svg:height="0.324in" svg:x="3.1933in" svg:y="1.6315in"><draw:text-box><text:p text:style-name="P225"><text:span text:style-name="T68">R6</text:span></text:p></draw:text-box></draw:frame><draw:frame draw:style-name="gr9" draw:text-style-name="P228" svg:width="0.5524in" svg:height="0.324in" svg:x="3.9799in" svg:y="0.8441in"><draw:text-box><text:p text:style-name="P225"><text:span text:style-name="T68">R5</text:span></text:p></draw:text-box></draw:frame><draw:frame draw:style-name="gr9" draw:text-style-name="P228" svg:width="0.5524in" svg:height="0.324in" svg:x="3.9799in" svg:y="1.6315in"><draw:text-box><text:p text:style-name="P225"><text:span text:style-name="T68">R7</text:span></text:p></draw:text-box></draw:frame><draw:line draw:style-name="gr7" draw:text-style-name="P224" svg:x1="2.9535in" svg:y1="2.45in" svg:x2="3.1504in" svg:y2="2.45in"><text:p/></draw:line><draw:line draw:style-name="gr7" draw:text-style-name="P224" svg:x1="3.7394in" svg:y1="2.4469in" svg:x2="3.8433in" svg:y2="2.4469in"><text:p/></draw:line><draw:custom-shape draw:style-name="gr8" draw:text-style-name="P224" svg:width="0.5913in" svg:height="0.1976in" svg:x="3.1508in" svg:y="2.3315in"><text:p/><draw:enhanced-geometry svg:viewBox="0 0 21600 21600" draw:type="rectangle" draw:enhanced-path="M 0 0 L 21600 0 21600 21600 0 21600 0 0 Z N"/></draw:custom-shape><draw:frame draw:style-name="gr9" draw:text-style-name="P228" svg:width="0.5516in" svg:height="0.324in" svg:x="3.2327in" svg:y="2.0654in"><draw:text-box><text:p text:style-name="P225"><text:span text:style-name="T68">R8</text:span></text:p></draw:text-box></draw:frame><draw:line draw:style-name="gr7" draw:text-style-name="P224" svg:x1="2.9531in" svg:y1="2.4492in" svg:x2="2.9531in" svg:y2="1.6618in"><text:p/></draw:line><draw:line draw:style-name="gr7" draw:text-style-name="P224" svg:x1="3.8508in" svg:y1="2.4484in" svg:x2="3.8508in" svg:y2="2.0098in"><text:p/></draw:line><draw:custom-shape draw:style-name="gr8" draw:text-style-name="P224" svg:width="0.5913in" svg:height="0.1976in" svg:x="1.9689in" svg:y="3.4327in"><text:p/><draw:enhanced-geometry svg:viewBox="0 0 21600 21600" draw:type="rectangle" draw:enhanced-path="M 0 0 L 21600 0 21600 21600 0 21600 0 0 Z N"/></draw:custom-shape><draw:frame draw:style-name="gr9" draw:text-style-name="P228" svg:width="0.5516in" svg:height="0.324in" svg:x="2.0114in" svg:y="3.1681in"><draw:text-box><text:p text:style-name="P225"><text:span text:style-name="T68">R9</text:span></text:p></draw:text-box></draw:frame><draw:line draw:style-name="gr7" draw:text-style-name="P224" svg:x1="1.6in" svg:y1="3.548in" svg:x2="1.9697in" svg:y2="3.548in"><text:p/></draw:line><draw:line draw:style-name="gr7" draw:text-style-name="P224" svg:x1="2.5591in" svg:y1="3.548in" svg:x2="2.9374in" svg:y2="3.548in"><text:p/></draw:line><draw:line draw:style-name="gr7" draw:text-style-name="P224" svg:x1="2.9531in" svg:y1="3.9445in" svg:x2="3.15in" svg:y2="3.9445in"><text:p/></draw:line><draw:line draw:style-name="gr7" draw:text-style-name="P224" svg:x1="3.7413in" svg:y1="3.9445in" svg:x2="3.9382in" svg:y2="3.9445in"><text:p/></draw:line><draw:line draw:style-name="gr7" draw:text-style-name="P224" svg:x1="4.5295in" svg:y1="3.9445in" svg:x2="4.7264in" svg:y2="3.9445in"><text:p/></draw:line><draw:custom-shape draw:style-name="gr8" draw:text-style-name="P224" svg:width="0.5913in" svg:height="0.1976in" svg:x="3.1508in" svg:y="3.8272in"><text:p/><draw:enhanced-geometry svg:viewBox="0 0 21600 21600" draw:type="rectangle" draw:enhanced-path="M 0 0 L 21600 0 21600 21600 0 21600 0 0 Z N"/></draw:custom-shape><draw:custom-shape draw:style-name="gr8" draw:text-style-name="P224" svg:width="0.5913in" svg:height="0.1976in" svg:x="3.939in" svg:y="3.8272in"><text:p/><draw:enhanced-geometry svg:viewBox="0 0 21600 21600" draw:type="rectangle" draw:enhanced-path="M 0 0 L 21600 0 21600 21600 0 21600 0 0 Z N"/></draw:custom-shape><draw:frame draw:style-name="gr9" draw:text-style-name="P228" svg:width="0.5717in" svg:height="0.324in" svg:x="3.1933in" svg:y="3.5614in"><draw:text-box><text:p text:style-name="P225"><text:span text:style-name="T68">R11</text:span></text:p></draw:text-box></draw:frame><draw:frame draw:style-name="gr9" draw:text-style-name="P228" svg:width="0.6114in" svg:height="0.324in" svg:x="3.9807in" svg:y="3.5614in"><draw:text-box><text:p text:style-name="P225"><text:span text:style-name="T68">R12</text:span></text:p></draw:text-box></draw:frame><draw:line draw:style-name="gr7" draw:text-style-name="P224" svg:x1="2.9531in" svg:y1="3.9441in" svg:x2="2.9531in" svg:y2="3.1567in"><text:p/></draw:line><draw:custom-shape draw:style-name="gr8" draw:text-style-name="P224" svg:width="0.5913in" svg:height="0.1969in" svg:x="3.5441in" svg:y="3.0398in"><text:p/><draw:enhanced-geometry svg:viewBox="0 0 21600 21600" draw:type="rectangle" draw:enhanced-path="M 0 0 L 21600 0 21600 21600 0 21600 0 0 Z N"/></draw:custom-shape><draw:frame draw:style-name="gr9" draw:text-style-name="P228" svg:width="0.6122in" svg:height="0.324in" svg:x="3.5862in" svg:y="2.7736in"><draw:text-box><text:p text:style-name="P225"><text:span text:style-name="T68">R10</text:span></text:p></draw:text-box></draw:frame><draw:line draw:style-name="gr7" draw:text-style-name="P224" svg:x1="4.7236in" svg:y1="3.9441in" svg:x2="4.7236in" svg:y2="3.1567in"><text:p/></draw:line><draw:line draw:style-name="gr7" draw:text-style-name="P224" svg:x1="2.9531in" svg:y1="3.1543in" svg:x2="3.5291in" svg:y2="3.1543in"><text:p/></draw:line><draw:line draw:style-name="gr7" draw:text-style-name="P224" svg:x1="4.1346in" svg:y1="3.1543in" svg:x2="4.7106in" svg:y2="3.1543in"><text:p/></draw:line><draw:line draw:style-name="gr7" draw:text-style-name="P224" svg:x1="1.5874in" svg:y1="4.6488in" svg:x2="1.5874in" svg:y2="1.6618in"><text:p/></draw:line><draw:g draw:style-name="gr17"><draw:line draw:style-name="gr7" draw:text-style-name="P224" svg:x1="2.915in" svg:y1="4.8496in" svg:x2="2.915in" svg:y2="4.4559in"><text:p/></draw:line><draw:line draw:style-name="gr7" draw:text-style-name="P224" svg:x1="3.0736in" svg:y1="4.7512in" svg:x2="3.0736in" svg:y2="4.5543in"><text:p/></draw:line></draw:g><draw:line draw:style-name="gr7" draw:text-style-name="P224" svg:x1="4.9327in" svg:y1="4.6488in" svg:x2="4.9327in" svg:y2="1.6618in"><text:p/></draw:line><draw:line draw:style-name="gr7" draw:text-style-name="P224" svg:x1="1.6in" svg:y1="4.6476in" svg:x2="2.915in" svg:y2="4.6504in"><text:p/></draw:line><draw:line draw:style-name="gr7" draw:text-style-name="P224" svg:x1="3.0567in" svg:y1="4.6504in" svg:x2="4.9063in" svg:y2="4.6476in"><text:p/></draw:line><draw:line draw:style-name="gr7" draw:text-style-name="P224" svg:x1="4.7252in" svg:y1="3.548in" svg:x2="4.9457in" svg:y2="3.5453in"><text:p/></draw:line></draw:g></text:p>
      <text:p text:style-name="P93"/>
      <text:h text:style-name="P222" text:outline-level="2"><text:bookmark-start text:name="__RefHeading__3480_180598696"/>Tablas<text:bookmark-end text:name="__RefHeading__3480_180598696"/></text:h>
      <text:p text:style-name="P85"/>
      <text:p text:style-name="P84"><draw:frame draw:style-name="fr3" draw:name="Image39" text:anchor-type="paragraph" svg:x="1.0965in" svg:y="0.1252in" svg:width="4.5in" svg:height="3.4098in" draw:z-index="77"><draw:image xlink:href="Pictures/100000000000028D00000200E10BAA7B.png" xlink:type="simple" xlink:show="embed" xlink:actuate="onLoad"/></draw:frame></text:p>
      <text:h text:style-name="P223" text:outline-level="2"><text:bookmark-start text:name="__RefHeading__3003_509960930"/>Soluciones<text:bookmark-end text:name="__RefHeading__3003_509960930"/></text:h>
      <text:p text:style-name="P107"/>
      <text:p text:style-name="P107">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10" draw:name="Object58" text:anchor-type="as-char" svg:y="-0.152in" svg:width="0.7429in" svg:height="0.2134in" draw:z-index="0"><draw:object xlink:href="./Object 58" xlink:type="simple" xlink:show="embed" xlink:actuate="onLoad"/><draw:image xlink:href="./ObjectReplacements/Object 58" xlink:type="simple" xlink:show="embed" xlink:actuate="onLoad"/><svg:desc>formula</svg:desc></draw:frame> </text:p>
      <text:p text:style-name="P58"><draw:frame draw:style-name="fr10" draw:name="Object59" text:anchor-type="as-char" svg:y="-0.1484in" svg:width="3.7339in" svg:height="0.2098in" draw:z-index="0"><draw:object xlink:href="./Object 59" xlink:type="simple" xlink:show="embed" xlink:actuate="onLoad"/><draw:image xlink:href="./ObjectReplacements/Object 59" xlink:type="simple" xlink:show="embed" xlink:actuate="onLoad"/><svg:desc>formula</svg:desc></draw:frame></text:p>
      <text:p text:style-name="P58"><draw:frame draw:style-name="fr10" draw:name="Object60" text:anchor-type="as-char" svg:y="-0.1484in" svg:width="4.202in" svg:height="0.2098in" draw:z-index="0"><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1" text:anchor-type="as-char" svg:y="-0.152in" svg:width="0.7535in" svg:height="0.2134in" draw:z-index="0"><draw:object xlink:href="./Object 61" xlink:type="simple" xlink:show="embed" xlink:actuate="onLoad"/><draw:image xlink:href="./ObjectReplacements/Object 61" xlink:type="simple" xlink:show="embed" xlink:actuate="onLoad"/><svg:desc>formula</svg:desc></draw:frame> </text:p>
      <text:p text:style-name="P58"><draw:frame draw:style-name="fr10" draw:name="Object62" text:anchor-type="as-char" svg:y="-0.1484in" svg:width="3.7339in" svg:height="0.2098in" draw:z-index="0"><draw:object xlink:href="./Object 62" xlink:type="simple" xlink:show="embed" xlink:actuate="onLoad"/><draw:image xlink:href="./ObjectReplacements/Object 62" xlink:type="simple" xlink:show="embed" xlink:actuate="onLoad"/><svg:desc>formula</svg:desc></draw:frame></text:p>
      <text:p text:style-name="P58"><draw:frame draw:style-name="fr10" draw:name="Object63" text:anchor-type="as-char" svg:y="-0.1484in" svg:width="4.4472in" svg:height="0.2098in" draw:z-index="0"><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107"><draw:frame draw:style-name="fr5" draw:name="Image19" text:anchor-type="paragraph" svg:width="6.6929in" svg:height="3.7398in" draw:z-index="53"><draw:image xlink:href="Pictures/100000000000035B000001E0C7B560AD.png" xlink:type="simple" xlink:show="embed" xlink:actuate="onLoad"/></draw:frame></text:p>
      <text:p text:style-name="P151"><draw:frame draw:style-name="fr5" draw:name="Image20" text:anchor-type="paragraph" svg:width="6.6929in" svg:height="3.6772in" draw:z-index="54"><draw:image xlink:href="Pictures/1000000000000352000001D323A45224.png" xlink:type="simple" xlink:show="embed" xlink:actuate="onLoad"/></draw:frame></text:p>
      <text:p text:style-name="P151">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64" text:anchor-type="as-char" svg:y="-0.152in" svg:width="0.7429in" svg:height="0.2134in" draw:z-index="0"><draw:object xlink:href="./Object 64" xlink:type="simple" xlink:show="embed" xlink:actuate="onLoad"/><draw:image xlink:href="./ObjectReplacements/Object 64" xlink:type="simple" xlink:show="embed" xlink:actuate="onLoad"/><svg:desc>formula</svg:desc></draw:frame> </text:p>
      <text:p text:style-name="P58"><draw:frame draw:style-name="fr10" draw:name="Object65" text:anchor-type="as-char" svg:y="-0.1484in" svg:width="3.7339in" svg:height="0.2098in" draw:z-index="0"><draw:object xlink:href="./Object 65" xlink:type="simple" xlink:show="embed" xlink:actuate="onLoad"/><draw:image xlink:href="./ObjectReplacements/Object 65" xlink:type="simple" xlink:show="embed" xlink:actuate="onLoad"/><svg:desc>formula</svg:desc></draw:frame></text:p>
      <text:p text:style-name="P58"><draw:frame draw:style-name="fr10" draw:name="Object66" text:anchor-type="as-char" svg:y="-0.1484in" svg:width="4.202in" svg:height="0.2098in" draw:z-index="0"><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7" text:anchor-type="as-char" svg:y="-0.152in" svg:width="0.7535in" svg:height="0.2134in" draw:z-index="0"><draw:object xlink:href="./Object 67" xlink:type="simple" xlink:show="embed" xlink:actuate="onLoad"/><draw:image xlink:href="./ObjectReplacements/Object 67" xlink:type="simple" xlink:show="embed" xlink:actuate="onLoad"/><svg:desc>formula</svg:desc></draw:frame> </text:p>
      <text:p text:style-name="P58"><draw:frame draw:style-name="fr10" draw:name="Object68" text:anchor-type="as-char" svg:y="-0.1484in" svg:width="3.7339in" svg:height="0.2098in" draw:z-index="0"><draw:object xlink:href="./Object 68" xlink:type="simple" xlink:show="embed" xlink:actuate="onLoad"/><draw:image xlink:href="./ObjectReplacements/Object 68" xlink:type="simple" xlink:show="embed" xlink:actuate="onLoad"/><svg:desc>formula</svg:desc></draw:frame></text:p>
      <text:p text:style-name="P58"><draw:frame draw:style-name="fr10" draw:name="Object69" text:anchor-type="as-char" svg:y="-0.1484in" svg:width="4.4472in" svg:height="0.2098in" draw:z-index="0"><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9" draw:name="Image21" text:anchor-type="paragraph" svg:width="6.6929in" svg:height="3.7563in" draw:z-index="55"><draw:image xlink:href="Pictures/1000000000000320000001C12A94B85C.png" xlink:type="simple" xlink:show="embed" xlink:actuate="onLoad"/></draw:frame></text:p>
      <text:p text:style-name="P141"><draw:frame draw:style-name="fr4" draw:name="Image22" text:anchor-type="paragraph" svg:width="6.6929in" svg:height="3.6402in" draw:z-index="56"><draw:image xlink:href="Pictures/100000000000031C000001B1E123E063.png" xlink:type="simple" xlink:show="embed" xlink:actuate="onLoad"/></draw:frame></text:p>
      <text:p text:style-name="P141"/>
      <text:p text:style-name="P3"><draw:frame draw:style-name="fr5" draw:name="Image18" text:anchor-type="paragraph" svg:width="6.6929in" svg:height="6.9236in" draw:z-index="49"><draw:image xlink:href="Pictures/10000000000002270000023A2200FB34.jpg" xlink:type="simple" xlink:show="embed" xlink:actuate="onLoad"/></draw:frame></text:p>
      <text:p text:style-name="P140">Estos apuntes son una adaptación de “<text:span text:style-name="T5">L</text:span><text:span text:style-name="T4">essons in electric circuits volume 1 DC” , del autor Tony R. Kuphaldt.</text:span></text:p>
      <text:p text:style-name="P3"/>
      <text:p text:style-name="P104">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41</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02T17:28:21.463848052</dc:date>
    <meta:editing-duration>P1DT22H53M42S</meta:editing-duration>
    <meta:editing-cycles>535</meta:editing-cycles>
    <meta:generator>LibreOffice/4.2.8.2$Linux_x86 LibreOffice_project/420m0$Build-2</meta:generator>
    <meta:document-statistic meta:table-count="11" meta:image-count="41" meta:object-count="124" meta:page-count="55" meta:paragraph-count="523" meta:word-count="5202" meta:character-count="29042" meta:non-whitespace-character-count="24235"/>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18/content.xml><?xml version="1.0" encoding="utf-8"?>
<math xmlns="http://www.w3.org/1998/Math/MathML" display="block">
  <semantics>
    <mrow>
      <mrow>
        <msub>
          <mi>R</mi>
          <mn>1</mn>
        </msub>
        <mo stretchy="false">=</mo>
        <mn>1</mn>
      </mrow>
      <mi>Ω</mi>
    </mrow>
    <annotation encoding="StarMath 5.0">R rsub 1 = 1 Ω</annotation>
  </semantics>
</math>
</file>

<file path=Object 119/content.xml><?xml version="1.0" encoding="utf-8"?>
<math xmlns="http://www.w3.org/1998/Math/MathML" display="block">
  <semantics>
    <mrow>
      <mrow>
        <msub>
          <mi>R</mi>
          <mn>2</mn>
        </msub>
        <mo stretchy="false">=</mo>
        <mn>2</mn>
      </mrow>
      <mi>Ω</mi>
    </mrow>
    <annotation encoding="StarMath 5.0">R rsub 2 = 2
Ω</annotation>
  </semantics>
</math>
</file>

<file path=Object 12/content.xml><?xml version="1.0" encoding="utf-8"?>
<math xmlns="http://www.w3.org/1998/Math/MathML" display="block">
  <semantics>
    <msub>
      <mi>R</mi>
      <mn>1</mn>
    </msub>
    <annotation encoding="StarMath 5.0">R rsub { 1 }</annotation>
  </semantics>
</math>
</file>

<file path=Object 120/content.xml><?xml version="1.0" encoding="utf-8"?>
<math xmlns="http://www.w3.org/1998/Math/MathML" display="block">
  <semantics>
    <mrow>
      <mrow>
        <msub>
          <mi>R</mi>
          <mn>3</mn>
        </msub>
        <mo stretchy="false">=</mo>
        <mn>3</mn>
      </mrow>
      <mi>Ω</mi>
    </mrow>
    <annotation encoding="StarMath 5.0">R rsub 3 = 3Ω</annotation>
  </semantics>
</math>
</file>

<file path=Object 121/content.xml><?xml version="1.0" encoding="utf-8"?>
<math xmlns="http://www.w3.org/1998/Math/MathML" display="block">
  <semantics>
    <mrow>
      <mrow>
        <msub>
          <mi>R</mi>
          <mn>4</mn>
        </msub>
        <mo stretchy="false">=</mo>
        <mn>4</mn>
      </mrow>
      <mi>Ω</mi>
    </mrow>
    <annotation encoding="StarMath 5.0">R rsub 4 = 4Ω</annotation>
  </semantics>
</math>
</file>

<file path=Object 122/content.xml><?xml version="1.0" encoding="utf-8"?>
<math xmlns="http://www.w3.org/1998/Math/MathML" display="block">
  <semantics>
    <mrow>
      <mrow>
        <mi>E</mi>
        <mo stretchy="false">=</mo>
        <mn>24</mn>
      </mrow>
      <mi>V</mi>
    </mrow>
    <annotation encoding="StarMath 5.0">E = 24 V</annotation>
  </semantics>
</math>
</file>

<file path=Object 123/content.xml><?xml version="1.0" encoding="utf-8"?>
<math xmlns="http://www.w3.org/1998/Math/MathML" display="block">
  <semantics>
    <mrow>
      <mrow>
        <msub>
          <mi>R</mi>
          <mn>11</mn>
        </msub>
        <mo stretchy="false">=</mo>
        <mn>11</mn>
      </mrow>
      <mi>Ω</mi>
    </mrow>
    <annotation encoding="StarMath 5.0">R rsub 11 = 11Ω</annotation>
  </semantics>
</math>
</file>

<file path=Object 124/content.xml><?xml version="1.0" encoding="utf-8"?>
<math xmlns="http://www.w3.org/1998/Math/MathML" display="block">
  <semantics>
    <mrow>
      <mrow>
        <msub>
          <mi>R</mi>
          <mn>12</mn>
        </msub>
        <mo stretchy="false">=</mo>
        <mn>12</mn>
      </mrow>
      <mi>Ω</mi>
    </mrow>
    <annotation encoding="StarMath 5.0">R rsub 12 = 12Ω</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